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a xlink:href="https://br.advfn.com/bolsa-de-valores/bovespa/acaracoacarapna-pna-ACCC5L/cotacao" xlink:type="simple">ACARACOACARAPNA PNA</text:a></text:p>
          </table:table-cell>
          <table:table-cell office:value-type="string" calcext:value-type="string">
            <text:p>ACCC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dvanced-dh-on-ADHM3/cotacao" xlink:type="simple">ADVANCED-DH ON</text:a></text:p>
          </table:table-cell>
          <table:table-cell office:value-type="string" calcext:value-type="string">
            <text:p>ADH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dvanced-dh-on-ADHM1/cotacao" xlink:type="simple">ADVANCED-DH ON</text:a></text:p>
          </table:table-cell>
          <table:table-cell office:value-type="string" calcext:value-type="string">
            <text:p>ADHM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dvanced-dh-on-ADHM9/cotacao" xlink:type="simple">ADVANCED-DH ON</text:a></text:p>
          </table:table-cell>
          <table:table-cell office:value-type="string" calcext:value-type="string">
            <text:p>ADHM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eris-industria-e-comerc-on-AERI3/cotacao" xlink:type="simple">Aeris Industria E Comerc... ON</text:a></text:p>
          </table:table-cell>
          <table:table-cell office:value-type="string" calcext:value-type="string">
            <text:p>AER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es-brasil-energia-on-AESB3/cotacao" xlink:type="simple">AES Brasil Energia ON</text:a></text:p>
          </table:table-cell>
          <table:table-cell office:value-type="string" calcext:value-type="string">
            <text:p>AESB3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aes-tiete-e-TIET-DEB43L0/cotacao" xlink:type="simple">AES TIETE E</text:a></text:p>
          </table:table-cell>
          <table:table-cell office:value-type="string" calcext:value-type="string">
            <text:p>TIET-DEB43L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es-tiete-pn-TIET4/cotacao" xlink:type="simple">AES TIETÊ PN</text:a></text:p>
          </table:table-cell>
          <table:table-cell office:value-type="string" calcext:value-type="string">
            <text:p>TIE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es-tiete-on-TIET3/cotacao" xlink:type="simple">AES TIETÊ ON</text:a></text:p>
          </table:table-cell>
          <table:table-cell office:value-type="string" calcext:value-type="string">
            <text:p>TIET3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aes-tiete-e-TIET-DEB43B0/cotacao" xlink:type="simple">AES TIETE E</text:a></text:p>
          </table:table-cell>
          <table:table-cell office:value-type="string" calcext:value-type="string">
            <text:p>TIET-DEB43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aes-tiete-e-TIET-DEB43L1/cotacao" xlink:type="simple">AES TIETE E</text:a></text:p>
          </table:table-cell>
          <table:table-cell office:value-type="string" calcext:value-type="string">
            <text:p>TIET-DEB43L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fluente-on-AFLT3/cotacao" xlink:type="simple">AFLUENTE ON</text:a></text:p>
          </table:table-cell>
          <table:table-cell office:value-type="string" calcext:value-type="string">
            <text:p>AFL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-industrial-de-cerea-pna-AGVE5L/cotacao" xlink:type="simple">Agro Industrial De Cerea... PNA</text:a></text:p>
          </table:table-cell>
          <table:table-cell office:value-type="string" calcext:value-type="string">
            <text:p>AGVE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-industrial-de-cerea-pnb-AGVE6L/cotacao" xlink:type="simple">Agro Industrial De Cerea... PNB</text:a></text:p>
          </table:table-cell>
          <table:table-cell office:value-type="string" calcext:value-type="string">
            <text:p>AGVE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-pontal-pna-pna-AGPP5L/cotacao" xlink:type="simple">Agro Pontal PNA PNA</text:a></text:p>
          </table:table-cell>
          <table:table-cell office:value-type="string" calcext:value-type="string">
            <text:p>AGPP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galaxy-participacoes-on-AGXY3/cotacao" xlink:type="simple">Agrogalaxy Participacoes ON</text:a></text:p>
          </table:table-cell>
          <table:table-cell office:value-type="string" calcext:value-type="string">
            <text:p>AGX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industrial-e-pastori-pna-AIPN5L/cotacao" xlink:type="simple">Agroindustrial e Pastori... PNA</text:a></text:p>
          </table:table-cell>
          <table:table-cell office:value-type="string" calcext:value-type="string">
            <text:p>AIPN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massa-pna-pna-ARSA5L/cotacao" xlink:type="simple">AGROMASSA PNA PNA</text:a></text:p>
          </table:table-cell>
          <table:table-cell office:value-type="string" calcext:value-type="string">
            <text:p>ARSA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pecuaria-belo-horizo-pna-AGBH5L/cotacao" xlink:type="simple">Agropecuaria Belo Horizo... PNA</text:a></text:p>
          </table:table-cell>
          <table:table-cell office:value-type="string" calcext:value-type="string">
            <text:p>AGBH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pecuaria-buriti-pna-BURI5L/cotacao" xlink:type="simple">Agropecuaria Buriti PNA</text:a></text:p>
          </table:table-cell>
          <table:table-cell office:value-type="string" calcext:value-type="string">
            <text:p>BURI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pecuaria-ricastro-pna-RCRO5L/cotacao" xlink:type="simple">Agropecuaria Ricastro PNA</text:a></text:p>
          </table:table-cell>
          <table:table-cell office:value-type="string" calcext:value-type="string">
            <text:p>RCRO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pecuaria-santa-rosa-pna-AGSR5L/cotacao" xlink:type="simple">Agropecuaria Santa Rosa PNA</text:a></text:p>
          </table:table-cell>
          <table:table-cell office:value-type="string" calcext:value-type="string">
            <text:p>AGSR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pecuaria-serra-azul-pna-AGSA5L/cotacao" xlink:type="simple">Agropecuaria Serra Azul PNA</text:a></text:p>
          </table:table-cell>
          <table:table-cell office:value-type="string" calcext:value-type="string">
            <text:p>AGSA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pecuaria-vale-rio-acre-pna-VLRA5L/cotacao" xlink:type="simple">Agropecuaria Vale Rio Acre PNA</text:a></text:p>
          </table:table-cell>
          <table:table-cell office:value-type="string" calcext:value-type="string">
            <text:p>VLRA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pecuaria-vale-rio-acre-pnc-VLRA7L/cotacao" xlink:type="simple">Agropecuaria Vale Rio Acre PNC</text:a></text:p>
          </table:table-cell>
          <table:table-cell office:value-type="string" calcext:value-type="string">
            <text:p>VLRA7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pnb-RPAD6/cotacao" xlink:type="simple">ALFA PNB</text:a></text:p>
          </table:table-cell>
          <table:table-cell office:value-type="string" calcext:value-type="string">
            <text:p>RPAD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pna-RPAD5/cotacao" xlink:type="simple">ALFA PNA</text:a></text:p>
          </table:table-cell>
          <table:table-cell office:value-type="string" calcext:value-type="string">
            <text:p>RPAD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on-RPAD3/cotacao" xlink:type="simple">ALFA ON</text:a></text:p>
          </table:table-cell>
          <table:table-cell office:value-type="string" calcext:value-type="string">
            <text:p>RPA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lied-tecnologia-on-ALLD3/cotacao" xlink:type="simple">Allied Tecnologia ON</text:a></text:p>
          </table:table-cell>
          <table:table-cell office:value-type="string" calcext:value-type="string">
            <text:p>ALL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lpark-empreendimentos-on-ALPK3/cotacao" xlink:type="simple">Allpark Empreendimentos ... ON</text:a></text:p>
          </table:table-cell>
          <table:table-cell office:value-type="string" calcext:value-type="string">
            <text:p>ALPK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per-on-APER1/cotacao" xlink:type="simple">ALPER ON</text:a></text:p>
          </table:table-cell>
          <table:table-cell office:value-type="string" calcext:value-type="string">
            <text:p>APER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per-on-APER9/cotacao" xlink:type="simple">ALPER ON</text:a></text:p>
          </table:table-cell>
          <table:table-cell office:value-type="string" calcext:value-type="string">
            <text:p>APER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per-on-APER3/cotacao" xlink:type="simple">ALPER ON</text:a></text:p>
          </table:table-cell>
          <table:table-cell office:value-type="string" calcext:value-type="string">
            <text:p>APE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phaville-on-AVLL11/cotacao" xlink:type="simple">Alphaville ON</text:a></text:p>
          </table:table-cell>
          <table:table-cell office:value-type="string" calcext:value-type="string">
            <text:p>AVLL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phaville-on-AVLL3/cotacao" xlink:type="simple">Alphaville ON</text:a></text:p>
          </table:table-cell>
          <table:table-cell office:value-type="string" calcext:value-type="string">
            <text:p>AVL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umazon-componentes-ama-pna-ALMZ5L/cotacao" xlink:type="simple">Alumazon Componentes Ama... PNA</text:a></text:p>
          </table:table-cell>
          <table:table-cell office:value-type="string" calcext:value-type="string">
            <text:p>ALMZ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uminio-extrudado-brasi-pn-ALMN4L/cotacao" xlink:type="simple">Aluminio Extrudado Brasi... PN</text:a></text:p>
          </table:table-cell>
          <table:table-cell office:value-type="string" calcext:value-type="string">
            <text:p>ALMN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upar-on-ALUP3/cotacao" xlink:type="simple">ALUPAR ON</text:a></text:p>
          </table:table-cell>
          <table:table-cell office:value-type="string" calcext:value-type="string">
            <text:p>ALU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upar-pn-ALUP4/cotacao" xlink:type="simple">ALUPAR PN</text:a></text:p>
          </table:table-cell>
          <table:table-cell office:value-type="string" calcext:value-type="string">
            <text:p>ALUP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mazon-golf-pna-AZGT5L/cotacao" xlink:type="simple">Amazon Golf PNA</text:a></text:p>
          </table:table-cell>
          <table:table-cell office:value-type="string" calcext:value-type="string">
            <text:p>AZGT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mbev-s-a-on-ABEV3/cotacao" xlink:type="simple">AMBEV S/A ON</text:a></text:p>
          </table:table-cell>
          <table:table-cell office:value-type="string" calcext:value-type="string">
            <text:p>ABE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mbipar-participacoes-e-on-AMBP3/cotacao" xlink:type="simple">Ambipar Participacoes e ... ON</text:a></text:p>
          </table:table-cell>
          <table:table-cell office:value-type="string" calcext:value-type="string">
            <text:p>AMB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2w-digital-on-BTOW3/cotacao" xlink:type="simple">B2W DIGITAL ON</text:a></text:p>
          </table:table-cell>
          <table:table-cell office:value-type="string" calcext:value-type="string">
            <text:p>BTOW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mericanas-on-AMER3/cotacao" xlink:type="simple">Americanas ON</text:a></text:p>
          </table:table-cell>
          <table:table-cell office:value-type="string" calcext:value-type="string">
            <text:p>AME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mpla-energ-on-CBEE3/cotacao" xlink:type="simple">AMPLA ENERG ON</text:a></text:p>
          </table:table-cell>
          <table:table-cell office:value-type="string" calcext:value-type="string">
            <text:p>CBE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ndrade-gutierrez-partic-pn-CANT4/cotacao" xlink:type="simple">Andrade Gutierrez Partic... PN</text:a></text:p>
          </table:table-cell>
          <table:table-cell office:value-type="string" calcext:value-type="string">
            <text:p>CAN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ndrade-gutierrez-partic-on-CANT3/cotacao" xlink:type="simple">Andrade Gutierrez Partic... ON</text:a></text:p>
          </table:table-cell>
          <table:table-cell office:value-type="string" calcext:value-type="string">
            <text:p>CAN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ndrade-gutierrez-partic-on-CANT3B/cotacao" xlink:type="simple">Andrade Gutierrez Partic... ON</text:a></text:p>
          </table:table-cell>
          <table:table-cell office:value-type="string" calcext:value-type="string">
            <text:p>CANT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ndrade-gutierrez-partic-pn-CANT4B/cotacao" xlink:type="simple">Andrade Gutierrez Partic... PN</text:a></text:p>
          </table:table-cell>
          <table:table-cell office:value-type="string" calcext:value-type="string">
            <text:p>CANT4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ngelica-pna-pna-SAIS5L/cotacao" xlink:type="simple">Angelica Pna PNA</text:a></text:p>
          </table:table-cell>
          <table:table-cell office:value-type="string" calcext:value-type="string">
            <text:p>SAIS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nima-on-ANIM3/cotacao" xlink:type="simple">ANIMA ON</text:a></text:p>
          </table:table-cell>
          <table:table-cell office:value-type="string" calcext:value-type="string">
            <text:p>ANI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piacas-pna-pna-APAK5L/cotacao" xlink:type="simple">APIACAS PNA PNA</text:a></text:p>
          </table:table-cell>
          <table:table-cell office:value-type="string" calcext:value-type="string">
            <text:p>APAK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raguaia-pnb-AHEV6L/cotacao" xlink:type="simple">Araguaia PNB</text:a></text:p>
          </table:table-cell>
          <table:table-cell office:value-type="string" calcext:value-type="string">
            <text:p>AHEV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rezzo-on-ARZZ3/cotacao" xlink:type="simple">AREZZO ON</text:a></text:p>
          </table:table-cell>
          <table:table-cell office:value-type="string" calcext:value-type="string">
            <text:p>ARZZ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rmac-locacao-logistica-on-ARML3/cotacao" xlink:type="simple">Armac Locacao Logistica ... ON</text:a></text:p>
          </table:table-cell>
          <table:table-cell office:value-type="string" calcext:value-type="string">
            <text:p>ARML3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arteris-ARTR-DEB53B0/cotacao" xlink:type="simple">Arteris</text:a></text:p>
          </table:table-cell>
          <table:table-cell office:value-type="string" calcext:value-type="string">
            <text:p>ARTR-DEB53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arteris-ARTR-DEB53L1/cotacao" xlink:type="simple">Arteris</text:a></text:p>
          </table:table-cell>
          <table:table-cell office:value-type="string" calcext:value-type="string">
            <text:p>ARTR-DEB53L1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arteris-ARTR-DEB53L0/cotacao" xlink:type="simple">Arteris</text:a></text:p>
          </table:table-cell>
          <table:table-cell office:value-type="string" calcext:value-type="string">
            <text:p>ARTR-DEB53L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arteris-ARTR-DEB530B/cotacao" xlink:type="simple">Arteris</text:a></text:p>
          </table:table-cell>
          <table:table-cell office:value-type="string" calcext:value-type="string">
            <text:p>ARTR-DEB530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tma-on-ATMP3/cotacao" xlink:type="simple">ATMA ON</text:a></text:p>
          </table:table-cell>
          <table:table-cell office:value-type="string" calcext:value-type="string">
            <text:p>ATM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tompar-on-ATOM3/cotacao" xlink:type="simple">ATOMPAR ON</text:a></text:p>
          </table:table-cell>
          <table:table-cell office:value-type="string" calcext:value-type="string">
            <text:p>ATO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vicola-princesa-pna-AVIP5L/cotacao" xlink:type="simple">Avicola Princesa PNA</text:a></text:p>
          </table:table-cell>
          <table:table-cell office:value-type="string" calcext:value-type="string">
            <text:p>AVIP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zevedo-pn-AZEV4/cotacao" xlink:type="simple">AZEVEDO PN</text:a></text:p>
          </table:table-cell>
          <table:table-cell office:value-type="string" calcext:value-type="string">
            <text:p>AZEV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zevedo-on-AZEV3/cotacao" xlink:type="simple">AZEVEDO ON</text:a></text:p>
          </table:table-cell>
          <table:table-cell office:value-type="string" calcext:value-type="string">
            <text:p>AZE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zevedo-pn-AZEV2/cotacao" xlink:type="simple">AZEVEDO PN</text:a></text:p>
          </table:table-cell>
          <table:table-cell office:value-type="string" calcext:value-type="string">
            <text:p>AZEV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zevedo-on-AZEV1/cotacao" xlink:type="simple">AZEVEDO ON</text:a></text:p>
          </table:table-cell>
          <table:table-cell office:value-type="string" calcext:value-type="string">
            <text:p>AZEV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zul-pn-AZUL4/cotacao" xlink:type="simple">AZUL PN</text:a></text:p>
          </table:table-cell>
          <table:table-cell office:value-type="string" calcext:value-type="string">
            <text:p>AZU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2w-digital-on-BTOW1/cotacao" xlink:type="simple">B2W DIGITAL ON</text:a></text:p>
          </table:table-cell>
          <table:table-cell office:value-type="string" calcext:value-type="string">
            <text:p>BTOW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2w-digital-on-BTOW9/cotacao" xlink:type="simple">B2W DIGITAL ON</text:a></text:p>
          </table:table-cell>
          <table:table-cell office:value-type="string" calcext:value-type="string">
            <text:p>BTOW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3-sa-brasil-bolsa-bal-on-B3SA3/cotacao" xlink:type="simple">B3 SA - Brasil Bolsa Bal... ON</text:a></text:p>
          </table:table-cell>
          <table:table-cell office:value-type="string" calcext:value-type="string">
            <text:p>B3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hema-educacao-on-BAHI11/cotacao" xlink:type="simple">BAHEMA EDUCAÇÃO ON</text:a></text:p>
          </table:table-cell>
          <table:table-cell office:value-type="string" calcext:value-type="string">
            <text:p>BAHI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hema-on-BAHI9/cotacao" xlink:type="simple">BAHEMA ON</text:a></text:p>
          </table:table-cell>
          <table:table-cell office:value-type="string" calcext:value-type="string">
            <text:p>BAHI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hema-educacao-on-BAHI3/cotacao" xlink:type="simple">BAHEMA EDUCAÇÃO ON</text:a></text:p>
          </table:table-cell>
          <table:table-cell office:value-type="string" calcext:value-type="string">
            <text:p>BAH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mg-pn-BMGB4/cotacao" xlink:type="simple">BMG PN</text:a></text:p>
          </table:table-cell>
          <table:table-cell office:value-type="string" calcext:value-type="string">
            <text:p>BMG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tg-pactual-pna-BPAC12/cotacao" xlink:type="simple">BTG PACTUAL PNA</text:a></text:p>
          </table:table-cell>
          <table:table-cell office:value-type="string" calcext:value-type="string">
            <text:p>BPAC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tg-pactual-on-BPAC3/cotacao" xlink:type="simple">BTG PACTUAL ON</text:a></text:p>
          </table:table-cell>
          <table:table-cell office:value-type="string" calcext:value-type="string">
            <text:p>BPA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tg-pactual-pna-BPAC5/cotacao" xlink:type="simple">BTG PACTUAL PNA</text:a></text:p>
          </table:table-cell>
          <table:table-cell office:value-type="string" calcext:value-type="string">
            <text:p>BPAC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tg-pactual-on-BPAC9/cotacao" xlink:type="simple">BTG PACTUAL ON</text:a></text:p>
          </table:table-cell>
          <table:table-cell office:value-type="string" calcext:value-type="string">
            <text:p>BPAC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on-BIDI14/cotacao" xlink:type="simple">BANCO INTER ON</text:a></text:p>
          </table:table-cell>
          <table:table-cell office:value-type="string" calcext:value-type="string">
            <text:p>BIDI1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pn-BIDI10/cotacao" xlink:type="simple">BANCO INTER PN</text:a></text:p>
          </table:table-cell>
          <table:table-cell office:value-type="string" calcext:value-type="string">
            <text:p>BIDI1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BIDI13/cotacao" xlink:type="simple">BANCO INTER</text:a></text:p>
          </table:table-cell>
          <table:table-cell office:value-type="string" calcext:value-type="string">
            <text:p>BIDI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pn-BIDI15/cotacao" xlink:type="simple">BANCO INTER PN</text:a></text:p>
          </table:table-cell>
          <table:table-cell office:value-type="string" calcext:value-type="string">
            <text:p>BIDI1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pn-BIDI4/cotacao" xlink:type="simple">BANCO INTER PN</text:a></text:p>
          </table:table-cell>
          <table:table-cell office:value-type="string" calcext:value-type="string">
            <text:p>BIDI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on-BIDI1/cotacao" xlink:type="simple">BANCO INTER ON</text:a></text:p>
          </table:table-cell>
          <table:table-cell office:value-type="string" calcext:value-type="string">
            <text:p>BIDI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on-BIDI9/cotacao" xlink:type="simple">BANCO INTER ON</text:a></text:p>
          </table:table-cell>
          <table:table-cell office:value-type="string" calcext:value-type="string">
            <text:p>BIDI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on-BIDI3/cotacao" xlink:type="simple">BANCO INTER ON</text:a></text:p>
          </table:table-cell>
          <table:table-cell office:value-type="string" calcext:value-type="string">
            <text:p>BID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pn-BIDI2/cotacao" xlink:type="simple">BANCO INTER PN</text:a></text:p>
          </table:table-cell>
          <table:table-cell office:value-type="string" calcext:value-type="string">
            <text:p>BIDI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inter-BIDI16/cotacao" xlink:type="simple">BANCO INTER</text:a></text:p>
          </table:table-cell>
          <table:table-cell office:value-type="string" calcext:value-type="string">
            <text:p>BIDI1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pan-pn-BPAN4/cotacao" xlink:type="simple">BANCO PAN PN</text:a></text:p>
          </table:table-cell>
          <table:table-cell office:value-type="string" calcext:value-type="string">
            <text:p>BPAN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pan-pn-BPAN10/cotacao" xlink:type="simple">BANCO PAN PN</text:a></text:p>
          </table:table-cell>
          <table:table-cell office:value-type="string" calcext:value-type="string">
            <text:p>BPAN1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tander-br-pn-SANB4/cotacao" xlink:type="simple">SANTANDER BR PN</text:a></text:p>
          </table:table-cell>
          <table:table-cell office:value-type="string" calcext:value-type="string">
            <text:p>SAN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tander-br-on-SANB3/cotacao" xlink:type="simple">SANTANDER BR ON</text:a></text:p>
          </table:table-cell>
          <table:table-cell office:value-type="string" calcext:value-type="string">
            <text:p>SAN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estes-pn-BEES4/cotacao" xlink:type="simple">BANESTES PN</text:a></text:p>
          </table:table-cell>
          <table:table-cell office:value-type="string" calcext:value-type="string">
            <text:p>BEES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estes-on-BEES3/cotacao" xlink:type="simple">BANESTES ON</text:a></text:p>
          </table:table-cell>
          <table:table-cell office:value-type="string" calcext:value-type="string">
            <text:p>BEE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rdella-pn-BDLL4/cotacao" xlink:type="simple">BARDELLA PN</text:a></text:p>
          </table:table-cell>
          <table:table-cell office:value-type="string" calcext:value-type="string">
            <text:p>BDL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rdella-on-BDLL3/cotacao" xlink:type="simple">BARDELLA ON</text:a></text:p>
          </table:table-cell>
          <table:table-cell office:value-type="string" calcext:value-type="string">
            <text:p>BDL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ttistella-on-BTTL3/cotacao" xlink:type="simple">BATTISTELLA ON</text:a></text:p>
          </table:table-cell>
          <table:table-cell office:value-type="string" calcext:value-type="string">
            <text:p>BTT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umer-pn-BALM4/cotacao" xlink:type="simple">BAUMER PN</text:a></text:p>
          </table:table-cell>
          <table:table-cell office:value-type="string" calcext:value-type="string">
            <text:p>BALM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umer-on-BALM3/cotacao" xlink:type="simple">BAUMER ON</text:a></text:p>
          </table:table-cell>
          <table:table-cell office:value-type="string" calcext:value-type="string">
            <text:p>BAL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bm-logistica-on-BBML3/cotacao" xlink:type="simple">BBM LOGÍSTICA ON</text:a></text:p>
          </table:table-cell>
          <table:table-cell office:value-type="string" calcext:value-type="string">
            <text:p>BBM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b-seguridade-on-BBSE3/cotacao" xlink:type="simple">BB SEGURIDADE ON</text:a></text:p>
          </table:table-cell>
          <table:table-cell office:value-type="string" calcext:value-type="string">
            <text:p>BBS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bc-brasil-pn-ABCB4/cotacao" xlink:type="simple">ABC BRASIL PN</text:a></text:p>
          </table:table-cell>
          <table:table-cell office:value-type="string" calcext:value-type="string">
            <text:p>ABC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bc-brasil-pn-ABCB10/cotacao" xlink:type="simple">ABC BRASIL PN</text:a></text:p>
          </table:table-cell>
          <table:table-cell office:value-type="string" calcext:value-type="string">
            <text:p>ABCB1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bc-brasil-pn-ABCB10L/cotacao" xlink:type="simple">ABC BRASIL PN</text:a></text:p>
          </table:table-cell>
          <table:table-cell office:value-type="string" calcext:value-type="string">
            <text:p>ABCB10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bc-brasil-pn-ABCB2/cotacao" xlink:type="simple">ABC BRASIL PN</text:a></text:p>
          </table:table-cell>
          <table:table-cell office:value-type="string" calcext:value-type="string">
            <text:p>ABCB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invest-on-BRIV3/cotacao" xlink:type="simple">ALFA INVEST ON</text:a></text:p>
          </table:table-cell>
          <table:table-cell office:value-type="string" calcext:value-type="string">
            <text:p>BRI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invest-pn-BRIV4/cotacao" xlink:type="simple">ALFA INVEST PN</text:a></text:p>
          </table:table-cell>
          <table:table-cell office:value-type="string" calcext:value-type="string">
            <text:p>BRIV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mazonia-on-BAZA3/cotacao" xlink:type="simple">AMAZONIA ON</text:a></text:p>
          </table:table-cell>
          <table:table-cell office:value-type="string" calcext:value-type="string">
            <text:p>BAZ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desco-pn-BBDC4/cotacao" xlink:type="simple">BRADESCO PN</text:a></text:p>
          </table:table-cell>
          <table:table-cell office:value-type="string" calcext:value-type="string">
            <text:p>BBDC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desco-on-BBDC3/cotacao" xlink:type="simple">BRADESCO ON</text:a></text:p>
          </table:table-cell>
          <table:table-cell office:value-type="string" calcext:value-type="string">
            <text:p>BBD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do-brasil-on-BBAS3/cotacao" xlink:type="simple">BANCO DO BRASIL ON</text:a></text:p>
          </table:table-cell>
          <table:table-cell office:value-type="string" calcext:value-type="string">
            <text:p>BB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do-brasil-on-BBAS12/cotacao" xlink:type="simple">BANCO DO BRASIL ON</text:a></text:p>
          </table:table-cell>
          <table:table-cell office:value-type="string" calcext:value-type="string">
            <text:p>BBAS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do-brasil-on-BBAS11/cotacao" xlink:type="simple">BANCO DO BRASIL ON</text:a></text:p>
          </table:table-cell>
          <table:table-cell office:value-type="string" calcext:value-type="string">
            <text:p>BBAS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banpara-on-BPAR3/cotacao" xlink:type="simple">BANCO BANPARÁ ON</text:a></text:p>
          </table:table-cell>
          <table:table-cell office:value-type="string" calcext:value-type="string">
            <text:p>BP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risul-pnb-BRSR6/cotacao" xlink:type="simple">BANRISUL PNB</text:a></text:p>
          </table:table-cell>
          <table:table-cell office:value-type="string" calcext:value-type="string">
            <text:p>BRSR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risul-pna-BRSR5/cotacao" xlink:type="simple">BANRISUL PNA</text:a></text:p>
          </table:table-cell>
          <table:table-cell office:value-type="string" calcext:value-type="string">
            <text:p>BRSR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risul-on-BRSR3/cotacao" xlink:type="simple">BANRISUL ON</text:a></text:p>
          </table:table-cell>
          <table:table-cell office:value-type="string" calcext:value-type="string">
            <text:p>BRS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ese-on-BGIP3/cotacao" xlink:type="simple">BANESE ON</text:a></text:p>
          </table:table-cell>
          <table:table-cell office:value-type="string" calcext:value-type="string">
            <text:p>BGI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ese-pn-BGIP4/cotacao" xlink:type="simple">BANESE PN</text:a></text:p>
          </table:table-cell>
          <table:table-cell office:value-type="string" calcext:value-type="string">
            <text:p>BGIP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co-finansinos-on-FNCN3/cotacao" xlink:type="simple">Bco Finansinos ON</text:a></text:p>
          </table:table-cell>
          <table:table-cell office:value-type="string" calcext:value-type="string">
            <text:p>FNC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usval-on-IDVL3/cotacao" xlink:type="simple">INDUSVAL ON</text:a></text:p>
          </table:table-cell>
          <table:table-cell office:value-type="string" calcext:value-type="string">
            <text:p>IDV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usval-pn-IDVL4L/cotacao" xlink:type="simple">INDUSVAL PN</text:a></text:p>
          </table:table-cell>
          <table:table-cell office:value-type="string" calcext:value-type="string">
            <text:p>IDVL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usval-pn-IDVL4/cotacao" xlink:type="simple">INDUSVAL PN</text:a></text:p>
          </table:table-cell>
          <table:table-cell office:value-type="string" calcext:value-type="string">
            <text:p>IDV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usval-on-IDVL3L/cotacao" xlink:type="simple">INDUSVAL ON</text:a></text:p>
          </table:table-cell>
          <table:table-cell office:value-type="string" calcext:value-type="string">
            <text:p>IDVL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mercantil-pn-BMEB4/cotacao" xlink:type="simple">BANCO MERCANTIL PN</text:a></text:p>
          </table:table-cell>
          <table:table-cell office:value-type="string" calcext:value-type="string">
            <text:p>BME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mercantil-on-BMEB3/cotacao" xlink:type="simple">BANCO MERCANTIL ON</text:a></text:p>
          </table:table-cell>
          <table:table-cell office:value-type="string" calcext:value-type="string">
            <text:p>BME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rc-invest-on-BMIN3/cotacao" xlink:type="simple">MERC INVEST ON</text:a></text:p>
          </table:table-cell>
          <table:table-cell office:value-type="string" calcext:value-type="string">
            <text:p>BMI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rc-invest-pn-BMIN4/cotacao" xlink:type="simple">MERC INVEST PN</text:a></text:p>
          </table:table-cell>
          <table:table-cell office:value-type="string" calcext:value-type="string">
            <text:p>BMIN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co-modal-pn-MODL4/cotacao" xlink:type="simple">Bco Modal PN</text:a></text:p>
          </table:table-cell>
          <table:table-cell office:value-type="string" calcext:value-type="string">
            <text:p>MOD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co-modal-on-MODL3/cotacao" xlink:type="simple">Bco Modal ON</text:a></text:p>
          </table:table-cell>
          <table:table-cell office:value-type="string" calcext:value-type="string">
            <text:p>MOD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anco-nordeste-on-BNBR3/cotacao" xlink:type="simple">BANCO NORDESTE ON</text:a></text:p>
          </table:table-cell>
          <table:table-cell office:value-type="string" calcext:value-type="string">
            <text:p>BN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ine-on-PINE9/cotacao" xlink:type="simple">PINE ON</text:a></text:p>
          </table:table-cell>
          <table:table-cell office:value-type="string" calcext:value-type="string">
            <text:p>PINE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ine-on-PINE3/cotacao" xlink:type="simple">PINE ON</text:a></text:p>
          </table:table-cell>
          <table:table-cell office:value-type="string" calcext:value-type="string">
            <text:p>PIN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ine-pn-PINE2/cotacao" xlink:type="simple">PINE PN</text:a></text:p>
          </table:table-cell>
          <table:table-cell office:value-type="string" calcext:value-type="string">
            <text:p>PINE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ine-pn-PINE4/cotacao" xlink:type="simple">PINE PN</text:a></text:p>
          </table:table-cell>
          <table:table-cell office:value-type="string" calcext:value-type="string">
            <text:p>PINE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ine-pn-PINE10/cotacao" xlink:type="simple">PINE PN</text:a></text:p>
          </table:table-cell>
          <table:table-cell office:value-type="string" calcext:value-type="string">
            <text:p>PINE1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ine-on-PINE1/cotacao" xlink:type="simple">PINE ON</text:a></text:p>
          </table:table-cell>
          <table:table-cell office:value-type="string" calcext:value-type="string">
            <text:p>PINE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drx-BDRX11/cotacao" xlink:type="simple">BDRX</text:a></text:p>
          </table:table-cell>
          <table:table-cell office:value-type="string" calcext:value-type="string">
            <text:p>BDR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emobi-tech-on-BMOB3/cotacao" xlink:type="simple">Bemobi Tech ON</text:a></text:p>
          </table:table-cell>
          <table:table-cell office:value-type="string" calcext:value-type="string">
            <text:p>BMO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etapart-participacoes-on-BETP3B/cotacao" xlink:type="simple">Betapart Participacoes ON</text:a></text:p>
          </table:table-cell>
          <table:table-cell office:value-type="string" calcext:value-type="string">
            <text:p>BETP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ic-monark-on-BMKS3/cotacao" xlink:type="simple">BIC MONARK ON</text:a></text:p>
          </table:table-cell>
          <table:table-cell office:value-type="string" calcext:value-type="string">
            <text:p>BMK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ilibili-CB1IL34/cotacao" xlink:type="simple">Bilibili</text:a></text:p>
          </table:table-cell>
          <table:table-cell office:value-type="string" calcext:value-type="string">
            <text:p>CB1IL3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iomm-on-BIOM3/cotacao" xlink:type="simple">BIOMM ON</text:a></text:p>
          </table:table-cell>
          <table:table-cell office:value-type="string" calcext:value-type="string">
            <text:p>BIO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iomm-on-BIOM1/cotacao" xlink:type="simple">BIOMM ON</text:a></text:p>
          </table:table-cell>
          <table:table-cell office:value-type="string" calcext:value-type="string">
            <text:p>BIOM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iomm-on-BIOM11/cotacao" xlink:type="simple">BIOMM ON</text:a></text:p>
          </table:table-cell>
          <table:table-cell office:value-type="string" calcext:value-type="string">
            <text:p>BIOM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iomm-on-BIOM9/cotacao" xlink:type="simple">BIOMM ON</text:a></text:p>
          </table:table-cell>
          <table:table-cell office:value-type="string" calcext:value-type="string">
            <text:p>BIOM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iosev-on-BSEV3/cotacao" xlink:type="simple">BIOSEV ON</text:a></text:p>
          </table:table-cell>
          <table:table-cell office:value-type="string" calcext:value-type="string">
            <text:p>BSE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urguer-king-brasil-on-BKBR3/cotacao" xlink:type="simple">BURGUER KING BRASIL ON</text:a></text:p>
          </table:table-cell>
          <table:table-cell office:value-type="string" calcext:value-type="string">
            <text:p>BK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lau-farmaceutica-on-BLAU3/cotacao" xlink:type="simple">Blau Farmaceutica ON</text:a></text:p>
          </table:table-cell>
          <table:table-cell office:value-type="string" calcext:value-type="string">
            <text:p>BLAU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oa-safra-sementes-on-SOJA3/cotacao" xlink:type="simple">Boa Safra Sementes ON</text:a></text:p>
          </table:table-cell>
          <table:table-cell office:value-type="string" calcext:value-type="string">
            <text:p>SOJ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oa-vista-on-BOAS3/cotacao" xlink:type="simple">Boa Vista ON</text:a></text:p>
          </table:table-cell>
          <table:table-cell office:value-type="string" calcext:value-type="string">
            <text:p>BO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ombril-on-BOBR3/cotacao" xlink:type="simple">BOMBRIL ON</text:a></text:p>
          </table:table-cell>
          <table:table-cell office:value-type="string" calcext:value-type="string">
            <text:p>BO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ombril-pn-BOBR4/cotacao" xlink:type="simple">BOMBRIL PN</text:a></text:p>
          </table:table-cell>
          <table:table-cell office:value-type="string" calcext:value-type="string">
            <text:p>BOB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-malls-par-on-BRML3/cotacao" xlink:type="simple">BR MALLS PAR ON</text:a></text:p>
          </table:table-cell>
          <table:table-cell office:value-type="string" calcext:value-type="string">
            <text:p>BRM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-propert-on-BRPR3/cotacao" xlink:type="simple">BR PROPERT ON</text:a></text:p>
          </table:table-cell>
          <table:table-cell office:value-type="string" calcext:value-type="string">
            <text:p>BRP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desco-real-estate-por-BCIA12/cotacao" xlink:type="simple">Bradesco Real Estate Por...</text:a></text:p>
          </table:table-cell>
          <table:table-cell office:value-type="string" calcext:value-type="string">
            <text:p>BCIA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despar-pn-BRAP4/cotacao" xlink:type="simple">BRADESPAR PN</text:a></text:p>
          </table:table-cell>
          <table:table-cell office:value-type="string" calcext:value-type="string">
            <text:p>BRAP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despar-on-BRAP3/cotacao" xlink:type="simple">BRADESPAR ON</text:a></text:p>
          </table:table-cell>
          <table:table-cell office:value-type="string" calcext:value-type="string">
            <text:p>BRA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-brokers-on-BBRK1/cotacao" xlink:type="simple">BR BROKERS ON</text:a></text:p>
          </table:table-cell>
          <table:table-cell office:value-type="string" calcext:value-type="string">
            <text:p>BBRK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-brokers-on-BBRK3/cotacao" xlink:type="simple">BR BROKERS ON</text:a></text:p>
          </table:table-cell>
          <table:table-cell office:value-type="string" calcext:value-type="string">
            <text:p>BBRK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sil-agro-on-AGRO3/cotacao" xlink:type="simple">BRASIL AGRO ON</text:a></text:p>
          </table:table-cell>
          <table:table-cell office:value-type="string" calcext:value-type="string">
            <text:p>AGR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skem-on-BRKM3/cotacao" xlink:type="simple">BRASKEM ON</text:a></text:p>
          </table:table-cell>
          <table:table-cell office:value-type="string" calcext:value-type="string">
            <text:p>BRK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skem-pna-BRKM5/cotacao" xlink:type="simple">BRASKEM PNA</text:a></text:p>
          </table:table-cell>
          <table:table-cell office:value-type="string" calcext:value-type="string">
            <text:p>BRKM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skem-pnb-BRKM6/cotacao" xlink:type="simple">BRASKEM PNB</text:a></text:p>
          </table:table-cell>
          <table:table-cell office:value-type="string" calcext:value-type="string">
            <text:p>BRKM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azil-energy-on-BNRG3L/cotacao" xlink:type="simple">Brazil Energy ON</text:a></text:p>
          </table:table-cell>
          <table:table-cell office:value-type="string" calcext:value-type="string">
            <text:p>BNRG3L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brazil-realt-BZRS-CRI11B0/cotacao" xlink:type="simple">BRAZIL REALT</text:a></text:p>
          </table:table-cell>
          <table:table-cell office:value-type="string" calcext:value-type="string">
            <text:p>BZRS-CRI11B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b-banco-pn-BSLI4/cotacao" xlink:type="simple">BRB BANCO PN</text:a></text:p>
          </table:table-cell>
          <table:table-cell office:value-type="string" calcext:value-type="string">
            <text:p>BSLI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b-banco-on-BSLI3/cotacao" xlink:type="simple">BRB BANCO ON</text:a></text:p>
          </table:table-cell>
          <table:table-cell office:value-type="string" calcext:value-type="string">
            <text:p>BSLI3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brc-securit-BRCS-CRI71B0/cotacao" xlink:type="simple">BRC SECURIT</text:a></text:p>
          </table:table-cell>
          <table:table-cell office:value-type="string" calcext:value-type="string">
            <text:p>BRCS-CRI7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brc-securitizadora-BRCS-CRI1AB0/cotacao" xlink:type="simple">Brc Securitizadora</text:a></text:p>
          </table:table-cell>
          <table:table-cell office:value-type="string" calcext:value-type="string">
            <text:p>BRCS-CRI1AB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f-s-a-on-BRFS3/cotacao" xlink:type="simple">BRF S/A ON</text:a></text:p>
          </table:table-cell>
          <table:table-cell office:value-type="string" calcext:value-type="string">
            <text:p>BRF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ilasa-britagem-laminac-pnb-BLSA6L/cotacao" xlink:type="simple">Brilasa Britagem Laminac... PNB</text:a></text:p>
          </table:table-cell>
          <table:table-cell office:value-type="string" calcext:value-type="string">
            <text:p>BLSA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isanet-participacoes-on-BRIT3/cotacao" xlink:type="simple">Brisanet Participacoes ON</text:a></text:p>
          </table:table-cell>
          <table:table-cell office:value-type="string" calcext:value-type="string">
            <text:p>BRI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brq-on-BRQB3/cotacao" xlink:type="simple">BRQ ON</text:a></text:p>
          </table:table-cell>
          <table:table-cell office:value-type="string" calcext:value-type="string">
            <text:p>BRQ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-a-on-CEAB3/cotacao" xlink:type="simple">C&amp;A ON</text:a></text:p>
          </table:table-cell>
          <table:table-cell office:value-type="string" calcext:value-type="string">
            <text:p>CEA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binda-participacoes-on-CABI3B/cotacao" xlink:type="simple">Cabinda Participacoes ON</text:a></text:p>
          </table:table-cell>
          <table:table-cell office:value-type="string" calcext:value-type="string">
            <text:p>CABI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conde-participacoes-on-CACO9B/cotacao" xlink:type="simple">Caconde Participacoes ON</text:a></text:p>
          </table:table-cell>
          <table:table-cell office:value-type="string" calcext:value-type="string">
            <text:p>CACO9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conde-participacoes-on-CACO3B/cotacao" xlink:type="simple">Caconde Participacoes ON</text:a></text:p>
          </table:table-cell>
          <table:table-cell office:value-type="string" calcext:value-type="string">
            <text:p>CACO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ianda-participacoes-on-CAIA3B/cotacao" xlink:type="simple">Caianda Participacoes ON</text:a></text:p>
          </table:table-cell>
          <table:table-cell office:value-type="string" calcext:value-type="string">
            <text:p>CAIA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ixa-seguridade-partici-on-CXSE3/cotacao" xlink:type="simple">Caixa Seguridade Partici... ON</text:a></text:p>
          </table:table-cell>
          <table:table-cell office:value-type="string" calcext:value-type="string">
            <text:p>CXS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mbuci-pn-CAMB4/cotacao" xlink:type="simple">CAMBUCI PN</text:a></text:p>
          </table:table-cell>
          <table:table-cell office:value-type="string" calcext:value-type="string">
            <text:p>CAM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mbuci-on-CAMB3/cotacao" xlink:type="simple">Cambuci ON</text:a></text:p>
          </table:table-cell>
          <table:table-cell office:value-type="string" calcext:value-type="string">
            <text:p>CAM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mil-alimentos-on-CAML3/cotacao" xlink:type="simple">CAMIL ALIMENTOS ON</text:a></text:p>
          </table:table-cell>
          <table:table-cell office:value-type="string" calcext:value-type="string">
            <text:p>CAM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mila-pn-pn-ACML4L/cotacao" xlink:type="simple">CAMILA PN PN</text:a></text:p>
          </table:table-cell>
          <table:table-cell office:value-type="string" calcext:value-type="string">
            <text:p>ACML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pitalpart-participacoes-on-CPTP3B/cotacao" xlink:type="simple">Capitalpart Participacoes ON</text:a></text:p>
          </table:table-cell>
          <table:table-cell office:value-type="string" calcext:value-type="string">
            <text:p>CPTP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rrefour-on-CRFB3/cotacao" xlink:type="simple">CARREFOUR ON</text:a></text:p>
          </table:table-cell>
          <table:table-cell office:value-type="string" calcext:value-type="string">
            <text:p>CRF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cr-on-CCRO3/cotacao" xlink:type="simple">CCR ON</text:a></text:p>
          </table:table-cell>
          <table:table-cell office:value-type="string" calcext:value-type="string">
            <text:p>CCR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cx-carvao-on-CCXC3/cotacao" xlink:type="simple">CCX CARVAO ON</text:a></text:p>
          </table:table-cell>
          <table:table-cell office:value-type="string" calcext:value-type="string">
            <text:p>CCX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ar-cia-energetica-do-pna-EQMA5B/cotacao" xlink:type="simple">Cemar-Cia Energetica Do ... PNA</text:a></text:p>
          </table:table-cell>
          <table:table-cell office:value-type="string" calcext:value-type="string">
            <text:p>EQMA5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ar-cia-energetica-do-on-EQMA3B/cotacao" xlink:type="simple">Cemar-Cia Energetica Do ... ON</text:a></text:p>
          </table:table-cell>
          <table:table-cell office:value-type="string" calcext:value-type="string">
            <text:p>EQMA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ar-cia-energetica-do-pnb-EQMA6B/cotacao" xlink:type="simple">Cemar-Cia Energetica Do ... PNB</text:a></text:p>
          </table:table-cell>
          <table:table-cell office:value-type="string" calcext:value-type="string">
            <text:p>EQMA6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ar-on-ENMA3B/cotacao" xlink:type="simple">CEMAR ON</text:a></text:p>
          </table:table-cell>
          <table:table-cell office:value-type="string" calcext:value-type="string">
            <text:p>ENMA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ar-pnb-ENMA6B/cotacao" xlink:type="simple">CEMAR PNB</text:a></text:p>
          </table:table-cell>
          <table:table-cell office:value-type="string" calcext:value-type="string">
            <text:p>ENMA6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ar-pna-ENMA5B/cotacao" xlink:type="simple">CEMAR PNA</text:a></text:p>
          </table:table-cell>
          <table:table-cell office:value-type="string" calcext:value-type="string">
            <text:p>ENMA5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pe-on-MAPT3/cotacao" xlink:type="simple">CEMPE ON</text:a></text:p>
          </table:table-cell>
          <table:table-cell office:value-type="string" calcext:value-type="string">
            <text:p>MAP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pe-pn-MAPT4/cotacao" xlink:type="simple">CEMPE PN</text:a></text:p>
          </table:table-cell>
          <table:table-cell office:value-type="string" calcext:value-type="string">
            <text:p>MAP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no-norte-pna-pna-CCNO5L/cotacao" xlink:type="simple">Ceno Norte Pna PNA</text:a></text:p>
          </table:table-cell>
          <table:table-cell office:value-type="string" calcext:value-type="string">
            <text:p>CCNO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ntenor-empreendimentos-pne-CTNR11L/cotacao" xlink:type="simple">Centenor Empreendimentos PNE</text:a></text:p>
          </table:table-cell>
          <table:table-cell office:value-type="string" calcext:value-type="string">
            <text:p>CTNR11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bras-pnb-ELET6/cotacao" xlink:type="simple">ELETROBRAS PNB</text:a></text:p>
          </table:table-cell>
          <table:table-cell office:value-type="string" calcext:value-type="string">
            <text:p>ELET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bras-on-ELET1/cotacao" xlink:type="simple">ELETROBRAS ON</text:a></text:p>
          </table:table-cell>
          <table:table-cell office:value-type="string" calcext:value-type="string">
            <text:p>ELET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bras-pnb-ELET11/cotacao" xlink:type="simple">ELETROBRAS PNB</text:a></text:p>
          </table:table-cell>
          <table:table-cell office:value-type="string" calcext:value-type="string">
            <text:p>ELET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bras-on-ELET3/cotacao" xlink:type="simple">ELETROBRAS ON</text:a></text:p>
          </table:table-cell>
          <table:table-cell office:value-type="string" calcext:value-type="string">
            <text:p>ELE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bras-pna-ELET5/cotacao" xlink:type="simple">ELETROBRAS PNA</text:a></text:p>
          </table:table-cell>
          <table:table-cell office:value-type="string" calcext:value-type="string">
            <text:p>ELET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esc-pn-CLSC4/cotacao" xlink:type="simple">CELESC PN</text:a></text:p>
          </table:table-cell>
          <table:table-cell office:value-type="string" calcext:value-type="string">
            <text:p>CLSC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esc-on-CLSC3/cotacao" xlink:type="simple">CELESC ON</text:a></text:p>
          </table:table-cell>
          <table:table-cell office:value-type="string" calcext:value-type="string">
            <text:p>CLS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liar-on-AALR3/cotacao" xlink:type="simple">ALLIAR ON</text:a></text:p>
          </table:table-cell>
          <table:table-cell office:value-type="string" calcext:value-type="string">
            <text:p>AAL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pac-mcrj-cpa-mb-MCRJ11B/cotacao" xlink:type="simple">CEPAC MCRJ CPA MB</text:a></text:p>
          </table:table-cell>
          <table:table-cell office:value-type="string" calcext:value-type="string">
            <text:p>MCRJ11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pac-ctba-cpa-mb-CTBA11BL/cotacao" xlink:type="simple">CEPAC-CTBA CPA MB</text:a></text:p>
          </table:table-cell>
          <table:table-cell office:value-type="string" calcext:value-type="string">
            <text:p>CTBA11B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pac-ctba-cpa-mb-CTBA11B/cotacao" xlink:type="simple">CEPAC-CTBA CPA MB</text:a></text:p>
          </table:table-cell>
          <table:table-cell office:value-type="string" calcext:value-type="string">
            <text:p>CTBA11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sp-pna-CESP5/cotacao" xlink:type="simple">CESP PNA</text:a></text:p>
          </table:table-cell>
          <table:table-cell office:value-type="string" calcext:value-type="string">
            <text:p>CESP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sp-pnb-CESP6/cotacao" xlink:type="simple">CESP PNB</text:a></text:p>
          </table:table-cell>
          <table:table-cell office:value-type="string" calcext:value-type="string">
            <text:p>CESP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sp-on-CESP3/cotacao" xlink:type="simple">CESP ON</text:a></text:p>
          </table:table-cell>
          <table:table-cell office:value-type="string" calcext:value-type="string">
            <text:p>CES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-acucar-cbd-pn-PCAR4/cotacao" xlink:type="simple">P.ACUCAR-CBD PN</text:a></text:p>
          </table:table-cell>
          <table:table-cell office:value-type="string" calcext:value-type="string">
            <text:p>PCA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o-de-acucar-on-PCAR3/cotacao" xlink:type="simple">PÃO DE AÇUCAR ON</text:a></text:p>
          </table:table-cell>
          <table:table-cell office:value-type="string" calcext:value-type="string">
            <text:p>PC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san-on-CASN3/cotacao" xlink:type="simple">CASAN ON</text:a></text:p>
          </table:table-cell>
          <table:table-cell office:value-type="string" calcext:value-type="string">
            <text:p>CAS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san-on-CASN1/cotacao" xlink:type="simple">CASAN ON</text:a></text:p>
          </table:table-cell>
          <table:table-cell office:value-type="string" calcext:value-type="string">
            <text:p>CASN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san-pn-CASN4/cotacao" xlink:type="simple">CASAN PN</text:a></text:p>
          </table:table-cell>
          <table:table-cell office:value-type="string" calcext:value-type="string">
            <text:p>CASN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asan-pn-CASN2/cotacao" xlink:type="simple">CASAN PN</text:a></text:p>
          </table:table-cell>
          <table:table-cell office:value-type="string" calcext:value-type="string">
            <text:p>CASN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g-on-CEGR3/cotacao" xlink:type="simple">CEG ON</text:a></text:p>
          </table:table-cell>
          <table:table-cell office:value-type="string" calcext:value-type="string">
            <text:p>CEG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elba-on-CEEB3/cotacao" xlink:type="simple">COELBA ON</text:a></text:p>
          </table:table-cell>
          <table:table-cell office:value-type="string" calcext:value-type="string">
            <text:p>CEE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elba-pnb-CEEB6/cotacao" xlink:type="simple">COELBA PNB</text:a></text:p>
          </table:table-cell>
          <table:table-cell office:value-type="string" calcext:value-type="string">
            <text:p>CEEB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elba-pna-CEEB5/cotacao" xlink:type="simple">COELBA PNA</text:a></text:p>
          </table:table-cell>
          <table:table-cell office:value-type="string" calcext:value-type="string">
            <text:p>CEEB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b-on-CEBR3/cotacao" xlink:type="simple">CEB ON</text:a></text:p>
          </table:table-cell>
          <table:table-cell office:value-type="string" calcext:value-type="string">
            <text:p>CE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b-pna-CEBR5/cotacao" xlink:type="simple">CEB PNA</text:a></text:p>
          </table:table-cell>
          <table:table-cell office:value-type="string" calcext:value-type="string">
            <text:p>CEBR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b-pnb-CEBR6/cotacao" xlink:type="simple">CEB PNB</text:a></text:p>
          </table:table-cell>
          <table:table-cell office:value-type="string" calcext:value-type="string">
            <text:p>CEBR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elce-pnb-COCE6/cotacao" xlink:type="simple">COELCE PNB</text:a></text:p>
          </table:table-cell>
          <table:table-cell office:value-type="string" calcext:value-type="string">
            <text:p>COCE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elce-on-COCE3/cotacao" xlink:type="simple">COELCE ON</text:a></text:p>
          </table:table-cell>
          <table:table-cell office:value-type="string" calcext:value-type="string">
            <text:p>COC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elce-pna-COCE5/cotacao" xlink:type="simple">COELCE PNA</text:a></text:p>
          </table:table-cell>
          <table:table-cell office:value-type="string" calcext:value-type="string">
            <text:p>COCE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ig-pn-CMIG4/cotacao" xlink:type="simple">CEMIG PN</text:a></text:p>
          </table:table-cell>
          <table:table-cell office:value-type="string" calcext:value-type="string">
            <text:p>CMIG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mig-on-CMIG3/cotacao" xlink:type="simple">CEMIG ON</text:a></text:p>
          </table:table-cell>
          <table:table-cell office:value-type="string" calcext:value-type="string">
            <text:p>CMI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pe-pna-CEPE5/cotacao" xlink:type="simple">CELPE PNA</text:a></text:p>
          </table:table-cell>
          <table:table-cell office:value-type="string" calcext:value-type="string">
            <text:p>CEPE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pe-on-CEPE3/cotacao" xlink:type="simple">CELPE ON</text:a></text:p>
          </table:table-cell>
          <table:table-cell office:value-type="string" calcext:value-type="string">
            <text:p>CEP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pe-pnb-CEPE6/cotacao" xlink:type="simple">CELPE PNB</text:a></text:p>
          </table:table-cell>
          <table:table-cell office:value-type="string" calcext:value-type="string">
            <text:p>CEPE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sern-pna-CSRN5/cotacao" xlink:type="simple">COSERN PNA</text:a></text:p>
          </table:table-cell>
          <table:table-cell office:value-type="string" calcext:value-type="string">
            <text:p>CSRN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sern-pnb-CSRN6/cotacao" xlink:type="simple">COSERN PNB</text:a></text:p>
          </table:table-cell>
          <table:table-cell office:value-type="string" calcext:value-type="string">
            <text:p>CSRN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sern-on-CSRN3/cotacao" xlink:type="simple">COSERN ON</text:a></text:p>
          </table:table-cell>
          <table:table-cell office:value-type="string" calcext:value-type="string">
            <text:p>CSR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ee-d-on-CEED3/cotacao" xlink:type="simple">CEEE-D ON</text:a></text:p>
          </table:table-cell>
          <table:table-cell office:value-type="string" calcext:value-type="string">
            <text:p>CEE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ee-d-on-CEED1/cotacao" xlink:type="simple">CEEE-D ON</text:a></text:p>
          </table:table-cell>
          <table:table-cell office:value-type="string" calcext:value-type="string">
            <text:p>CEED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ee-d-pn-CEED4/cotacao" xlink:type="simple">CEEE-D PN</text:a></text:p>
          </table:table-cell>
          <table:table-cell office:value-type="string" calcext:value-type="string">
            <text:p>CEED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erbasa-pn-FESA4/cotacao" xlink:type="simple">FERBASA PN</text:a></text:p>
          </table:table-cell>
          <table:table-cell office:value-type="string" calcext:value-type="string">
            <text:p>FES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erbasa-on-FESA3/cotacao" xlink:type="simple">FERBASA ON</text:a></text:p>
          </table:table-cell>
          <table:table-cell office:value-type="string" calcext:value-type="string">
            <text:p>FE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dro-on-CEDO3/cotacao" xlink:type="simple">CEDRO ON</text:a></text:p>
          </table:table-cell>
          <table:table-cell office:value-type="string" calcext:value-type="string">
            <text:p>CED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dro-pn-CEDO4/cotacao" xlink:type="simple">CEDRO PN</text:a></text:p>
          </table:table-cell>
          <table:table-cell office:value-type="string" calcext:value-type="string">
            <text:p>CEDO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ia-frigorifico-potengy-pnb-PTGY6L/cotacao" xlink:type="simple">Cia Frigorifico Potengy PNB</text:a></text:p>
          </table:table-cell>
          <table:table-cell office:value-type="string" calcext:value-type="string">
            <text:p>PTGY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gas-on-CGAS3/cotacao" xlink:type="simple">COMGÁS ON</text:a></text:p>
          </table:table-cell>
          <table:table-cell office:value-type="string" calcext:value-type="string">
            <text:p>CG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gas-pna-CGAS5/cotacao" xlink:type="simple">COMGÁS PNA</text:a></text:p>
          </table:table-cell>
          <table:table-cell office:value-type="string" calcext:value-type="string">
            <text:p>CGAS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abitasul-on-HBTS3/cotacao" xlink:type="simple">HABITASUL ON</text:a></text:p>
          </table:table-cell>
          <table:table-cell office:value-type="string" calcext:value-type="string">
            <text:p>HBT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abitasul-pna-HBTS5/cotacao" xlink:type="simple">HABITASUL PNA</text:a></text:p>
          </table:table-cell>
          <table:table-cell office:value-type="string" calcext:value-type="string">
            <text:p>HBTS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abitasul-pnb-HBTS6/cotacao" xlink:type="simple">HABITASUL PNB</text:a></text:p>
          </table:table-cell>
          <table:table-cell office:value-type="string" calcext:value-type="string">
            <text:p>HBTS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ia-hering-on-HGTX3/cotacao" xlink:type="simple">CIA HERING ON</text:a></text:p>
          </table:table-cell>
          <table:table-cell office:value-type="string" calcext:value-type="string">
            <text:p>HGTX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-cataguas-on-CATA3/cotacao" xlink:type="simple">IND CATAGUAS ON</text:a></text:p>
          </table:table-cell>
          <table:table-cell office:value-type="string" calcext:value-type="string">
            <text:p>CAT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-cataguas-pn-CATA4/cotacao" xlink:type="simple">IND CATAGUAS PN</text:a></text:p>
          </table:table-cell>
          <table:table-cell office:value-type="string" calcext:value-type="string">
            <text:p>CAT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camerica-on-LCAM3/cotacao" xlink:type="simple">LOCAMERICA ON</text:a></text:p>
          </table:table-cell>
          <table:table-cell office:value-type="string" calcext:value-type="string">
            <text:p>LCA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lhor-sp-on-MSPA3/cotacao" xlink:type="simple">MELHOR SP ON</text:a></text:p>
          </table:table-cell>
          <table:table-cell office:value-type="string" calcext:value-type="string">
            <text:p>MS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lhor-sp-pn-MSPA4/cotacao" xlink:type="simple">MELHOR SP PN</text:a></text:p>
          </table:table-cell>
          <table:table-cell office:value-type="string" calcext:value-type="string">
            <text:p>MSP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pel-pnb-CPLE6/cotacao" xlink:type="simple">COPEL PNB</text:a></text:p>
          </table:table-cell>
          <table:table-cell office:value-type="string" calcext:value-type="string">
            <text:p>CPLE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pel-pna-CPLE5/cotacao" xlink:type="simple">COPEL PNA</text:a></text:p>
          </table:table-cell>
          <table:table-cell office:value-type="string" calcext:value-type="string">
            <text:p>CPLE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pel-on-CPLE3/cotacao" xlink:type="simple">COPEL ON</text:a></text:p>
          </table:table-cell>
          <table:table-cell office:value-type="string" calcext:value-type="string">
            <text:p>CPL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r-al-bahia-pn-PEAB4/cotacao" xlink:type="simple">PAR AL BAHIA PN</text:a></text:p>
          </table:table-cell>
          <table:table-cell office:value-type="string" calcext:value-type="string">
            <text:p>PEA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r-al-bahia-on-PEAB3/cotacao" xlink:type="simple">PAR AL BAHIA ON</text:a></text:p>
          </table:table-cell>
          <table:table-cell office:value-type="string" calcext:value-type="string">
            <text:p>PEA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epar-on-SAPR3/cotacao" xlink:type="simple">SANEPAR ON</text:a></text:p>
          </table:table-cell>
          <table:table-cell office:value-type="string" calcext:value-type="string">
            <text:p>SAP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epar-pn-SAPR4/cotacao" xlink:type="simple">SANEPAR PN</text:a></text:p>
          </table:table-cell>
          <table:table-cell office:value-type="string" calcext:value-type="string">
            <text:p>SAP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pasa-on-CSMG3/cotacao" xlink:type="simple">COPASA ON</text:a></text:p>
          </table:table-cell>
          <table:table-cell office:value-type="string" calcext:value-type="string">
            <text:p>CSM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eg-al-bahia-pn-CSAB4/cotacao" xlink:type="simple">SEG AL BAHIA PN</text:a></text:p>
          </table:table-cell>
          <table:table-cell office:value-type="string" calcext:value-type="string">
            <text:p>CSA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eg-al-bahia-on-CSAB3/cotacao" xlink:type="simple">SEG AL BAHIA ON</text:a></text:p>
          </table:table-cell>
          <table:table-cell office:value-type="string" calcext:value-type="string">
            <text:p>CSA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id-nacional-on-CSNA3/cotacao" xlink:type="simple">SID NACIONAL ON</text:a></text:p>
          </table:table-cell>
          <table:table-cell office:value-type="string" calcext:value-type="string">
            <text:p>CSN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teminas-on-CTNM3/cotacao" xlink:type="simple">COTEMINAS ON</text:a></text:p>
          </table:table-cell>
          <table:table-cell office:value-type="string" calcext:value-type="string">
            <text:p>CTN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teminas-pn-CTNM4/cotacao" xlink:type="simple">COTEMINAS PN</text:a></text:p>
          </table:table-cell>
          <table:table-cell office:value-type="string" calcext:value-type="string">
            <text:p>CTNM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tanense-on-CTSA3/cotacao" xlink:type="simple">SANTANENSE ON</text:a></text:p>
          </table:table-cell>
          <table:table-cell office:value-type="string" calcext:value-type="string">
            <text:p>CT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tanense-pnd-CTSA8/cotacao" xlink:type="simple">SANTANENSE PND</text:a></text:p>
          </table:table-cell>
          <table:table-cell office:value-type="string" calcext:value-type="string">
            <text:p>CTSA8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tanense-pn-CTSA4/cotacao" xlink:type="simple">SANTANENSE PN</text:a></text:p>
          </table:table-cell>
          <table:table-cell office:value-type="string" calcext:value-type="string">
            <text:p>CTS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sa-cteep-on-TRPL3/cotacao" xlink:type="simple">ISA CTEEP ON</text:a></text:p>
          </table:table-cell>
          <table:table-cell office:value-type="string" calcext:value-type="string">
            <text:p>TRP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sa-cteep-pn-TRPL4/cotacao" xlink:type="simple">ISA CTEEP PN</text:a></text:p>
          </table:table-cell>
          <table:table-cell office:value-type="string" calcext:value-type="string">
            <text:p>TRP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iagra-cia-agropastorial-pnb-CIAG6L/cotacao" xlink:type="simple">Ciagra Cia Agropastorial... PNB</text:a></text:p>
          </table:table-cell>
          <table:table-cell office:value-type="string" calcext:value-type="string">
            <text:p>CIAG6L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cibrasec-CBSC-CRA21B0/cotacao" xlink:type="simple">CIBRASEC</text:a></text:p>
          </table:table-cell>
          <table:table-cell office:value-type="string" calcext:value-type="string">
            <text:p>CBSC-CRA2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cibrasec-cia-bras-securi-CBSC-CRA12B0/cotacao" xlink:type="simple">Cibrasec Cia Bras Securi...</text:a></text:p>
          </table:table-cell>
          <table:table-cell office:value-type="string" calcext:value-type="string">
            <text:p>CBSC-CRA12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cibrasec-CBSC-CRA210B/cotacao" xlink:type="simple">CIBRASEC</text:a></text:p>
          </table:table-cell>
          <table:table-cell office:value-type="string" calcext:value-type="string">
            <text:p>CBSC-CRA21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cibrasec-CBSC-CRA1A0B/cotacao" xlink:type="simple">CIBRASEC</text:a></text:p>
          </table:table-cell>
          <table:table-cell office:value-type="string" calcext:value-type="string">
            <text:p>CBSC-CRA1A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cibrasec-cia-bras-securi-CBSC-CRA19B0/cotacao" xlink:type="simple">Cibrasec Cia Bras Securi...</text:a></text:p>
          </table:table-cell>
          <table:table-cell office:value-type="string" calcext:value-type="string">
            <text:p>CBSC-CRA19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cibrasec-cia-bras-securi-CBSC-CRA190B/cotacao" xlink:type="simple">Cibrasec Cia Bras Securi...</text:a></text:p>
          </table:table-cell>
          <table:table-cell office:value-type="string" calcext:value-type="string">
            <text:p>CBSC-CRA19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cibrasec-CBSC-CRA1AB0/cotacao" xlink:type="simple">CIBRASEC</text:a></text:p>
          </table:table-cell>
          <table:table-cell office:value-type="string" calcext:value-type="string">
            <text:p>CBSC-CRA1AB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ielo-on-CIEL3/cotacao" xlink:type="simple">CIELO ON</text:a></text:p>
          </table:table-cell>
          <table:table-cell office:value-type="string" calcext:value-type="string">
            <text:p>CIE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ims-pn-CMSA4/cotacao" xlink:type="simple">Cims PN</text:a></text:p>
          </table:table-cell>
          <table:table-cell office:value-type="string" calcext:value-type="string">
            <text:p>CMS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ims-on-CMSA3/cotacao" xlink:type="simple">Cims ON</text:a></text:p>
          </table:table-cell>
          <table:table-cell office:value-type="string" calcext:value-type="string">
            <text:p>CM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inesystem-on-CNSY3/cotacao" xlink:type="simple">Cinesystem ON</text:a></text:p>
          </table:table-cell>
          <table:table-cell office:value-type="string" calcext:value-type="string">
            <text:p>CNS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lasse-a-fundo-invest-ac-on-CLSA3/cotacao" xlink:type="simple">Classe A Fundo Invest Ac... ON</text:a></text:p>
          </table:table-cell>
          <table:table-cell office:value-type="string" calcext:value-type="string">
            <text:p>CL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m-hospitalar-on-VVEO3/cotacao" xlink:type="simple">CM HOSPITALAR ON</text:a></text:p>
          </table:table-cell>
          <table:table-cell office:value-type="string" calcext:value-type="string">
            <text:p>VVE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gna-on-COGN3/cotacao" xlink:type="simple">COGNA ON</text:a></text:p>
          </table:table-cell>
          <table:table-cell office:value-type="string" calcext:value-type="string">
            <text:p>COG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901/cotacao" xlink:type="simple">Common Stock ON</text:a></text:p>
          </table:table-cell>
          <table:table-cell office:value-type="string" calcext:value-type="string">
            <text:p>TF90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900/cotacao" xlink:type="simple">Common Stock ON</text:a></text:p>
          </table:table-cell>
          <table:table-cell office:value-type="string" calcext:value-type="string">
            <text:p>TF90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713/cotacao" xlink:type="simple">Common Stock ON</text:a></text:p>
          </table:table-cell>
          <table:table-cell office:value-type="string" calcext:value-type="string">
            <text:p>TF7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714/cotacao" xlink:type="simple">Common Stock ON</text:a></text:p>
          </table:table-cell>
          <table:table-cell office:value-type="string" calcext:value-type="string">
            <text:p>TF71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694/cotacao" xlink:type="simple">Common Stock ON</text:a></text:p>
          </table:table-cell>
          <table:table-cell office:value-type="string" calcext:value-type="string">
            <text:p>TF69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693/cotacao" xlink:type="simple">Common Stock ON</text:a></text:p>
          </table:table-cell>
          <table:table-cell office:value-type="string" calcext:value-type="string">
            <text:p>TF69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724/cotacao" xlink:type="simple">Common Stock ON</text:a></text:p>
          </table:table-cell>
          <table:table-cell office:value-type="string" calcext:value-type="string">
            <text:p>TF72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723/cotacao" xlink:type="simple">Common Stock ON</text:a></text:p>
          </table:table-cell>
          <table:table-cell office:value-type="string" calcext:value-type="string">
            <text:p>TF72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704/cotacao" xlink:type="simple">Common Stock ON</text:a></text:p>
          </table:table-cell>
          <table:table-cell office:value-type="string" calcext:value-type="string">
            <text:p>TF70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mon-stock-on-TF703/cotacao" xlink:type="simple">Common Stock ON</text:a></text:p>
          </table:table-cell>
          <table:table-cell office:value-type="string" calcext:value-type="string">
            <text:p>TF70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mpanhia-brasileira-de-on-CBAV3/cotacao" xlink:type="simple">Companhia Brasileira de ... ON</text:a></text:p>
          </table:table-cell>
          <table:table-cell office:value-type="string" calcext:value-type="string">
            <text:p>CBA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gpar-on-GPAR1/cotacao" xlink:type="simple">CELGPAR ON</text:a></text:p>
          </table:table-cell>
          <table:table-cell office:value-type="string" calcext:value-type="string">
            <text:p>GPAR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gpar-on-GPAR3/cotacao" xlink:type="simple">CELGPAR ON</text:a></text:p>
          </table:table-cell>
          <table:table-cell office:value-type="string" calcext:value-type="string">
            <text:p>GP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besp-on-SBSP3/cotacao" xlink:type="simple">SABESP ON</text:a></text:p>
          </table:table-cell>
          <table:table-cell office:value-type="string" calcext:value-type="string">
            <text:p>SBS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ee-gt-pn-EEEL4/cotacao" xlink:type="simple">CEEE-GT PN</text:a></text:p>
          </table:table-cell>
          <table:table-cell office:value-type="string" calcext:value-type="string">
            <text:p>EEE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ee-gt-on-EEEL3/cotacao" xlink:type="simple">CEEE-GT ON</text:a></text:p>
          </table:table-cell>
          <table:table-cell office:value-type="string" calcext:value-type="string">
            <text:p>EEE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ncessionaria-rio-teres-pna-CRTE5B/cotacao" xlink:type="simple">Concessionaria Rio Teres... PNA</text:a></text:p>
          </table:table-cell>
          <table:table-cell office:value-type="string" calcext:value-type="string">
            <text:p>CRTE5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ncessionaria-rio-teres-on-CRTE3B/cotacao" xlink:type="simple">Concessionaria Rio Teres... ON</text:a></text:p>
          </table:table-cell>
          <table:table-cell office:value-type="string" calcext:value-type="string">
            <text:p>CRTE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derich-on-ODER3/cotacao" xlink:type="simple">ODERICH ON</text:a></text:p>
          </table:table-cell>
          <table:table-cell office:value-type="string" calcext:value-type="string">
            <text:p>ODE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derich-pn-ODER4/cotacao" xlink:type="simple">ODERICH PN</text:a></text:p>
          </table:table-cell>
          <table:table-cell office:value-type="string" calcext:value-type="string">
            <text:p>ODE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consorcio-pnf-BRGE12/cotacao" xlink:type="simple">ALFA CONSORCIO PNF</text:a></text:p>
          </table:table-cell>
          <table:table-cell office:value-type="string" calcext:value-type="string">
            <text:p>BRGE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consorcio-pnd-BRGE8/cotacao" xlink:type="simple">ALFA CONSORCIO PND</text:a></text:p>
          </table:table-cell>
          <table:table-cell office:value-type="string" calcext:value-type="string">
            <text:p>BRGE8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consorcio-pna-BRGE5/cotacao" xlink:type="simple">ALFA CONSORCIO PNA</text:a></text:p>
          </table:table-cell>
          <table:table-cell office:value-type="string" calcext:value-type="string">
            <text:p>BRGE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consorcio-on-BRGE3/cotacao" xlink:type="simple">ALFA CONSORCIO ON</text:a></text:p>
          </table:table-cell>
          <table:table-cell office:value-type="string" calcext:value-type="string">
            <text:p>BRG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consorcio-pne-BRGE11/cotacao" xlink:type="simple">ALFA CONSORCIO PNE</text:a></text:p>
          </table:table-cell>
          <table:table-cell office:value-type="string" calcext:value-type="string">
            <text:p>BRGE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consorcio-pnb-BRGE6/cotacao" xlink:type="simple">ALFA CONSORCIO PNB</text:a></text:p>
          </table:table-cell>
          <table:table-cell office:value-type="string" calcext:value-type="string">
            <text:p>BRGE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consorcio-pnc-BRGE7/cotacao" xlink:type="simple">ALFA CONSORCIO PNC</text:a></text:p>
          </table:table-cell>
          <table:table-cell office:value-type="string" calcext:value-type="string">
            <text:p>BRGE7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nstrutora-adolfo-l-on-CALI3/cotacao" xlink:type="simple">CONSTRUTORA ADOLFO L ON</text:a></text:p>
          </table:table-cell>
          <table:table-cell office:value-type="string" calcext:value-type="string">
            <text:p>CAL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nstrutora-adolfo-l-pn-CALI4/cotacao" xlink:type="simple">CONSTRUTORA ADOLFO L PN</text:a></text:p>
          </table:table-cell>
          <table:table-cell office:value-type="string" calcext:value-type="string">
            <text:p>CALI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nda-on-TEND3/cotacao" xlink:type="simple">TENDA ON</text:a></text:p>
          </table:table-cell>
          <table:table-cell office:value-type="string" calcext:value-type="string">
            <text:p>TEN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nversionpoint-CPTI12/cotacao" xlink:type="simple">ConversionPoint</text:a></text:p>
          </table:table-cell>
          <table:table-cell office:value-type="string" calcext:value-type="string">
            <text:p>CPTI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r-ribeiro-on-CORR3/cotacao" xlink:type="simple">COR RIBEIRO ON</text:a></text:p>
          </table:table-cell>
          <table:table-cell office:value-type="string" calcext:value-type="string">
            <text:p>COR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r-ribeiro-pn-CORR4/cotacao" xlink:type="simple">COR RIBEIRO PN</text:a></text:p>
          </table:table-cell>
          <table:table-cell office:value-type="string" calcext:value-type="string">
            <text:p>COR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san-log-on-RLOG3/cotacao" xlink:type="simple">COSAN LOG ON</text:a></text:p>
          </table:table-cell>
          <table:table-cell office:value-type="string" calcext:value-type="string">
            <text:p>RLO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osan-on-CSAN3/cotacao" xlink:type="simple">COSAN ON</text:a></text:p>
          </table:table-cell>
          <table:table-cell office:value-type="string" calcext:value-type="string">
            <text:p>CSA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pfl-energia-on-CPFE3/cotacao" xlink:type="simple">CPFL ENERGIA ON</text:a></text:p>
          </table:table-cell>
          <table:table-cell office:value-type="string" calcext:value-type="string">
            <text:p>CPF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pfl-renovavel-on-CPRE3/cotacao" xlink:type="simple">CPFL RENOVÁVEL ON</text:a></text:p>
          </table:table-cell>
          <table:table-cell office:value-type="string" calcext:value-type="string">
            <text:p>CPR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pfl-renovavel-on-CPRE3L/cotacao" xlink:type="simple">CPFL RENOVÁVEL ON</text:a></text:p>
          </table:table-cell>
          <table:table-cell office:value-type="string" calcext:value-type="string">
            <text:p>CPRE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r2-on-CRDE3/cotacao" xlink:type="simple">CR2 ON</text:a></text:p>
          </table:table-cell>
          <table:table-cell office:value-type="string" calcext:value-type="string">
            <text:p>CRD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ruzeiro-do-sul-educacio-on-CSED3/cotacao" xlink:type="simple">Cruzeiro do Sul Educacio... ON</text:a></text:p>
          </table:table-cell>
          <table:table-cell office:value-type="string" calcext:value-type="string">
            <text:p>CSE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sn-mineracao-s-a-on-CMIN3/cotacao" xlink:type="simple">CSN Mineracao S.A ON</text:a></text:p>
          </table:table-cell>
          <table:table-cell office:value-type="string" calcext:value-type="string">
            <text:p>CMI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su-cardsystem-on-CARD3/cotacao" xlink:type="simple">CSU CARDSYSTEM ON</text:a></text:p>
          </table:table-cell>
          <table:table-cell office:value-type="string" calcext:value-type="string">
            <text:p>CAR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tc-centro-de-tecnologia-on-CTCA3/cotacao" xlink:type="simple">CTC Centro De Tecnologia... ON</text:a></text:p>
          </table:table-cell>
          <table:table-cell office:value-type="string" calcext:value-type="string">
            <text:p>CTC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urimare-pna-CRMR5L/cotacao" xlink:type="simple">Curimare PNA</text:a></text:p>
          </table:table-cell>
          <table:table-cell office:value-type="string" calcext:value-type="string">
            <text:p>CRMR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urimare-pnb-CRMR6L/cotacao" xlink:type="simple">Curimare PNB</text:a></text:p>
          </table:table-cell>
          <table:table-cell office:value-type="string" calcext:value-type="string">
            <text:p>CRMR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ury-construtora-e-incor-on-CURY3/cotacao" xlink:type="simple">Cury Construtora E Incor... ON</text:a></text:p>
          </table:table-cell>
          <table:table-cell office:value-type="string" calcext:value-type="string">
            <text:p>CUR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vc-brasil-on-CVCB3/cotacao" xlink:type="simple">CVC BRASIL ON</text:a></text:p>
          </table:table-cell>
          <table:table-cell office:value-type="string" calcext:value-type="string">
            <text:p>CVC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vc-brasil-on-CVCB9/cotacao" xlink:type="simple">CVC BRASIL ON</text:a></text:p>
          </table:table-cell>
          <table:table-cell office:value-type="string" calcext:value-type="string">
            <text:p>CVCB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vc-brasil-on-CVCB11/cotacao" xlink:type="simple">CVC BRASIL ON</text:a></text:p>
          </table:table-cell>
          <table:table-cell office:value-type="string" calcext:value-type="string">
            <text:p>CVCB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vc-brasil-on-CVCB1/cotacao" xlink:type="simple">CVC BRASIL ON</text:a></text:p>
          </table:table-cell>
          <table:table-cell office:value-type="string" calcext:value-type="string">
            <text:p>CVCB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yrela-realt-on-CYRE3/cotacao" xlink:type="simple">CYRELA REALT ON</text:a></text:p>
          </table:table-cell>
          <table:table-cell office:value-type="string" calcext:value-type="string">
            <text:p>CYR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yrela-commercial-prop-on-CCPR3/cotacao" xlink:type="simple">CYRELA COMMERCIAL PROP ON</text:a></text:p>
          </table:table-cell>
          <table:table-cell office:value-type="string" calcext:value-type="string">
            <text:p>CCP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1000-varejo-farma-parti-on-DMVF3/cotacao" xlink:type="simple">D1000 Varejo Farma Parti... ON</text:a></text:p>
          </table:table-cell>
          <table:table-cell office:value-type="string" calcext:value-type="string">
            <text:p>DMVF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esktop-sigmanet-comun-on-DESK3/cotacao" xlink:type="simple">Desktop - Sigmanet Comun... ON</text:a></text:p>
          </table:table-cell>
          <table:table-cell office:value-type="string" calcext:value-type="string">
            <text:p>DESK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pc-part-pn-GPCP4/cotacao" xlink:type="simple">GPC PART PN</text:a></text:p>
          </table:table-cell>
          <table:table-cell office:value-type="string" calcext:value-type="string">
            <text:p>GPCP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pc-part-on-GPCP3/cotacao" xlink:type="simple">GPC PART ON</text:a></text:p>
          </table:table-cell>
          <table:table-cell office:value-type="string" calcext:value-type="string">
            <text:p>GPC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exxos-participacoes-s-a-pn-DEXP4/cotacao" xlink:type="simple">Dexxos Participacoes S.A PN</text:a></text:p>
          </table:table-cell>
          <table:table-cell office:value-type="string" calcext:value-type="string">
            <text:p>DEXP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exxos-participacoes-s-a-on-DEXP3/cotacao" xlink:type="simple">Dexxos Participacoes S.A ON</text:a></text:p>
          </table:table-cell>
          <table:table-cell office:value-type="string" calcext:value-type="string">
            <text:p>DEX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asa-on-DASA1/cotacao" xlink:type="simple">DASA ON</text:a></text:p>
          </table:table-cell>
          <table:table-cell office:value-type="string" calcext:value-type="string">
            <text:p>DASA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asa-on-DASA3/cotacao" xlink:type="simple">DASA ON</text:a></text:p>
          </table:table-cell>
          <table:table-cell office:value-type="string" calcext:value-type="string">
            <text:p>DA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imed-pn-PNVL4/cotacao" xlink:type="simple">DIMED PN</text:a></text:p>
          </table:table-cell>
          <table:table-cell office:value-type="string" calcext:value-type="string">
            <text:p>PNV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imed-on-PNVL3/cotacao" xlink:type="simple">DIMED ON</text:a></text:p>
          </table:table-cell>
          <table:table-cell office:value-type="string" calcext:value-type="string">
            <text:p>PNV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irecional-on-DIRR3/cotacao" xlink:type="simple">DIRECIONAL ON</text:a></text:p>
          </table:table-cell>
          <table:table-cell office:value-type="string" calcext:value-type="string">
            <text:p>DIR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ohler-pn-DOHL4/cotacao" xlink:type="simple">DOHLER PN</text:a></text:p>
          </table:table-cell>
          <table:table-cell office:value-type="string" calcext:value-type="string">
            <text:p>DOH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ohler-on-DOHL3/cotacao" xlink:type="simple">DOHLER ON</text:a></text:p>
          </table:table-cell>
          <table:table-cell office:value-type="string" calcext:value-type="string">
            <text:p>DOH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on-carolina-pna-pna-CRVD5L/cotacao" xlink:type="simple">DON CAROLINA PNA PNA</text:a></text:p>
          </table:table-cell>
          <table:table-cell office:value-type="string" calcext:value-type="string">
            <text:p>CRVD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otz-on-DOTZ3/cotacao" xlink:type="simple">Dotz ON</text:a></text:p>
          </table:table-cell>
          <table:table-cell office:value-type="string" calcext:value-type="string">
            <text:p>DOTZ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tcom-on-DTCY1/cotacao" xlink:type="simple">DTCOM ON</text:a></text:p>
          </table:table-cell>
          <table:table-cell office:value-type="string" calcext:value-type="string">
            <text:p>DTCY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tcom-on-DTCY3/cotacao" xlink:type="simple">DTCOM ON</text:a></text:p>
          </table:table-cell>
          <table:table-cell office:value-type="string" calcext:value-type="string">
            <text:p>DTC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tcom-pn-DTCY4/cotacao" xlink:type="simple">DTCOM PN</text:a></text:p>
          </table:table-cell>
          <table:table-cell office:value-type="string" calcext:value-type="string">
            <text:p>DTCY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uratex-on-DTEX3/cotacao" xlink:type="simple">DURATEX ON</text:a></text:p>
          </table:table-cell>
          <table:table-cell office:value-type="string" calcext:value-type="string">
            <text:p>DTEX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-oulg11-b-OULG12B/cotacao" xlink:type="simple">E OULG11 B</text:a></text:p>
          </table:table-cell>
          <table:table-cell office:value-type="string" calcext:value-type="string">
            <text:p>OULG12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-agro-ECOA-CRAA50B/cotacao" xlink:type="simple">ECO SEC AGRO</text:a></text:p>
          </table:table-cell>
          <table:table-cell office:value-type="string" calcext:value-type="string">
            <text:p>ECOA-CRAA5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uritizadora-direi-ECOA-CRA92B0/cotacao" xlink:type="simple">Eco Securitizadora Direi...</text:a></text:p>
          </table:table-cell>
          <table:table-cell office:value-type="string" calcext:value-type="string">
            <text:p>ECOA-CRA92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-agro-ECOA-CRAA5B0/cotacao" xlink:type="simple">ECO SEC AGRO</text:a></text:p>
          </table:table-cell>
          <table:table-cell office:value-type="string" calcext:value-type="string">
            <text:p>ECOA-CRAA5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uritizadora-direi-ECOA-CRA80B0/cotacao" xlink:type="simple">Eco Securitizadora Direi...</text:a></text:p>
          </table:table-cell>
          <table:table-cell office:value-type="string" calcext:value-type="string">
            <text:p>ECOA-CRA80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uritizadora-direi-ECOA-CRAA60B/cotacao" xlink:type="simple">Eco Securitizadora Direi...</text:a></text:p>
          </table:table-cell>
          <table:table-cell office:value-type="string" calcext:value-type="string">
            <text:p>ECOA-CRAA6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uritizadora-direi-ECOA-CRAA7B0/cotacao" xlink:type="simple">Eco Securitizadora Direi...</text:a></text:p>
          </table:table-cell>
          <table:table-cell office:value-type="string" calcext:value-type="string">
            <text:p>ECOA-CRAA7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uritizadora-direi-ECOA-CRAA6B0/cotacao" xlink:type="simple">Eco Securitizadora Direi...</text:a></text:p>
          </table:table-cell>
          <table:table-cell office:value-type="string" calcext:value-type="string">
            <text:p>ECOA-CRAA6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co-sec-agro-ECOA-CRA81B0/cotacao" xlink:type="simple">ECO SEC AGRO</text:a></text:p>
          </table:table-cell>
          <table:table-cell office:value-type="string" calcext:value-type="string">
            <text:p>ECOA-CRA81B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corodovias-on-ECOR3/cotacao" xlink:type="simple">ECORODOVIAS ON</text:a></text:p>
          </table:table-cell>
          <table:table-cell office:value-type="string" calcext:value-type="string">
            <text:p>ECO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dipan-agropecuaria-pnb-EDPN6L/cotacao" xlink:type="simple">Edipan Agropecuaria PNB</text:a></text:p>
          </table:table-cell>
          <table:table-cell office:value-type="string" calcext:value-type="string">
            <text:p>EDPN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as-br-on-ENBR3/cotacao" xlink:type="simple">ENERGIAS BR ON</text:a></text:p>
          </table:table-cell>
          <table:table-cell office:value-type="string" calcext:value-type="string">
            <text:p>EN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co-altona-pn-EALT4/cotacao" xlink:type="simple">AÇO ALTONA PN</text:a></text:p>
          </table:table-cell>
          <table:table-cell office:value-type="string" calcext:value-type="string">
            <text:p>EAL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co-altona-on-EALT3/cotacao" xlink:type="simple">AÇO ALTONA ON</text:a></text:p>
          </table:table-cell>
          <table:table-cell office:value-type="string" calcext:value-type="string">
            <text:p>EAL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eiroz-pn-ELEK12L/cotacao" xlink:type="simple">ELEKEIROZ PN</text:a></text:p>
          </table:table-cell>
          <table:table-cell office:value-type="string" calcext:value-type="string">
            <text:p>ELEK12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eiroz-on-ELEK11L/cotacao" xlink:type="simple">ELEKEIROZ ON</text:a></text:p>
          </table:table-cell>
          <table:table-cell office:value-type="string" calcext:value-type="string">
            <text:p>ELEK11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eiroz-on-ELEK3/cotacao" xlink:type="simple">ELEKEIROZ ON</text:a></text:p>
          </table:table-cell>
          <table:table-cell office:value-type="string" calcext:value-type="string">
            <text:p>ELEK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eiroz-pn-ELEK4/cotacao" xlink:type="simple">ELEKEIROZ PN</text:a></text:p>
          </table:table-cell>
          <table:table-cell office:value-type="string" calcext:value-type="string">
            <text:p>ELEK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eiroz-on-ELEK3L/cotacao" xlink:type="simple">ELEKEIROZ ON</text:a></text:p>
          </table:table-cell>
          <table:table-cell office:value-type="string" calcext:value-type="string">
            <text:p>ELEK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eiroz-pn-ELEK4L/cotacao" xlink:type="simple">ELEKEIROZ PN</text:a></text:p>
          </table:table-cell>
          <table:table-cell office:value-type="string" calcext:value-type="string">
            <text:p>ELEK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tro-pn-EKTR4/cotacao" xlink:type="simple">ELEKTRO PN</text:a></text:p>
          </table:table-cell>
          <table:table-cell office:value-type="string" calcext:value-type="string">
            <text:p>EKT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ktro-on-EKTR3/cotacao" xlink:type="simple">ELEKTRO ON</text:a></text:p>
          </table:table-cell>
          <table:table-cell office:value-type="string" calcext:value-type="string">
            <text:p>EKT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par-on-LIPR3/cotacao" xlink:type="simple">ELETROPAR ON</text:a></text:p>
          </table:table-cell>
          <table:table-cell office:value-type="string" calcext:value-type="string">
            <text:p>LIP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midia-on-ELMD3/cotacao" xlink:type="simple">Eletromidia ON</text:a></text:p>
          </table:table-cell>
          <table:table-cell office:value-type="string" calcext:value-type="string">
            <text:p>ELM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n-on-ETRO3B/cotacao" xlink:type="simple">ELETRON ON</text:a></text:p>
          </table:table-cell>
          <table:table-cell office:value-type="string" calcext:value-type="string">
            <text:p>ETRO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paulo-on-ELPL3/cotacao" xlink:type="simple">ELETROPAULO ON</text:a></text:p>
          </table:table-cell>
          <table:table-cell office:value-type="string" calcext:value-type="string">
            <text:p>ELP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letropaulo-on-ELPL3L/cotacao" xlink:type="simple">ELETROPAULO ON</text:a></text:p>
          </table:table-cell>
          <table:table-cell office:value-type="string" calcext:value-type="string">
            <text:p>ELPL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mae-on-EMAE3/cotacao" xlink:type="simple">EMAE ON</text:a></text:p>
          </table:table-cell>
          <table:table-cell office:value-type="string" calcext:value-type="string">
            <text:p>EMA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mae-pn-EMAE4/cotacao" xlink:type="simple">EMAE PN</text:a></text:p>
          </table:table-cell>
          <table:table-cell office:value-type="string" calcext:value-type="string">
            <text:p>EMAE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mbpar-participacoes-on-EPAR3/cotacao" xlink:type="simple">Embpar Participacoes ON</text:a></text:p>
          </table:table-cell>
          <table:table-cell office:value-type="string" calcext:value-type="string">
            <text:p>EP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mbraer-on-EMBR3/cotacao" xlink:type="simple">EMBRAER ON</text:a></text:p>
          </table:table-cell>
          <table:table-cell office:value-type="string" calcext:value-type="string">
            <text:p>EM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mpreendimentos-pague-me-on-PGMN3/cotacao" xlink:type="simple">Empreendimentos Pague Me... ON</text:a></text:p>
          </table:table-cell>
          <table:table-cell office:value-type="string" calcext:value-type="string">
            <text:p>PGM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corpar-on-ECPR3/cotacao" xlink:type="simple">ENCORPAR ON</text:a></text:p>
          </table:table-cell>
          <table:table-cell office:value-type="string" calcext:value-type="string">
            <text:p>ECP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corpar-pn-ECPR4/cotacao" xlink:type="simple">ENCORPAR PN</text:a></text:p>
          </table:table-cell>
          <table:table-cell office:value-type="string" calcext:value-type="string">
            <text:p>ECP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auta-on-ENAT3/cotacao" xlink:type="simple">ENAUTA ON</text:a></text:p>
          </table:table-cell>
          <table:table-cell office:value-type="string" calcext:value-type="string">
            <text:p>ENA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sa-mt-pn-ENMT2/cotacao" xlink:type="simple">ENERGISA MT PN</text:a></text:p>
          </table:table-cell>
          <table:table-cell office:value-type="string" calcext:value-type="string">
            <text:p>ENMT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sa-mt-on-ENMT3/cotacao" xlink:type="simple">ENERGISA MT ON</text:a></text:p>
          </table:table-cell>
          <table:table-cell office:value-type="string" calcext:value-type="string">
            <text:p>ENM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sa-mt-on-ENMT1/cotacao" xlink:type="simple">ENERGISA MT ON</text:a></text:p>
          </table:table-cell>
          <table:table-cell office:value-type="string" calcext:value-type="string">
            <text:p>ENMT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sa-mt-pn-ENMT4/cotacao" xlink:type="simple">ENERGISA MT PN</text:a></text:p>
          </table:table-cell>
          <table:table-cell office:value-type="string" calcext:value-type="string">
            <text:p>ENMT4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2B0/cotacao" xlink:type="simple">ENERGISA</text:a></text:p>
          </table:table-cell>
          <table:table-cell office:value-type="string" calcext:value-type="string">
            <text:p>ENGI-DEB82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2L1/cotacao" xlink:type="simple">ENERGISA</text:a></text:p>
          </table:table-cell>
          <table:table-cell office:value-type="string" calcext:value-type="string">
            <text:p>ENGI-DEB82L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sa-ENGI12/cotacao" xlink:type="simple">ENERGISA</text:a></text:p>
          </table:table-cell>
          <table:table-cell office:value-type="string" calcext:value-type="string">
            <text:p>ENGI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sa-on-ENGI3/cotacao" xlink:type="simple">ENERGISA ON</text:a></text:p>
          </table:table-cell>
          <table:table-cell office:value-type="string" calcext:value-type="string">
            <text:p>ENGI3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20B/cotacao" xlink:type="simple">ENERGISA</text:a></text:p>
          </table:table-cell>
          <table:table-cell office:value-type="string" calcext:value-type="string">
            <text:p>ENGI-DEB82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2L0/cotacao" xlink:type="simple">ENERGISA</text:a></text:p>
          </table:table-cell>
          <table:table-cell office:value-type="string" calcext:value-type="string">
            <text:p>ENGI-DEB82L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1L1/cotacao" xlink:type="simple">ENERGISA</text:a></text:p>
          </table:table-cell>
          <table:table-cell office:value-type="string" calcext:value-type="string">
            <text:p>ENGI-DEB81L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rgisa-pn-ENGI4/cotacao" xlink:type="simple">ENERGISA PN</text:a></text:p>
          </table:table-cell>
          <table:table-cell office:value-type="string" calcext:value-type="string">
            <text:p>ENGI4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1B0/cotacao" xlink:type="simple">ENERGISA</text:a></text:p>
          </table:table-cell>
          <table:table-cell office:value-type="string" calcext:value-type="string">
            <text:p>ENGI-DEB8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10B/cotacao" xlink:type="simple">ENERGISA</text:a></text:p>
          </table:table-cell>
          <table:table-cell office:value-type="string" calcext:value-type="string">
            <text:p>ENGI-DEB81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energisa-ENGI-DEB81L0/cotacao" xlink:type="simple">ENERGISA</text:a></text:p>
          </table:table-cell>
          <table:table-cell office:value-type="string" calcext:value-type="string">
            <text:p>ENGI-DEB81L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eva-on-ENEV3/cotacao" xlink:type="simple">ENEVA ON</text:a></text:p>
          </table:table-cell>
          <table:table-cell office:value-type="string" calcext:value-type="string">
            <text:p>ENE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gie-brasil-on-EGIE3/cotacao" xlink:type="simple">ENGIE BRASIL ON</text:a></text:p>
          </table:table-cell>
          <table:table-cell office:value-type="string" calcext:value-type="string">
            <text:p>EGI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njoei-on-ENJU3/cotacao" xlink:type="simple">Enjoei ON</text:a></text:p>
          </table:table-cell>
          <table:table-cell office:value-type="string" calcext:value-type="string">
            <text:p>ENJU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qtl-para-pna-EQPA5/cotacao" xlink:type="simple">EQTL PARA PNA</text:a></text:p>
          </table:table-cell>
          <table:table-cell office:value-type="string" calcext:value-type="string">
            <text:p>EQPA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qtl-para-pnc-EQPA7/cotacao" xlink:type="simple">EQTL PARA PNC</text:a></text:p>
          </table:table-cell>
          <table:table-cell office:value-type="string" calcext:value-type="string">
            <text:p>EQPA7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qtl-para-pnb-EQPA6/cotacao" xlink:type="simple">EQTL PARA PNB</text:a></text:p>
          </table:table-cell>
          <table:table-cell office:value-type="string" calcext:value-type="string">
            <text:p>EQPA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qtl-para-on-EQPA3/cotacao" xlink:type="simple">EQTL PARA ON</text:a></text:p>
          </table:table-cell>
          <table:table-cell office:value-type="string" calcext:value-type="string">
            <text:p>EQ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quatorial-on-EQTL3/cotacao" xlink:type="simple">EQUATORIAL ON</text:a></text:p>
          </table:table-cell>
          <table:table-cell office:value-type="string" calcext:value-type="string">
            <text:p>EQT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pa-pnc-CELP7/cotacao" xlink:type="simple">CELPA PNC</text:a></text:p>
          </table:table-cell>
          <table:table-cell office:value-type="string" calcext:value-type="string">
            <text:p>CELP7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pa-pna-CELP5/cotacao" xlink:type="simple">CELPA PNA</text:a></text:p>
          </table:table-cell>
          <table:table-cell office:value-type="string" calcext:value-type="string">
            <text:p>CELP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pa-pnb-CELP6/cotacao" xlink:type="simple">CELPA PNB</text:a></text:p>
          </table:table-cell>
          <table:table-cell office:value-type="string" calcext:value-type="string">
            <text:p>CELP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pa-on-CELP3/cotacao" xlink:type="simple">CELPA ON</text:a></text:p>
          </table:table-cell>
          <table:table-cell office:value-type="string" calcext:value-type="string">
            <text:p>CEL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ternit-on-ETER1/cotacao" xlink:type="simple">ETERNIT ON</text:a></text:p>
          </table:table-cell>
          <table:table-cell office:value-type="string" calcext:value-type="string">
            <text:p>ETER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ternit-on-ETER3/cotacao" xlink:type="simple">ETERNIT ON</text:a></text:p>
          </table:table-cell>
          <table:table-cell office:value-type="string" calcext:value-type="string">
            <text:p>ETE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ternit-on-ETER9/cotacao" xlink:type="simple">ETERNIT ON</text:a></text:p>
          </table:table-cell>
          <table:table-cell office:value-type="string" calcext:value-type="string">
            <text:p>ETER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ucatex-on-EUCA3/cotacao" xlink:type="simple">EUCATEX ON</text:a></text:p>
          </table:table-cell>
          <table:table-cell office:value-type="string" calcext:value-type="string">
            <text:p>EUC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ucatex-pn-EUCA4/cotacao" xlink:type="simple">EUCATEX PN</text:a></text:p>
          </table:table-cell>
          <table:table-cell office:value-type="string" calcext:value-type="string">
            <text:p>EUC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ven-on-EVEN3/cotacao" xlink:type="simple">EVEN ON</text:a></text:p>
          </table:table-cell>
          <table:table-cell office:value-type="string" calcext:value-type="string">
            <text:p>EVE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xcellen-FEXC12/cotacao" xlink:type="simple">Excellen</text:a></text:p>
          </table:table-cell>
          <table:table-cell office:value-type="string" calcext:value-type="string">
            <text:p>FEXC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xcelsior-pn-BAUH4/cotacao" xlink:type="simple">EXCELSIOR PN</text:a></text:p>
          </table:table-cell>
          <table:table-cell office:value-type="string" calcext:value-type="string">
            <text:p>BAUH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xcelsior-on-BAUH3/cotacao" xlink:type="simple">EXCELSIOR ON</text:a></text:p>
          </table:table-cell>
          <table:table-cell office:value-type="string" calcext:value-type="string">
            <text:p>BAUH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ztec-on-EZTC3/cotacao" xlink:type="simple">EZTEC ON</text:a></text:p>
          </table:table-cell>
          <table:table-cell office:value-type="string" calcext:value-type="string">
            <text:p>EZT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azenda-barreiro-santa-fe-pna-FBSF5L/cotacao" xlink:type="simple">Fazenda Barreiro Santa Fe PNA</text:a></text:p>
          </table:table-cell>
          <table:table-cell office:value-type="string" calcext:value-type="string">
            <text:p>FBSF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azenda-estrela-sa-agrop-pna-FEST5L/cotacao" xlink:type="simple">Fazenda Estrela Sa Agrop... PNA</text:a></text:p>
          </table:table-cell>
          <table:table-cell office:value-type="string" calcext:value-type="string">
            <text:p>FEST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d-de-inv-imobliario-our-OUFF12/cotacao" xlink:type="simple">FD DE INV Imobliario Our...</text:a></text:p>
          </table:table-cell>
          <table:table-cell office:value-type="string" calcext:value-type="string">
            <text:p>OUF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d-inav-im-ativ-re-cotas-TGAR12/cotacao" xlink:type="simple">FD iNav IM Ativ re Cotas</text:a></text:p>
          </table:table-cell>
          <table:table-cell office:value-type="string" calcext:value-type="string">
            <text:p>TGA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do-inv-imob-fii-ubs-br-RECT12/cotacao" xlink:type="simple">FDO INV IMOB FII UBS BR ...</text:a></text:p>
          </table:table-cell>
          <table:table-cell office:value-type="string" calcext:value-type="string">
            <text:p>RECT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errovia-centro-atl-pn-VSPT4/cotacao" xlink:type="simple">FERROVIA CENTRO ATL PN</text:a></text:p>
          </table:table-cell>
          <table:table-cell office:value-type="string" calcext:value-type="string">
            <text:p>VSP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errovia-centro-atl-on-VSPT1/cotacao" xlink:type="simple">FERROVIA CENTRO ATL ON</text:a></text:p>
          </table:table-cell>
          <table:table-cell office:value-type="string" calcext:value-type="string">
            <text:p>VSPT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errovia-centro-atl-on-VSPT3/cotacao" xlink:type="simple">FERROVIA CENTRO ATL ON</text:a></text:p>
          </table:table-cell>
          <table:table-cell office:value-type="string" calcext:value-type="string">
            <text:p>VSP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er-heringer-on-FHER3/cotacao" xlink:type="simple">FER HERINGER ON</text:a></text:p>
          </table:table-cell>
          <table:table-cell office:value-type="string" calcext:value-type="string">
            <text:p>FHE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acao-algodao-moco-sa-f-pnb-FMSA6L/cotacao" xlink:type="simple">Fiacao Algodao Moco Sa F... PNB</text:a></text:p>
          </table:table-cell>
          <table:table-cell office:value-type="string" calcext:value-type="string">
            <text:p>FMSA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bra-cia-securit-de-cre-BCFF12/cotacao" xlink:type="simple">Fibra Cia Securit De Cre...</text:a></text:p>
          </table:table-cell>
          <table:table-cell office:value-type="string" calcext:value-type="string">
            <text:p>BCF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brasa-nordeste-pna-BRAS5L/cotacao" xlink:type="simple">Fibrasa Nordeste PNA</text:a></text:p>
          </table:table-cell>
          <table:table-cell office:value-type="string" calcext:value-type="string">
            <text:p>BRAS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absoluto-ci-BPFF12/cotacao" xlink:type="simple">FII ABSOLUTO CI</text:a></text:p>
          </table:table-cell>
          <table:table-cell office:value-type="string" calcext:value-type="string">
            <text:p>BPF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alianzffci-AFOF12/cotacao" xlink:type="simple">FII Alianzffci</text:a></text:p>
          </table:table-cell>
          <table:table-cell office:value-type="string" calcext:value-type="string">
            <text:p>AFO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barigui-ci-BARI12/cotacao" xlink:type="simple">FII BARIGUI CI</text:a></text:p>
          </table:table-cell>
          <table:table-cell office:value-type="string" calcext:value-type="string">
            <text:p>BARI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bluemacaw-logistica-BLMG12/cotacao" xlink:type="simple">FII Bluemacaw Logistica</text:a></text:p>
          </table:table-cell>
          <table:table-cell office:value-type="string" calcext:value-type="string">
            <text:p>BLMG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bresco-ci-eg-BRCO12/cotacao" xlink:type="simple">FII Bresco Ci Eg</text:a></text:p>
          </table:table-cell>
          <table:table-cell office:value-type="string" calcext:value-type="string">
            <text:p>BRCO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capi-sec-ci-mb-CPTS12B/cotacao" xlink:type="simple">FII Capi Sec CI Mb</text:a></text:p>
          </table:table-cell>
          <table:table-cell office:value-type="string" calcext:value-type="string">
            <text:p>CPTS12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capi-sec-ci-mb-CPTS12/cotacao" xlink:type="simple">FII Capi Sec CI Mb</text:a></text:p>
          </table:table-cell>
          <table:table-cell office:value-type="string" calcext:value-type="string">
            <text:p>CPTS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cshg-cri-ci-HGCR12/cotacao" xlink:type="simple">FII CSHG CRI CI</text:a></text:p>
          </table:table-cell>
          <table:table-cell office:value-type="string" calcext:value-type="string">
            <text:p>HGC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fator-ve-VRTA12/cotacao" xlink:type="simple">Fii Fator Ve</text:a></text:p>
          </table:table-cell>
          <table:table-cell office:value-type="string" calcext:value-type="string">
            <text:p>VRTA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galapagos-GCFF12/cotacao" xlink:type="simple">FII Galapagos</text:a></text:p>
          </table:table-cell>
          <table:table-cell office:value-type="string" calcext:value-type="string">
            <text:p>GCF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hectare-ci-HCTR12/cotacao" xlink:type="simple">FII HECTARE CI</text:a></text:p>
          </table:table-cell>
          <table:table-cell office:value-type="string" calcext:value-type="string">
            <text:p>HCT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hsi-mallci-HSML12/cotacao" xlink:type="simple">FII HSI MALLCI</text:a></text:p>
          </table:table-cell>
          <table:table-cell office:value-type="string" calcext:value-type="string">
            <text:p>HSML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kilima-KISU12/cotacao" xlink:type="simple">FII Kilima</text:a></text:p>
          </table:table-cell>
          <table:table-cell office:value-type="string" calcext:value-type="string">
            <text:p>KISU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kinea-securities-KNSC12/cotacao" xlink:type="simple">FII Kinea Securities</text:a></text:p>
          </table:table-cell>
          <table:table-cell office:value-type="string" calcext:value-type="string">
            <text:p>KNSC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logcp-inter-LGCP12/cotacao" xlink:type="simple">FII LOGCP Inter</text:a></text:p>
          </table:table-cell>
          <table:table-cell office:value-type="string" calcext:value-type="string">
            <text:p>LGCP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maua-ci-er-MCCI12/cotacao" xlink:type="simple">FII MAUA CI ER</text:a></text:p>
          </table:table-cell>
          <table:table-cell office:value-type="string" calcext:value-type="string">
            <text:p>MCCI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maxi-ren-MXRF12/cotacao" xlink:type="simple">FII Maxi Ren</text:a></text:p>
          </table:table-cell>
          <table:table-cell office:value-type="string" calcext:value-type="string">
            <text:p>MXR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mogno-MGCR12/cotacao" xlink:type="simple">FII Mogno</text:a></text:p>
          </table:table-cell>
          <table:table-cell office:value-type="string" calcext:value-type="string">
            <text:p>MGC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mongno-ci-MGFF12/cotacao" xlink:type="simple">FII Mongno CI</text:a></text:p>
          </table:table-cell>
          <table:table-cell office:value-type="string" calcext:value-type="string">
            <text:p>MGF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more-real-estate-fof-MORE12/cotacao" xlink:type="simple">FII More Real Estate FoF</text:a></text:p>
          </table:table-cell>
          <table:table-cell office:value-type="string" calcext:value-type="string">
            <text:p>MORE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mult-of1ci-eb-MTOF12/cotacao" xlink:type="simple">FII MULT OF1CI EB</text:a></text:p>
          </table:table-cell>
          <table:table-cell office:value-type="string" calcext:value-type="string">
            <text:p>MTO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ou-renda-OURE12/cotacao" xlink:type="simple">FII OU Renda</text:a></text:p>
          </table:table-cell>
          <table:table-cell office:value-type="string" calcext:value-type="string">
            <text:p>OURE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polo-cri-ci-PORD12/cotacao" xlink:type="simple">FII POLO CRI CI</text:a></text:p>
          </table:table-cell>
          <table:table-cell office:value-type="string" calcext:value-type="string">
            <text:p>PORD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quata-investimentos-QIFF12/cotacao" xlink:type="simple">FII Quata Investimentos</text:a></text:p>
          </table:table-cell>
          <table:table-cell office:value-type="string" calcext:value-type="string">
            <text:p>QIF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-incomedm-brazil-st-RBCO12/cotacao" xlink:type="simple">FII R Incomedm Brazil St...</text:a></text:p>
          </table:table-cell>
          <table:table-cell office:value-type="string" calcext:value-type="string">
            <text:p>RBCO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b-capital-desenvolv-RBFF12/cotacao" xlink:type="simple">FII RB Capital Desenvolv...</text:a></text:p>
          </table:table-cell>
          <table:table-cell office:value-type="string" calcext:value-type="string">
            <text:p>RBF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b-yeildci-RBHY12/cotacao" xlink:type="simple">FII RB YEILDCI</text:a></text:p>
          </table:table-cell>
          <table:table-cell office:value-type="string" calcext:value-type="string">
            <text:p>RBHY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br-log-RBRL12/cotacao" xlink:type="simple">FII RBR LOG</text:a></text:p>
          </table:table-cell>
          <table:table-cell office:value-type="string" calcext:value-type="string">
            <text:p>RBRL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br-propci-RBRP12/cotacao" xlink:type="simple">FII RBR PROPCI</text:a></text:p>
          </table:table-cell>
          <table:table-cell office:value-type="string" calcext:value-type="string">
            <text:p>RBRP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bralphaci-RBRF12/cotacao" xlink:type="simple">FII RBRALPHACI</text:a></text:p>
          </table:table-cell>
          <table:table-cell office:value-type="string" calcext:value-type="string">
            <text:p>RBRF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brhgradci-RBRR12/cotacao" xlink:type="simple">FII RBRHGRADCI</text:a></text:p>
          </table:table-cell>
          <table:table-cell office:value-type="string" calcext:value-type="string">
            <text:p>RBR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ec-log-RELG12/cotacao" xlink:type="simple">FII Rec Log</text:a></text:p>
          </table:table-cell>
          <table:table-cell office:value-type="string" calcext:value-type="string">
            <text:p>RELG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riza-terrax-RZTR12/cotacao" xlink:type="simple">FII Riza Terrax</text:a></text:p>
          </table:table-cell>
          <table:table-cell office:value-type="string" calcext:value-type="string">
            <text:p>RZT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sequoia-SEQR12/cotacao" xlink:type="simple">FII Sequoia</text:a></text:p>
          </table:table-cell>
          <table:table-cell office:value-type="string" calcext:value-type="string">
            <text:p>SEQ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trx-realty-logistica-BTLG12/cotacao" xlink:type="simple">FII TRX Realty Logistica</text:a></text:p>
          </table:table-cell>
          <table:table-cell office:value-type="string" calcext:value-type="string">
            <text:p>BTLG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ubs-ci-UBSR16/cotacao" xlink:type="simple">FII UBS CI</text:a></text:p>
          </table:table-cell>
          <table:table-cell office:value-type="string" calcext:value-type="string">
            <text:p>UBSR1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ubs-ci-UBSR12/cotacao" xlink:type="simple">FII UBS CI</text:a></text:p>
          </table:table-cell>
          <table:table-cell office:value-type="string" calcext:value-type="string">
            <text:p>UBS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valora-cri-indice-de-VGIP12/cotacao" xlink:type="simple">FII Valora CRI Indice de...</text:a></text:p>
          </table:table-cell>
          <table:table-cell office:value-type="string" calcext:value-type="string">
            <text:p>VGIP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vbi-cri-ci-CVBI12/cotacao" xlink:type="simple">FII VBI CRI CI</text:a></text:p>
          </table:table-cell>
          <table:table-cell office:value-type="string" calcext:value-type="string">
            <text:p>CVBI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vincilogci-eb-VILG12/cotacao" xlink:type="simple">FII VINCILOGCI EB</text:a></text:p>
          </table:table-cell>
          <table:table-cell office:value-type="string" calcext:value-type="string">
            <text:p>VILG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vinvi-scci-VISC13/cotacao" xlink:type="simple">FII Vinvi SCCI</text:a></text:p>
          </table:table-cell>
          <table:table-cell office:value-type="string" calcext:value-type="string">
            <text:p>VISC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xp-credito-XPCI12/cotacao" xlink:type="simple">FII XP Credito</text:a></text:p>
          </table:table-cell>
          <table:table-cell office:value-type="string" calcext:value-type="string">
            <text:p>XPCI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xp-hot-ci-XPHT14/cotacao" xlink:type="simple">FII XP HOT CI</text:a></text:p>
          </table:table-cell>
          <table:table-cell office:value-type="string" calcext:value-type="string">
            <text:p>XPHT1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xp-indl-ci-er-XPIN12/cotacao" xlink:type="simple">FII XP INDL CI ER</text:a></text:p>
          </table:table-cell>
          <table:table-cell office:value-type="string" calcext:value-type="string">
            <text:p>XPIN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i-xp-prop-ci-XPPR12/cotacao" xlink:type="simple">FII XP Prop Ci</text:a></text:p>
          </table:table-cell>
          <table:table-cell office:value-type="string" calcext:value-type="string">
            <text:p>XPPR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financ-pn-CRIV4/cotacao" xlink:type="simple">ALFA FINANC PN</text:a></text:p>
          </table:table-cell>
          <table:table-cell office:value-type="string" calcext:value-type="string">
            <text:p>CRIV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financ-on-CRIV3/cotacao" xlink:type="simple">ALFA FINANC ON</text:a></text:p>
          </table:table-cell>
          <table:table-cell office:value-type="string" calcext:value-type="string">
            <text:p>CRI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ip-vinci-ieci-VIGT12/cotacao" xlink:type="simple">FIP Vinci IECI</text:a></text:p>
          </table:table-cell>
          <table:table-cell office:value-type="string" calcext:value-type="string">
            <text:p>VIGT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leury-on-FLRY3/cotacao" xlink:type="simple">FLEURY ON</text:a></text:p>
          </table:table-cell>
          <table:table-cell office:value-type="string" calcext:value-type="string">
            <text:p>FLR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lex-gestao-de-relaciona-on-FLEX3/cotacao" xlink:type="simple">Flex Gestao De Relaciona... ON</text:a></text:p>
          </table:table-cell>
          <table:table-cell office:value-type="string" calcext:value-type="string">
            <text:p>FLEX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ly-acai-pna-pna-FLYC5L/cotacao" xlink:type="simple">Fly Acai PNA PNA</text:a></text:p>
          </table:table-cell>
          <table:table-cell office:value-type="string" calcext:value-type="string">
            <text:p>FLYC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cus-energia-holding-pa-on-POWE3/cotacao" xlink:type="simple">Focus Energia Holding Pa... ON</text:a></text:p>
          </table:table-cell>
          <table:table-cell office:value-type="string" calcext:value-type="string">
            <text:p>POW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cus-energia-holding-pa-FOCUS%2FON/cotacao" xlink:type="simple">Focus Energia Holding Pa...</text:a></text:p>
          </table:table-cell>
          <table:table-cell office:value-type="string" calcext:value-type="string">
            <text:p>FOCUS/ON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on-FJTA3/cotacao" xlink:type="simple">FORJA TAURUS ON</text:a></text:p>
          </table:table-cell>
          <table:table-cell office:value-type="string" calcext:value-type="string">
            <text:p>FJT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FJTA4/cotacao" xlink:type="simple">FORJA TAURUS PN</text:a></text:p>
          </table:table-cell>
          <table:table-cell office:value-type="string" calcext:value-type="string">
            <text:p>FJT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rango-norte-pna-pna-FNAG5L/cotacao" xlink:type="simple">Frango Norte PNA PNA</text:a></text:p>
          </table:table-cell>
          <table:table-cell office:value-type="string" calcext:value-type="string">
            <text:p>FNAG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ras-le-on-FRAS3/cotacao" xlink:type="simple">FRAS-LE ON</text:a></text:p>
          </table:table-cell>
          <table:table-cell office:value-type="string" calcext:value-type="string">
            <text:p>FR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rutivita-pna-FVIT5L/cotacao" xlink:type="simple">Frutivita PNA</text:a></text:p>
          </table:table-cell>
          <table:table-cell office:value-type="string" calcext:value-type="string">
            <text:p>FVIT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afisa-GFSA11/cotacao" xlink:type="simple">GAFISA</text:a></text:p>
          </table:table-cell>
          <table:table-cell office:value-type="string" calcext:value-type="string">
            <text:p>GFSA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afisa-GFSA12/cotacao" xlink:type="simple">GAFISA</text:a></text:p>
          </table:table-cell>
          <table:table-cell office:value-type="string" calcext:value-type="string">
            <text:p>GFSA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afisa-on-GFSA9/cotacao" xlink:type="simple">GAFISA ON</text:a></text:p>
          </table:table-cell>
          <table:table-cell office:value-type="string" calcext:value-type="string">
            <text:p>GFSA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afisa-on-GFSA1/cotacao" xlink:type="simple">GAFISA ON</text:a></text:p>
          </table:table-cell>
          <table:table-cell office:value-type="string" calcext:value-type="string">
            <text:p>GFSA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afisa-on-GFSA3/cotacao" xlink:type="simple">GAFISA ON</text:a></text:p>
          </table:table-cell>
          <table:table-cell office:value-type="string" calcext:value-type="string">
            <text:p>GF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ama-participacoes-on-OPGM3B/cotacao" xlink:type="simple">Gama Participacoes ON</text:a></text:p>
          </table:table-cell>
          <table:table-cell office:value-type="string" calcext:value-type="string">
            <text:p>OPGM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ameleira-pna-pna-GPSA5L/cotacao" xlink:type="simple">Gameleira Pna PNA</text:a></text:p>
          </table:table-cell>
          <table:table-cell office:value-type="string" calcext:value-type="string">
            <text:p>GPSA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masa-pnc-pnd-GESA8L/cotacao" xlink:type="simple">Gemasa Pnc PND</text:a></text:p>
          </table:table-cell>
          <table:table-cell office:value-type="string" calcext:value-type="string">
            <text:p>GESA8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masa-pnc-pnc-GESA7L/cotacao" xlink:type="simple">Gemasa Pnc PNC</text:a></text:p>
          </table:table-cell>
          <table:table-cell office:value-type="string" calcext:value-type="string">
            <text:p>GESA7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neral-shop-on-GSHP3/cotacao" xlink:type="simple">GENERAL SHOP ON</text:a></text:p>
          </table:table-cell>
          <table:table-cell office:value-type="string" calcext:value-type="string">
            <text:p>GSH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rdau-on-GGBR3/cotacao" xlink:type="simple">GERDAU ON</text:a></text:p>
          </table:table-cell>
          <table:table-cell office:value-type="string" calcext:value-type="string">
            <text:p>GG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rdau-pn-GGBR4/cotacao" xlink:type="simple">GERDAU PN</text:a></text:p>
          </table:table-cell>
          <table:table-cell office:value-type="string" calcext:value-type="string">
            <text:p>GGB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tninjas-on-NINJ3/cotacao" xlink:type="simple">Getninjas ON</text:a></text:p>
          </table:table-cell>
          <table:table-cell office:value-type="string" calcext:value-type="string">
            <text:p>NINJ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ol-pn-GOLL4/cotacao" xlink:type="simple">GOL PN</text:a></text:p>
          </table:table-cell>
          <table:table-cell office:value-type="string" calcext:value-type="string">
            <text:p>GOL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ol-pn-GOLL2/cotacao" xlink:type="simple">GOL PN</text:a></text:p>
          </table:table-cell>
          <table:table-cell office:value-type="string" calcext:value-type="string">
            <text:p>GOLL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ol-pn-GOLL10/cotacao" xlink:type="simple">GOL PN</text:a></text:p>
          </table:table-cell>
          <table:table-cell office:value-type="string" calcext:value-type="string">
            <text:p>GOLL1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ol-pn-GOLL12/cotacao" xlink:type="simple">GOL PN</text:a></text:p>
          </table:table-cell>
          <table:table-cell office:value-type="string" calcext:value-type="string">
            <text:p>GOLL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ol-pn-GOLL11/cotacao" xlink:type="simple">GOL PN</text:a></text:p>
          </table:table-cell>
          <table:table-cell office:value-type="string" calcext:value-type="string">
            <text:p>GOLL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ps-participacoes-e-empr-on-GGPS3/cotacao" xlink:type="simple">GPS Participacoes e Empr... ON</text:a></text:p>
          </table:table-cell>
          <table:table-cell office:value-type="string" calcext:value-type="string">
            <text:p>GGP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amazon-pna-mb-pna-GRMZ5L/cotacao" xlink:type="simple">GRAMAZON PNA MB PNA</text:a></text:p>
          </table:table-cell>
          <table:table-cell office:value-type="string" calcext:value-type="string">
            <text:p>GRMZ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azziotin-pn-CGRA4/cotacao" xlink:type="simple">GRAZZIOTIN PN</text:a></text:p>
          </table:table-cell>
          <table:table-cell office:value-type="string" calcext:value-type="string">
            <text:p>CGR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azziotin-on-CGRA3/cotacao" xlink:type="simple">GRAZZIOTIN ON</text:a></text:p>
          </table:table-cell>
          <table:table-cell office:value-type="string" calcext:value-type="string">
            <text:p>CGR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endene-on-GRND3/cotacao" xlink:type="simple">GRENDENE ON</text:a></text:p>
          </table:table-cell>
          <table:table-cell office:value-type="string" calcext:value-type="string">
            <text:p>GRN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upo-de-moda-soma-on-SOMA3/cotacao" xlink:type="simple">Grupo De Moda Soma ON</text:a></text:p>
          </table:table-cell>
          <table:table-cell office:value-type="string" calcext:value-type="string">
            <text:p>SOM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upo-mateus-on-GMAT3/cotacao" xlink:type="simple">Grupo Mateus ON</text:a></text:p>
          </table:table-cell>
          <table:table-cell office:value-type="string" calcext:value-type="string">
            <text:p>GMA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upo-sbf-on-SBFG3/cotacao" xlink:type="simple">Grupo SBF ON</text:a></text:p>
          </table:table-cell>
          <table:table-cell office:value-type="string" calcext:value-type="string">
            <text:p>SBF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rupo-soma-s-a-GSOM3/cotacao" xlink:type="simple">Grupo Soma S.A</text:a></text:p>
          </table:table-cell>
          <table:table-cell office:value-type="string" calcext:value-type="string">
            <text:p>GSO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uararapes-on-GUAR3/cotacao" xlink:type="simple">GUARARAPES ON</text:a></text:p>
          </table:table-cell>
          <table:table-cell office:value-type="string" calcext:value-type="string">
            <text:p>GU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aga-pn-HAGA4/cotacao" xlink:type="simple">HAGA PN</text:a></text:p>
          </table:table-cell>
          <table:table-cell office:value-type="string" calcext:value-type="string">
            <text:p>HAG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aga-on-HAGA3/cotacao" xlink:type="simple">HAGA ON</text:a></text:p>
          </table:table-cell>
          <table:table-cell office:value-type="string" calcext:value-type="string">
            <text:p>HAG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apvida-on-HAPV3/cotacao" xlink:type="simple">HAPVIDA ON</text:a></text:p>
          </table:table-cell>
          <table:table-cell office:value-type="string" calcext:value-type="string">
            <text:p>HAP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br-realty-empreendiment-on-HBRE3/cotacao" xlink:type="simple">HBR Realty Empreendiment... ON</text:a></text:p>
          </table:table-cell>
          <table:table-cell office:value-type="string" calcext:value-type="string">
            <text:p>HBR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elbor-on-HBOR3/cotacao" xlink:type="simple">HELBOR ON</text:a></text:p>
          </table:table-cell>
          <table:table-cell office:value-type="string" calcext:value-type="string">
            <text:p>HBO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ercules-on-HETA3/cotacao" xlink:type="simple">HERCULES ON</text:a></text:p>
          </table:table-cell>
          <table:table-cell office:value-type="string" calcext:value-type="string">
            <text:p>HET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ercules-pn-HETA4/cotacao" xlink:type="simple">HERCULES PN</text:a></text:p>
          </table:table-cell>
          <table:table-cell office:value-type="string" calcext:value-type="string">
            <text:p>HET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idrovias-do-brasil-on-HBSA3/cotacao" xlink:type="simple">Hidrovias DO Brasil ON</text:a></text:p>
          </table:table-cell>
          <table:table-cell office:value-type="string" calcext:value-type="string">
            <text:p>HB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ospital-mater-dei-s-a-on-MATD3/cotacao" xlink:type="simple">Hospital Mater Dei S.A ON</text:a></text:p>
          </table:table-cell>
          <table:table-cell office:value-type="string" calcext:value-type="string">
            <text:p>MAT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ospitalcare-on-HCAR3/cotacao" xlink:type="simple">HOSPITALCARE ON</text:a></text:p>
          </table:table-cell>
          <table:table-cell office:value-type="string" calcext:value-type="string">
            <text:p>HC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oteis-global-pna-HTGL5L/cotacao" xlink:type="simple">Hoteis Global PNA</text:a></text:p>
          </table:table-cell>
          <table:table-cell office:value-type="string" calcext:value-type="string">
            <text:p>HTGL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oteis-othon-pn-HOOT4/cotacao" xlink:type="simple">HOTEIS OTHON PN</text:a></text:p>
          </table:table-cell>
          <table:table-cell office:value-type="string" calcext:value-type="string">
            <text:p>HOO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oteis-othon-on-HOOT3/cotacao" xlink:type="simple">HOTEIS OTHON ON</text:a></text:p>
          </table:table-cell>
          <table:table-cell office:value-type="string" calcext:value-type="string">
            <text:p>HOO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otel-caicara-pn-HCCR4L/cotacao" xlink:type="simple">Hotel Caicara PN</text:a></text:p>
          </table:table-cell>
          <table:table-cell office:value-type="string" calcext:value-type="string">
            <text:p>HCCR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umberg-agribrasil-comer-on-GRAO3/cotacao" xlink:type="simple">Humberg Agribrasil Comer... ON</text:a></text:p>
          </table:table-cell>
          <table:table-cell office:value-type="string" calcext:value-type="string">
            <text:p>GRA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hypera-on-HYPE3/cotacao" xlink:type="simple">HYPERA ON</text:a></text:p>
          </table:table-cell>
          <table:table-cell office:value-type="string" calcext:value-type="string">
            <text:p>HYP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-dividendos-IDIV11/cotacao" xlink:type="simple">I dividendos</text:a></text:p>
          </table:table-cell>
          <table:table-cell office:value-type="string" calcext:value-type="string">
            <text:p>IDIV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brasil-IBRA11/cotacao" xlink:type="simple">Ibrasil</text:a></text:p>
          </table:table-cell>
          <table:table-cell office:value-type="string" calcext:value-type="string">
            <text:p>IBRA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consumo-ICON11/cotacao" xlink:type="simple">Iconsumo</text:a></text:p>
          </table:table-cell>
          <table:table-cell office:value-type="string" calcext:value-type="string">
            <text:p>ICON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deiasnet-on-IDNT3/cotacao" xlink:type="simple">IDEIASNET ON</text:a></text:p>
          </table:table-cell>
          <table:table-cell office:value-type="string" calcext:value-type="string">
            <text:p>IDN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financeiro-IFNC11/cotacao" xlink:type="simple">IFinanceiro</text:a></text:p>
          </table:table-cell>
          <table:table-cell office:value-type="string" calcext:value-type="string">
            <text:p>IFNC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gb-s-a-on-IGBR1/cotacao" xlink:type="simple">IGB S/A ON</text:a></text:p>
          </table:table-cell>
          <table:table-cell office:value-type="string" calcext:value-type="string">
            <text:p>IGBR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gb-s-a-on-IGBR3/cotacao" xlink:type="simple">IGB S/A ON</text:a></text:p>
          </table:table-cell>
          <table:table-cell office:value-type="string" calcext:value-type="string">
            <text:p>IG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gc-ign-nm-IGNM11/cotacao" xlink:type="simple">Igc IGN Nm</text:a></text:p>
          </table:table-cell>
          <table:table-cell office:value-type="string" calcext:value-type="string">
            <text:p>IGNM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gc-trade-IGCT11/cotacao" xlink:type="simple">IGC Trade</text:a></text:p>
          </table:table-cell>
          <table:table-cell office:value-type="string" calcext:value-type="string">
            <text:p>IGCT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gua-saneamento-on-IGSN3/cotacao" xlink:type="simple">Igua Saneamento ON</text:a></text:p>
          </table:table-cell>
          <table:table-cell office:value-type="string" calcext:value-type="string">
            <text:p>IGS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guatemi-on-IGTA3/cotacao" xlink:type="simple">IGUATEMI ON</text:a></text:p>
          </table:table-cell>
          <table:table-cell office:value-type="string" calcext:value-type="string">
            <text:p>IGT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mat-basicos-IMAT11/cotacao" xlink:type="simple">Imat Basicos</text:a></text:p>
          </table:table-cell>
          <table:table-cell office:value-type="string" calcext:value-type="string">
            <text:p>IMAT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mobiliario-IMOB11/cotacao" xlink:type="simple">Imobiliario</text:a></text:p>
          </table:table-cell>
          <table:table-cell office:value-type="string" calcext:value-type="string">
            <text:p>IMOB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mperador-pna-IAIC5L/cotacao" xlink:type="simple">Imperador PNA</text:a></text:p>
          </table:table-cell>
          <table:table-cell office:value-type="string" calcext:value-type="string">
            <text:p>IAIC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-fdo-imob-IFIL11/cotacao" xlink:type="simple">IND FDO IMOB</text:a></text:p>
          </table:table-cell>
          <table:table-cell office:value-type="string" calcext:value-type="string">
            <text:p>IFIL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-fdo-imob-ifi-IFIX11/cotacao" xlink:type="simple">Ind Fdo Imob IFI</text:a></text:p>
          </table:table-cell>
          <table:table-cell office:value-type="string" calcext:value-type="string">
            <text:p>IFI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bovespa-IBOV11/cotacao" xlink:type="simple">Indice Bovespa</text:a></text:p>
          </table:table-cell>
          <table:table-cell office:value-type="string" calcext:value-type="string">
            <text:p>IBOV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brasil-IBXX11/cotacao" xlink:type="simple">Indice Brasil</text:a></text:p>
          </table:table-cell>
          <table:table-cell office:value-type="string" calcext:value-type="string">
            <text:p>IBX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energia-eletrica-IEEX11/cotacao" xlink:type="simple">Indice Energia Eletrica</text:a></text:p>
          </table:table-cell>
          <table:table-cell office:value-type="string" calcext:value-type="string">
            <text:p>IEE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governanca-corpor-IGCX11/cotacao" xlink:type="simple">Indice Governanca Corpor...</text:a></text:p>
          </table:table-cell>
          <table:table-cell office:value-type="string" calcext:value-type="string">
            <text:p>IGC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ibrx-50-IBXL11/cotacao" xlink:type="simple">Indice Ibrx 50</text:a></text:p>
          </table:table-cell>
          <table:table-cell office:value-type="string" calcext:value-type="string">
            <text:p>IBXL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setor-indl-INDX11/cotacao" xlink:type="simple">Indice Setor Indl</text:a></text:p>
          </table:table-cell>
          <table:table-cell office:value-type="string" calcext:value-type="string">
            <text:p>IND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tag-along-ITAG11/cotacao" xlink:type="simple">Indice Tag Along</text:a></text:p>
          </table:table-cell>
          <table:table-cell office:value-type="string" calcext:value-type="string">
            <text:p>ITAG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ice-valor-bovespa-seg-IVBX11/cotacao" xlink:type="simple">Indice Valor Bovespa Seg...</text:a></text:p>
          </table:table-cell>
          <table:table-cell office:value-type="string" calcext:value-type="string">
            <text:p>IVB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-b-duarte-on-JBDU3/cotacao" xlink:type="simple">J B DUARTE ON</text:a></text:p>
          </table:table-cell>
          <table:table-cell office:value-type="string" calcext:value-type="string">
            <text:p>JBDU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-b-duarte-pn-JBDU4/cotacao" xlink:type="simple">J B DUARTE PN</text:a></text:p>
          </table:table-cell>
          <table:table-cell office:value-type="string" calcext:value-type="string">
            <text:p>JBDU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ds-romi-on-ROMI3/cotacao" xlink:type="simple">INDS ROMI ON</text:a></text:p>
          </table:table-cell>
          <table:table-cell office:value-type="string" calcext:value-type="string">
            <text:p>ROM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epar-on-INEP3/cotacao" xlink:type="simple">INEPAR ON</text:a></text:p>
          </table:table-cell>
          <table:table-cell office:value-type="string" calcext:value-type="string">
            <text:p>INE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epar-pn-INEP4/cotacao" xlink:type="simple">INEPAR PN</text:a></text:p>
          </table:table-cell>
          <table:table-cell office:value-type="string" calcext:value-type="string">
            <text:p>INEP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fracommerce-caxaas-on-IFCM3/cotacao" xlink:type="simple">Infracommerce Caxaas ON</text:a></text:p>
          </table:table-cell>
          <table:table-cell office:value-type="string" calcext:value-type="string">
            <text:p>IFC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ga-agroflorestal-pn-INGA4L/cotacao" xlink:type="simple">Inga Agroflorestal PN</text:a></text:p>
          </table:table-cell>
          <table:table-cell office:value-type="string" calcext:value-type="string">
            <text:p>INGA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ncorp-on-SLCT3B/cotacao" xlink:type="simple">Inncorp ON</text:a></text:p>
          </table:table-cell>
          <table:table-cell office:value-type="string" calcext:value-type="string">
            <text:p>SLCT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hpardini-on-PARD3/cotacao" xlink:type="simple">IHPARDINI ON</text:a></text:p>
          </table:table-cell>
          <table:table-cell office:value-type="string" calcext:value-type="string">
            <text:p>PAR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telbras-s-a-on-INTB3/cotacao" xlink:type="simple">Intelbras S.A ON</text:a></text:p>
          </table:table-cell>
          <table:table-cell office:value-type="string" calcext:value-type="string">
            <text:p>INT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ter-construtora-on-INNT3/cotacao" xlink:type="simple">INTER CONSTRUTORA ON</text:a></text:p>
          </table:table-cell>
          <table:table-cell office:value-type="string" calcext:value-type="string">
            <text:p>INN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termedica-on-GNDI3/cotacao" xlink:type="simple">INTERMEDICA ON</text:a></text:p>
          </table:table-cell>
          <table:table-cell office:value-type="string" calcext:value-type="string">
            <text:p>GND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mc-s-a-on-MEAL3/cotacao" xlink:type="simple">IMC S/A ON</text:a></text:p>
          </table:table-cell>
          <table:table-cell office:value-type="string" calcext:value-type="string">
            <text:p>MEA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vest-bemge-on-FIGE3/cotacao" xlink:type="simple">INVEST BEMGE ON</text:a></text:p>
          </table:table-cell>
          <table:table-cell office:value-type="string" calcext:value-type="string">
            <text:p>FIG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vest-bemge-pn-FIGE4/cotacao" xlink:type="simple">INVEST BEMGE PN</text:a></text:p>
          </table:table-cell>
          <table:table-cell office:value-type="string" calcext:value-type="string">
            <text:p>FIGE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vests-participacoes-in-pn-IVPR4B/cotacao" xlink:type="simple">Invests Participacoes In... PN</text:a></text:p>
          </table:table-cell>
          <table:table-cell office:value-type="string" calcext:value-type="string">
            <text:p>IVPR4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nvests-participacoes-in-on-IVPR3B/cotacao" xlink:type="simple">Invests Participacoes In... ON</text:a></text:p>
          </table:table-cell>
          <table:table-cell office:value-type="string" calcext:value-type="string">
            <text:p>IVPR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ochp-maxion-on-MYPK3/cotacao" xlink:type="simple">IOCHP-MAXION ON</text:a></text:p>
          </table:table-cell>
          <table:table-cell office:value-type="string" calcext:value-type="string">
            <text:p>MYPK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ulose-irani-pn-RANI4/cotacao" xlink:type="simple">CELULOSE IRANI PN</text:a></text:p>
          </table:table-cell>
          <table:table-cell office:value-type="string" calcext:value-type="string">
            <text:p>RANI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lulose-irani-on-RANI3/cotacao" xlink:type="simple">CELULOSE IRANI ON</text:a></text:p>
          </table:table-cell>
          <table:table-cell office:value-type="string" calcext:value-type="string">
            <text:p>RAN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rb-brasil-on-IRBR9/cotacao" xlink:type="simple">IRB BRASIL ON</text:a></text:p>
          </table:table-cell>
          <table:table-cell office:value-type="string" calcext:value-type="string">
            <text:p>IRBR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rb-brasil-on-IRBR1/cotacao" xlink:type="simple">IRB BRASIL ON</text:a></text:p>
          </table:table-cell>
          <table:table-cell office:value-type="string" calcext:value-type="string">
            <text:p>IRBR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rb-brasil-on-IRBR3/cotacao" xlink:type="simple">IRB BRASIL ON</text:a></text:p>
          </table:table-cell>
          <table:table-cell office:value-type="string" calcext:value-type="string">
            <text:p>IR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rb-brasil-on-IRBR9L/cotacao" xlink:type="simple">IRB BRASIL ON</text:a></text:p>
          </table:table-cell>
          <table:table-cell office:value-type="string" calcext:value-type="string">
            <text:p>IRBR9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rrigacao-santo-andre-sa-pna-IGSA5L/cotacao" xlink:type="simple">Irrigacao Santo Andre Sa... PNA</text:a></text:p>
          </table:table-cell>
          <table:table-cell office:value-type="string" calcext:value-type="string">
            <text:p>IGSA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se-indice-sustentabilid-ISEE11/cotacao" xlink:type="simple">Ise Indice Sustentabilid...</text:a></text:p>
          </table:table-cell>
          <table:table-cell office:value-type="string" calcext:value-type="string">
            <text:p>ISEE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shares-carbon-efficient-ICO211/cotacao" xlink:type="simple">Ishares Carbon Efficient</text:a></text:p>
          </table:table-cell>
          <table:table-cell office:value-type="string" calcext:value-type="string">
            <text:p>ICO2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tau-unibanco-on-ITUB3/cotacao" xlink:type="simple">ITAU UNIBANCO ON</text:a></text:p>
          </table:table-cell>
          <table:table-cell office:value-type="string" calcext:value-type="string">
            <text:p>ITU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tau-unibanco-pn-ITUB4/cotacao" xlink:type="simple">ITAU UNIBANCO PN</text:a></text:p>
          </table:table-cell>
          <table:table-cell office:value-type="string" calcext:value-type="string">
            <text:p>ITU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tausa-pn-ITSA4/cotacao" xlink:type="simple">ITAUSA PN</text:a></text:p>
          </table:table-cell>
          <table:table-cell office:value-type="string" calcext:value-type="string">
            <text:p>ITS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itausa-on-ITSA3/cotacao" xlink:type="simple">ITAUSA ON</text:a></text:p>
          </table:table-cell>
          <table:table-cell office:value-type="string" calcext:value-type="string">
            <text:p>IT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ahyr-seixas-goncalves-a-pna-JAHY5L/cotacao" xlink:type="simple">Jahyr Seixas Goncalves A... PNA</text:a></text:p>
          </table:table-cell>
          <table:table-cell office:value-type="string" calcext:value-type="string">
            <text:p>JAHY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alles-machado-on-JALL3/cotacao" xlink:type="simple">Jalles Machado ON</text:a></text:p>
          </table:table-cell>
          <table:table-cell office:value-type="string" calcext:value-type="string">
            <text:p>JAL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bs-on-JBSS3/cotacao" xlink:type="simple">JBS ON</text:a></text:p>
          </table:table-cell>
          <table:table-cell office:value-type="string" calcext:value-type="string">
            <text:p>JBS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ereissati-on-JPSA3/cotacao" xlink:type="simple">JEREISSATI ON</text:a></text:p>
          </table:table-cell>
          <table:table-cell office:value-type="string" calcext:value-type="string">
            <text:p>JP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hsf-part-on-JHSF3/cotacao" xlink:type="simple">JHSF PART ON</text:a></text:p>
          </table:table-cell>
          <table:table-cell office:value-type="string" calcext:value-type="string">
            <text:p>JHSF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oao-fortes-on-JFEN3/cotacao" xlink:type="simple">JOAO FORTES ON</text:a></text:p>
          </table:table-cell>
          <table:table-cell office:value-type="string" calcext:value-type="string">
            <text:p>JFE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osapar-pn-JOPA4/cotacao" xlink:type="simple">JOSAPAR PN</text:a></text:p>
          </table:table-cell>
          <table:table-cell office:value-type="string" calcext:value-type="string">
            <text:p>JOP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osapar-on-JOPA3/cotacao" xlink:type="simple">JOSAPAR ON</text:a></text:p>
          </table:table-cell>
          <table:table-cell office:value-type="string" calcext:value-type="string">
            <text:p>JO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sl-on-JSLG3/cotacao" xlink:type="simple">JSL ON</text:a></text:p>
          </table:table-cell>
          <table:table-cell office:value-type="string" calcext:value-type="string">
            <text:p>JSL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jsl-on-JSLG11/cotacao" xlink:type="simple">JSL ON</text:a></text:p>
          </table:table-cell>
          <table:table-cell office:value-type="string" calcext:value-type="string">
            <text:p>JSLG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kallas-incorporacoes-e-c-on-KLAS3/cotacao" xlink:type="simple">Kallas Incorporacoes e C... ON</text:a></text:p>
          </table:table-cell>
          <table:table-cell office:value-type="string" calcext:value-type="string">
            <text:p>KL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karsten-pn-CTKA4/cotacao" xlink:type="simple">KARSTEN PN</text:a></text:p>
          </table:table-cell>
          <table:table-cell office:value-type="string" calcext:value-type="string">
            <text:p>CTK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karsten-on-CTKA3/cotacao" xlink:type="simple">KARSTEN ON</text:a></text:p>
          </table:table-cell>
          <table:table-cell office:value-type="string" calcext:value-type="string">
            <text:p>CTK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kepler-weber-on-KEPL3/cotacao" xlink:type="simple">KEPLER WEBER ON</text:a></text:p>
          </table:table-cell>
          <table:table-cell office:value-type="string" calcext:value-type="string">
            <text:p>KEP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kepler-weber-KEPL11/cotacao" xlink:type="simple">KEPLER WEBER</text:a></text:p>
          </table:table-cell>
          <table:table-cell office:value-type="string" calcext:value-type="string">
            <text:p>KEPL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klabin-pn-KLBN4/cotacao" xlink:type="simple">KLABIN PN</text:a></text:p>
          </table:table-cell>
          <table:table-cell office:value-type="string" calcext:value-type="string">
            <text:p>KLBN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klabin-on-KLBN3/cotacao" xlink:type="simple">KLABIN ON</text:a></text:p>
          </table:table-cell>
          <table:table-cell office:value-type="string" calcext:value-type="string">
            <text:p>KLB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avvi-empreendimentos-im-on-LAVV3/cotacao" xlink:type="simple">Lavvi Empreendimentos Im... ON</text:a></text:p>
          </table:table-cell>
          <table:table-cell office:value-type="string" calcext:value-type="string">
            <text:p>LAV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g-informatica-sa-on-GENT3/cotacao" xlink:type="simple">LG INFORMATICA SA ON</text:a></text:p>
          </table:table-cell>
          <table:table-cell office:value-type="string" calcext:value-type="string">
            <text:p>GEN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femed-on-LMED3/cotacao" xlink:type="simple">LIFEMED ON</text:a></text:p>
          </table:table-cell>
          <table:table-cell office:value-type="string" calcext:value-type="string">
            <text:p>LME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ght-on-LIGT3/cotacao" xlink:type="simple">LIGHT ON</text:a></text:p>
          </table:table-cell>
          <table:table-cell office:value-type="string" calcext:value-type="string">
            <text:p>LIG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nx-on-LINX3/cotacao" xlink:type="simple">LINX ON</text:a></text:p>
          </table:table-cell>
          <table:table-cell office:value-type="string" calcext:value-type="string">
            <text:p>LINX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q-on-LIQO1/cotacao" xlink:type="simple">LIQ ON</text:a></text:p>
          </table:table-cell>
          <table:table-cell office:value-type="string" calcext:value-type="string">
            <text:p>LIQO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q-on-LIQO3/cotacao" xlink:type="simple">LIQ ON</text:a></text:p>
          </table:table-cell>
          <table:table-cell office:value-type="string" calcext:value-type="string">
            <text:p>LIQ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tel-pna-LTEL5B/cotacao" xlink:type="simple">LITEL PNA</text:a></text:p>
          </table:table-cell>
          <table:table-cell office:value-type="string" calcext:value-type="string">
            <text:p>LTEL5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tel-participacoes-on-LTEL3B/cotacao" xlink:type="simple">Litel Participacoes ON</text:a></text:p>
          </table:table-cell>
          <table:table-cell office:value-type="string" calcext:value-type="string">
            <text:p>LTEL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tela-participacoes-on-LTLA3B/cotacao" xlink:type="simple">Litela Participacoes ON</text:a></text:p>
          </table:table-cell>
          <table:table-cell office:value-type="string" calcext:value-type="string">
            <text:p>LTLA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ivetech-da-bahia-indust-on-LVTC3/cotacao" xlink:type="simple">Livetech Da Bahia Indust... ON</text:a></text:p>
          </table:table-cell>
          <table:table-cell office:value-type="string" calcext:value-type="string">
            <text:p>LVT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caliza-on-RENT3/cotacao" xlink:type="simple">LOCALIZA ON</text:a></text:p>
          </table:table-cell>
          <table:table-cell office:value-type="string" calcext:value-type="string">
            <text:p>REN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caweb-on-LWSA3/cotacao" xlink:type="simple">LOCAWEB ON</text:a></text:p>
          </table:table-cell>
          <table:table-cell office:value-type="string" calcext:value-type="string">
            <text:p>LW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g-commercial-on-LOGG3/cotacao" xlink:type="simple">LOG Commercial ON</text:a></text:p>
          </table:table-cell>
          <table:table-cell office:value-type="string" calcext:value-type="string">
            <text:p>LOG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g-in-on-LOGN3/cotacao" xlink:type="simple">LOG IN ON</text:a></text:p>
          </table:table-cell>
          <table:table-cell office:value-type="string" calcext:value-type="string">
            <text:p>LOG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americanas-pn-LAME4/cotacao" xlink:type="simple">LOJAS AMERICANAS PN</text:a></text:p>
          </table:table-cell>
          <table:table-cell office:value-type="string" calcext:value-type="string">
            <text:p>LAME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americanas-on-LAME3/cotacao" xlink:type="simple">LOJAS AMERICANAS ON</text:a></text:p>
          </table:table-cell>
          <table:table-cell office:value-type="string" calcext:value-type="string">
            <text:p>LAM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americanas-on-LAME1/cotacao" xlink:type="simple">LOJAS AMERICANAS ON</text:a></text:p>
          </table:table-cell>
          <table:table-cell office:value-type="string" calcext:value-type="string">
            <text:p>LAME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americanas-pn-LAME2/cotacao" xlink:type="simple">LOJAS AMERICANAS PN</text:a></text:p>
          </table:table-cell>
          <table:table-cell office:value-type="string" calcext:value-type="string">
            <text:p>LAME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americanas-LAME9/cotacao" xlink:type="simple">Lojas Americanas</text:a></text:p>
          </table:table-cell>
          <table:table-cell office:value-type="string" calcext:value-type="string">
            <text:p>LAME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americanas-LAME10/cotacao" xlink:type="simple">Lojas Americanas</text:a></text:p>
          </table:table-cell>
          <table:table-cell office:value-type="string" calcext:value-type="string">
            <text:p>LAME1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marisa-on-AMAR3/cotacao" xlink:type="simple">LOJAS MARISA ON</text:a></text:p>
          </table:table-cell>
          <table:table-cell office:value-type="string" calcext:value-type="string">
            <text:p>AM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quero-quero-on-LJQQ3/cotacao" xlink:type="simple">Lojas Quero-Quero ON</text:a></text:p>
          </table:table-cell>
          <table:table-cell office:value-type="string" calcext:value-type="string">
            <text:p>LJQQ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jas-renner-on-LREN3/cotacao" xlink:type="simple">LOJAS RENNER ON</text:a></text:p>
          </table:table-cell>
          <table:table-cell office:value-type="string" calcext:value-type="string">
            <text:p>LRE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opes-brasil-on-LPSB3/cotacao" xlink:type="simple">LOPES BRASIL ON</text:a></text:p>
          </table:table-cell>
          <table:table-cell office:value-type="string" calcext:value-type="string">
            <text:p>LPS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upatech-LUPA13/cotacao" xlink:type="simple">LUPATECH</text:a></text:p>
          </table:table-cell>
          <table:table-cell office:value-type="string" calcext:value-type="string">
            <text:p>LUPA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upatech-on-LUPA11/cotacao" xlink:type="simple">LUPATECH ON</text:a></text:p>
          </table:table-cell>
          <table:table-cell office:value-type="string" calcext:value-type="string">
            <text:p>LUPA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upatech-on-LUPA12/cotacao" xlink:type="simple">LUPATECH ON</text:a></text:p>
          </table:table-cell>
          <table:table-cell office:value-type="string" calcext:value-type="string">
            <text:p>LUPA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upatech-on-LUPA3/cotacao" xlink:type="simple">LUPATECH ON</text:a></text:p>
          </table:table-cell>
          <table:table-cell office:value-type="string" calcext:value-type="string">
            <text:p>LU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-dias-branco-on-MDIA3/cotacao" xlink:type="simple">M.DIAS BRANCO ON</text:a></text:p>
          </table:table-cell>
          <table:table-cell office:value-type="string" calcext:value-type="string">
            <text:p>MDI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estro-locadora-on-MSRO3/cotacao" xlink:type="simple">MAESTRO LOCADORA ON</text:a></text:p>
          </table:table-cell>
          <table:table-cell office:value-type="string" calcext:value-type="string">
            <text:p>MSR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gazine-luiza-on-MGLU3/cotacao" xlink:type="simple">MAGAZINE LUIZA ON</text:a></text:p>
          </table:table-cell>
          <table:table-cell office:value-type="string" calcext:value-type="string">
            <text:p>MGLU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tal-leve-on-LEVE3/cotacao" xlink:type="simple">METAL LEVE ON</text:a></text:p>
          </table:table-cell>
          <table:table-cell office:value-type="string" calcext:value-type="string">
            <text:p>LEV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naus-hoteis-turismo-pna-MNHT5L/cotacao" xlink:type="simple">Manaus Hoteis Turismo PNA</text:a></text:p>
          </table:table-cell>
          <table:table-cell office:value-type="string" calcext:value-type="string">
            <text:p>MNHT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ngels-on-MGEL3/cotacao" xlink:type="simple">MANGELS ON</text:a></text:p>
          </table:table-cell>
          <table:table-cell office:value-type="string" calcext:value-type="string">
            <text:p>MGE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ngels-pn-MGEL4/cotacao" xlink:type="simple">MANGELS PN</text:a></text:p>
          </table:table-cell>
          <table:table-cell office:value-type="string" calcext:value-type="string">
            <text:p>MGE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strela-pn-ESTR4/cotacao" xlink:type="simple">ESTRELA PN</text:a></text:p>
          </table:table-cell>
          <table:table-cell office:value-type="string" calcext:value-type="string">
            <text:p>EST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strela-on-ESTR3/cotacao" xlink:type="simple">ESTRELA ON</text:a></text:p>
          </table:table-cell>
          <table:table-cell office:value-type="string" calcext:value-type="string">
            <text:p>EST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rcopolo-pn-POMO4/cotacao" xlink:type="simple">MARCOPOLO PN</text:a></text:p>
          </table:table-cell>
          <table:table-cell office:value-type="string" calcext:value-type="string">
            <text:p>POMO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rcopolo-on-POMO3/cotacao" xlink:type="simple">MARCOPOLO ON</text:a></text:p>
          </table:table-cell>
          <table:table-cell office:value-type="string" calcext:value-type="string">
            <text:p>POM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rfrig-on-MRFG3/cotacao" xlink:type="simple">MARFRIG ON</text:a></text:p>
          </table:table-cell>
          <table:table-cell office:value-type="string" calcext:value-type="string">
            <text:p>MRF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rta-da-chuv-pna-MCHV5L/cotacao" xlink:type="simple">Marta Da Chuv PNA</text:a></text:p>
          </table:table-cell>
          <table:table-cell office:value-type="string" calcext:value-type="string">
            <text:p>MCHV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xvinil-pnb-pnc-MAXV7L/cotacao" xlink:type="simple">Maxvinil Pnb PNC</text:a></text:p>
          </table:table-cell>
          <table:table-cell office:value-type="string" calcext:value-type="string">
            <text:p>MAXV7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axvinil-pnb-pnb-MAXV6L/cotacao" xlink:type="simple">Maxvinil Pnb PNB</text:a></text:p>
          </table:table-cell>
          <table:table-cell office:value-type="string" calcext:value-type="string">
            <text:p>MAXV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liuz-s-a-on-CASH3/cotacao" xlink:type="simple">Meliuz S.A ON</text:a></text:p>
          </table:table-cell>
          <table:table-cell office:value-type="string" calcext:value-type="string">
            <text:p>CASH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lnick-desenvolvimento-on-MELK3/cotacao" xlink:type="simple">Melnick Desenvolvimento ... ON</text:a></text:p>
          </table:table-cell>
          <table:table-cell office:value-type="string" calcext:value-type="string">
            <text:p>MELK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ndes-jr-on-MEND3/cotacao" xlink:type="simple">MENDES JR ON</text:a></text:p>
          </table:table-cell>
          <table:table-cell office:value-type="string" calcext:value-type="string">
            <text:p>MEN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ndes-jr-pnb-MEND6/cotacao" xlink:type="simple">MENDES JR PNB</text:a></text:p>
          </table:table-cell>
          <table:table-cell office:value-type="string" calcext:value-type="string">
            <text:p>MEND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ndes-jr-pna-MEND5/cotacao" xlink:type="simple">MENDES JR PNA</text:a></text:p>
          </table:table-cell>
          <table:table-cell office:value-type="string" calcext:value-type="string">
            <text:p>MEND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rcantil-do-brasil-pn-MERC4/cotacao" xlink:type="simple">MERCANTIL DO BRASIL PN</text:a></text:p>
          </table:table-cell>
          <table:table-cell office:value-type="string" calcext:value-type="string">
            <text:p>MERC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rcantil-do-brasil-on-MERC3/cotacao" xlink:type="simple">MERCANTIL DO BRASIL ON</text:a></text:p>
          </table:table-cell>
          <table:table-cell office:value-type="string" calcext:value-type="string">
            <text:p>MER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talfrio-on-FRIO3/cotacao" xlink:type="simple">METALFRIO ON</text:a></text:p>
          </table:table-cell>
          <table:table-cell office:value-type="string" calcext:value-type="string">
            <text:p>FRI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tal-iguacu-on-MTIG3/cotacao" xlink:type="simple">METAL IGUAÇU ON</text:a></text:p>
          </table:table-cell>
          <table:table-cell office:value-type="string" calcext:value-type="string">
            <text:p>MTI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tal-iguacu-pn-MTIG4/cotacao" xlink:type="simple">METAL IGUAÇU PN</text:a></text:p>
          </table:table-cell>
          <table:table-cell office:value-type="string" calcext:value-type="string">
            <text:p>MTIG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rdau-met-pn-GOAU4/cotacao" xlink:type="simple">GERDAU MET PN</text:a></text:p>
          </table:table-cell>
          <table:table-cell office:value-type="string" calcext:value-type="string">
            <text:p>GOAU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rdau-met-on-GOAU3/cotacao" xlink:type="simple">GERDAU MET ON</text:a></text:p>
          </table:table-cell>
          <table:table-cell office:value-type="string" calcext:value-type="string">
            <text:p>GOAU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io-sulense-pn-RSUL4/cotacao" xlink:type="simple">RIO SULENSE PN</text:a></text:p>
          </table:table-cell>
          <table:table-cell office:value-type="string" calcext:value-type="string">
            <text:p>RSU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io-sulense-on-RSUL3/cotacao" xlink:type="simple">RIO SULENSE ON</text:a></text:p>
          </table:table-cell>
          <table:table-cell office:value-type="string" calcext:value-type="string">
            <text:p>RSU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tisa-pn-MTSA4/cotacao" xlink:type="simple">METISA PN</text:a></text:p>
          </table:table-cell>
          <table:table-cell office:value-type="string" calcext:value-type="string">
            <text:p>MTS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etisa-on-MTSA3/cotacao" xlink:type="simple">METISA ON</text:a></text:p>
          </table:table-cell>
          <table:table-cell office:value-type="string" calcext:value-type="string">
            <text:p>MT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dlarge-cap-MLCX11/cotacao" xlink:type="simple">Midlarge Cap</text:a></text:p>
          </table:table-cell>
          <table:table-cell office:value-type="string" calcext:value-type="string">
            <text:p>MLCX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lls-on-MILS3/cotacao" xlink:type="simple">MILLS ON</text:a></text:p>
          </table:table-cell>
          <table:table-cell office:value-type="string" calcext:value-type="string">
            <text:p>MIL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nasmaquinas-on-MMAQ3/cotacao" xlink:type="simple">Minasmaquinas ON</text:a></text:p>
          </table:table-cell>
          <table:table-cell office:value-type="string" calcext:value-type="string">
            <text:p>MMAQ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nasmaquinas-pn-MMAQ4/cotacao" xlink:type="simple">Minasmaquinas PN</text:a></text:p>
          </table:table-cell>
          <table:table-cell office:value-type="string" calcext:value-type="string">
            <text:p>MMAQ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nerva-on-BEEF3/cotacao" xlink:type="simple">MINERVA ON</text:a></text:p>
          </table:table-cell>
          <table:table-cell office:value-type="string" calcext:value-type="string">
            <text:p>BEEF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nerva-on-BEEF11/cotacao" xlink:type="simple">MINERVA ON</text:a></text:p>
          </table:table-cell>
          <table:table-cell office:value-type="string" calcext:value-type="string">
            <text:p>BEEF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nupar-on-MNPR3L/cotacao" xlink:type="simple">MINUPAR ON</text:a></text:p>
          </table:table-cell>
          <table:table-cell office:value-type="string" calcext:value-type="string">
            <text:p>MNPR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nupar-on-MNPR3/cotacao" xlink:type="simple">MINUPAR ON</text:a></text:p>
          </table:table-cell>
          <table:table-cell office:value-type="string" calcext:value-type="string">
            <text:p>MNP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tre-realty-empreendimentos-e-participacoes-ltda-MTRE/cotacao" xlink:type="simple">Mitre Realty Empreendimentos E Participacoes LTDA</text:a></text:p>
          </table:table-cell>
          <table:table-cell office:value-type="string" calcext:value-type="string">
            <text:p>MTRE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itre-realty-on-MTRE3/cotacao" xlink:type="simple">MITRE REALTY ON</text:a></text:p>
          </table:table-cell>
          <table:table-cell office:value-type="string" calcext:value-type="string">
            <text:p>MTR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mx-miner-MMXM11/cotacao" xlink:type="simple">MMX MINER</text:a></text:p>
          </table:table-cell>
          <table:table-cell office:value-type="string" calcext:value-type="string">
            <text:p>MMXM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mx-miner-on-MMXM3/cotacao" xlink:type="simple">MMX MINER ON</text:a></text:p>
          </table:table-cell>
          <table:table-cell office:value-type="string" calcext:value-type="string">
            <text:p>MMX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obly-on-MBLY3/cotacao" xlink:type="simple">Mobly ON</text:a></text:p>
          </table:table-cell>
          <table:table-cell office:value-type="string" calcext:value-type="string">
            <text:p>MBL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ont-aranha-on-MOAR3/cotacao" xlink:type="simple">MONT ARANHA ON</text:a></text:p>
          </table:table-cell>
          <table:table-cell office:value-type="string" calcext:value-type="string">
            <text:p>MO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ont-aranha-on-MOAR3L/cotacao" xlink:type="simple">MONT ARANHA ON</text:a></text:p>
          </table:table-cell>
          <table:table-cell office:value-type="string" calcext:value-type="string">
            <text:p>MOAR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osaico-tecnologia-ao-co-on-MOSI3/cotacao" xlink:type="simple">Mosaico Tecnologia Ao Co... ON</text:a></text:p>
          </table:table-cell>
          <table:table-cell office:value-type="string" calcext:value-type="string">
            <text:p>MOS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oura-dubeaux-on-MDNE3/cotacao" xlink:type="simple">MOURA DUBEAUX ON</text:a></text:p>
          </table:table-cell>
          <table:table-cell office:value-type="string" calcext:value-type="string">
            <text:p>MDN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ovida-on-MOVI3/cotacao" xlink:type="simple">MOVIDA ON</text:a></text:p>
          </table:table-cell>
          <table:table-cell office:value-type="string" calcext:value-type="string">
            <text:p>MOV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pm-corporeos-on-ESPA3/cotacao" xlink:type="simple">MPM Corporeos ON</text:a></text:p>
          </table:table-cell>
          <table:table-cell office:value-type="string" calcext:value-type="string">
            <text:p>ES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rs-logistica-on-MRSA3B/cotacao" xlink:type="simple">Mrs Logistica ON</text:a></text:p>
          </table:table-cell>
          <table:table-cell office:value-type="string" calcext:value-type="string">
            <text:p>MRSA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rs-logistica-pnb-MRSA6B/cotacao" xlink:type="simple">Mrs Logistica PNB</text:a></text:p>
          </table:table-cell>
          <table:table-cell office:value-type="string" calcext:value-type="string">
            <text:p>MRSA6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rs-logistica-pna-MRSA5B/cotacao" xlink:type="simple">Mrs Logistica PNA</text:a></text:p>
          </table:table-cell>
          <table:table-cell office:value-type="string" calcext:value-type="string">
            <text:p>MRSA5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rv-on-MRVE3/cotacao" xlink:type="simple">MRV ON</text:a></text:p>
          </table:table-cell>
          <table:table-cell office:value-type="string" calcext:value-type="string">
            <text:p>MRV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ultilaser-industrial-on-MLAS3/cotacao" xlink:type="simple">Multilaser Industrial ON</text:a></text:p>
          </table:table-cell>
          <table:table-cell office:value-type="string" calcext:value-type="string">
            <text:p>ML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ultiplan-on-MULT3/cotacao" xlink:type="simple">MULTIPLAN ON</text:a></text:p>
          </table:table-cell>
          <table:table-cell office:value-type="string" calcext:value-type="string">
            <text:p>MUL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mundial-on-MNDL3/cotacao" xlink:type="simple">MUNDIAL ON</text:a></text:p>
          </table:table-cell>
          <table:table-cell office:value-type="string" calcext:value-type="string">
            <text:p>MND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dir-figueiredo-pn-NAFG4/cotacao" xlink:type="simple">NADIR FIGUEIREDO PN</text:a></text:p>
          </table:table-cell>
          <table:table-cell office:value-type="string" calcext:value-type="string">
            <text:p>NAFG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dir-figuei-on-NAFG11L/cotacao" xlink:type="simple">NADIR FIGUEI ON</text:a></text:p>
          </table:table-cell>
          <table:table-cell office:value-type="string" calcext:value-type="string">
            <text:p>NAFG11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dir-figuei-on-NAFG3L/cotacao" xlink:type="simple">NADIR FIGUEI ON</text:a></text:p>
          </table:table-cell>
          <table:table-cell office:value-type="string" calcext:value-type="string">
            <text:p>NAFG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dir-figuei-pn-NAFG4L/cotacao" xlink:type="simple">NADIR FIGUEI PN</text:a></text:p>
          </table:table-cell>
          <table:table-cell office:value-type="string" calcext:value-type="string">
            <text:p>NAFG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dir-figueiredo-on-NAFG3/cotacao" xlink:type="simple">NADIR FIGUEIREDO ON</text:a></text:p>
          </table:table-cell>
          <table:table-cell office:value-type="string" calcext:value-type="string">
            <text:p>NAF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dir-figuei-pn-NAFG12L/cotacao" xlink:type="simple">NADIR FIGUEI PN</text:a></text:p>
          </table:table-cell>
          <table:table-cell office:value-type="string" calcext:value-type="string">
            <text:p>NAFG12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tura-on-NTCO1/cotacao" xlink:type="simple">NATURA ON</text:a></text:p>
          </table:table-cell>
          <table:table-cell office:value-type="string" calcext:value-type="string">
            <text:p>NTCO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tura-on-NTCO9/cotacao" xlink:type="simple">NATURA ON</text:a></text:p>
          </table:table-cell>
          <table:table-cell office:value-type="string" calcext:value-type="string">
            <text:p>NTCO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tura-on-NTCO9L/cotacao" xlink:type="simple">NATURA ON</text:a></text:p>
          </table:table-cell>
          <table:table-cell office:value-type="string" calcext:value-type="string">
            <text:p>NTCO9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atura-on-NTCO3/cotacao" xlink:type="simple">NATURA ON</text:a></text:p>
          </table:table-cell>
          <table:table-cell office:value-type="string" calcext:value-type="string">
            <text:p>NTC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eoenergia-on-NEOE3/cotacao" xlink:type="simple">NEOENERGIA ON</text:a></text:p>
          </table:table-cell>
          <table:table-cell office:value-type="string" calcext:value-type="string">
            <text:p>NEO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eogrid-participacoes-on-NGRD3/cotacao" xlink:type="simple">Neogrid Participacoes ON</text:a></text:p>
          </table:table-cell>
          <table:table-cell office:value-type="string" calcext:value-type="string">
            <text:p>NGR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ordon-met-on-NORD3/cotacao" xlink:type="simple">NORDON MET ON</text:a></text:p>
          </table:table-cell>
          <table:table-cell office:value-type="string" calcext:value-type="string">
            <text:p>NOR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ortec-quimica-on-NRTQ3/cotacao" xlink:type="simple">Nortec Quimica ON</text:a></text:p>
          </table:table-cell>
          <table:table-cell office:value-type="string" calcext:value-type="string">
            <text:p>NRTQ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nutriplant-on-NUTR3/cotacao" xlink:type="simple">NUTRIPLANT ON</text:a></text:p>
          </table:table-cell>
          <table:table-cell office:value-type="string" calcext:value-type="string">
            <text:p>NUT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ceanpact-servicos-marit-on-OPCT3/cotacao" xlink:type="simple">Oceanpact Servicos Marit... ON</text:a></text:p>
          </table:table-cell>
          <table:table-cell office:value-type="string" calcext:value-type="string">
            <text:p>OPC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dontoprev-on-ODPV3/cotacao" xlink:type="simple">ODONTOPREV ON</text:a></text:p>
          </table:table-cell>
          <table:table-cell office:value-type="string" calcext:value-type="string">
            <text:p>ODP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ommo-on-DMMO3/cotacao" xlink:type="simple">DOMMO ON</text:a></text:p>
          </table:table-cell>
          <table:table-cell office:value-type="string" calcext:value-type="string">
            <text:p>DMM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ommo-on-DMMO11/cotacao" xlink:type="simple">DOMMO ON</text:a></text:p>
          </table:table-cell>
          <table:table-cell office:value-type="string" calcext:value-type="string">
            <text:p>DMMO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dommo-on-DMMO1/cotacao" xlink:type="simple">DOMMO ON</text:a></text:p>
          </table:table-cell>
          <table:table-cell office:value-type="string" calcext:value-type="string">
            <text:p>DMMO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i-pn-OIBR4/cotacao" xlink:type="simple">OI PN</text:a></text:p>
          </table:table-cell>
          <table:table-cell office:value-type="string" calcext:value-type="string">
            <text:p>OIB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i-on-OIBR3/cotacao" xlink:type="simple">OI ON</text:a></text:p>
          </table:table-cell>
          <table:table-cell office:value-type="string" calcext:value-type="string">
            <text:p>OIB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lvebasa-pnb-pnb-OVBA6L/cotacao" xlink:type="simple">Olvebasa Pnb PNB</text:a></text:p>
          </table:table-cell>
          <table:table-cell office:value-type="string" calcext:value-type="string">
            <text:p>OVBA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mega-ger-on-OMGE3/cotacao" xlink:type="simple">OMEGA GER ON</text:a></text:p>
          </table:table-cell>
          <table:table-cell office:value-type="string" calcext:value-type="string">
            <text:p>OMG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pportunity-energia-part-on-OPHE3B/cotacao" xlink:type="simple">Opportunity Energia Part... ON</text:a></text:p>
          </table:table-cell>
          <table:table-cell office:value-type="string" calcext:value-type="string">
            <text:p>OPHE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rizon-valorizacao-de-re-on-ORVR3/cotacao" xlink:type="simple">Orizon Valorizacao De Re... ON</text:a></text:p>
          </table:table-cell>
          <table:table-cell office:value-type="string" calcext:value-type="string">
            <text:p>ORV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sx-brasil-on-OSXB3/cotacao" xlink:type="simple">OSX BRASIL ON</text:a></text:p>
          </table:table-cell>
          <table:table-cell office:value-type="string" calcext:value-type="string">
            <text:p>OSX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ourofino-s-a-on-OFSA3/cotacao" xlink:type="simple">OUROFINO S/A ON</text:a></text:p>
          </table:table-cell>
          <table:table-cell office:value-type="string" calcext:value-type="string">
            <text:p>OF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dtec-on-PDTC/cotacao" xlink:type="simple">Padtec ON</text:a></text:p>
          </table:table-cell>
          <table:table-cell office:value-type="string" calcext:value-type="string">
            <text:p>PDTC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dtec-on-PDTC3/cotacao" xlink:type="simple">Padtec ON</text:a></text:p>
          </table:table-cell>
          <table:table-cell office:value-type="string" calcext:value-type="string">
            <text:p>PDT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natlantica-on-PATI9L/cotacao" xlink:type="simple">PANATLANTICA ON</text:a></text:p>
          </table:table-cell>
          <table:table-cell office:value-type="string" calcext:value-type="string">
            <text:p>PATI9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natlantica-pn-PATI4/cotacao" xlink:type="simple">PANATLANTICA PN</text:a></text:p>
          </table:table-cell>
          <table:table-cell office:value-type="string" calcext:value-type="string">
            <text:p>PATI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natlantica-on-PATI9/cotacao" xlink:type="simple">PANATLANTICA ON</text:a></text:p>
          </table:table-cell>
          <table:table-cell office:value-type="string" calcext:value-type="string">
            <text:p>PATI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natlantica-pn-PATI10L/cotacao" xlink:type="simple">PANATLANTICA PN</text:a></text:p>
          </table:table-cell>
          <table:table-cell office:value-type="string" calcext:value-type="string">
            <text:p>PATI10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natlantica-pn-PATI10/cotacao" xlink:type="simple">PANATLANTICA PN</text:a></text:p>
          </table:table-cell>
          <table:table-cell office:value-type="string" calcext:value-type="string">
            <text:p>PATI1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natlantica-on-PATI3/cotacao" xlink:type="simple">PANATLANTICA ON</text:a></text:p>
          </table:table-cell>
          <table:table-cell office:value-type="string" calcext:value-type="string">
            <text:p>PAT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ranapanema-on-PMAM3/cotacao" xlink:type="simple">PARANAPANEMA ON</text:a></text:p>
          </table:table-cell>
          <table:table-cell office:value-type="string" calcext:value-type="string">
            <text:p>PMA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aulista-praia-hotel-pna-PPHT5L/cotacao" xlink:type="simple">Paulista Praia Hotel PNA</text:a></text:p>
          </table:table-cell>
          <table:table-cell office:value-type="string" calcext:value-type="string">
            <text:p>PPHT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ortobello-on-PTBL3/cotacao" xlink:type="simple">PORTOBELLO ON</text:a></text:p>
          </table:table-cell>
          <table:table-cell office:value-type="string" calcext:value-type="string">
            <text:p>PTB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dg-realt-on-PDGR3/cotacao" xlink:type="simple">PDG REALT ON</text:a></text:p>
          </table:table-cell>
          <table:table-cell office:value-type="string" calcext:value-type="string">
            <text:p>PDG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dg-realt-on-PDGR1/cotacao" xlink:type="simple">PDG REALT ON</text:a></text:p>
          </table:table-cell>
          <table:table-cell office:value-type="string" calcext:value-type="string">
            <text:p>PDGR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dra-grandepna-pna-PDGD5L/cotacao" xlink:type="simple">Pedra Grandepna PNA</text:a></text:p>
          </table:table-cell>
          <table:table-cell office:value-type="string" calcext:value-type="string">
            <text:p>PDGD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-center-comercio-e-pa-on-PETZ3/cotacao" xlink:type="simple">Pet Center Comercio E Pa... ON</text:a></text:p>
          </table:table-cell>
          <table:table-cell office:value-type="string" calcext:value-type="string">
            <text:p>PETZ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rorio-on-PRIO3/cotacao" xlink:type="simple">PETRORIO ON</text:a></text:p>
          </table:table-cell>
          <table:table-cell office:value-type="string" calcext:value-type="string">
            <text:p>PRI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robras-br-on-BRDT3/cotacao" xlink:type="simple">PETROBRAS BR ON</text:a></text:p>
          </table:table-cell>
          <table:table-cell office:value-type="string" calcext:value-type="string">
            <text:p>BRDT3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petrobras-PETR-DEB63L1/cotacao" xlink:type="simple">PETROBRAS</text:a></text:p>
          </table:table-cell>
          <table:table-cell office:value-type="string" calcext:value-type="string">
            <text:p>PETR-DEB63L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robras-on-PETR3/cotacao" xlink:type="simple">PETROBRAS ON</text:a></text:p>
          </table:table-cell>
          <table:table-cell office:value-type="string" calcext:value-type="string">
            <text:p>PETR3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petrobras-PETR-DEB630B/cotacao" xlink:type="simple">PETROBRAS</text:a></text:p>
          </table:table-cell>
          <table:table-cell office:value-type="string" calcext:value-type="string">
            <text:p>PETR-DEB630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robras-pn-PETR4/cotacao" xlink:type="simple">PETROBRAS PN</text:a></text:p>
          </table:table-cell>
          <table:table-cell office:value-type="string" calcext:value-type="string">
            <text:p>PETR4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petrobras-PETR-DEB63L0/cotacao" xlink:type="simple">PETROBRAS</text:a></text:p>
          </table:table-cell>
          <table:table-cell office:value-type="string" calcext:value-type="string">
            <text:p>PETR-DEB63L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petrobras-PETR-DEB63B0/cotacao" xlink:type="simple">PETROBRAS</text:a></text:p>
          </table:table-cell>
          <table:table-cell office:value-type="string" calcext:value-type="string">
            <text:p>PETR-DEB63B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roreconcavo-on-RECV3/cotacao" xlink:type="simple">Petroreconcavo ON</text:a></text:p>
          </table:table-cell>
          <table:table-cell office:value-type="string" calcext:value-type="string">
            <text:p>RECV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tenati-pn-PTNT4/cotacao" xlink:type="simple">PETTENATI PN</text:a></text:p>
          </table:table-cell>
          <table:table-cell office:value-type="string" calcext:value-type="string">
            <text:p>PTN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tenati-on-PTNT3/cotacao" xlink:type="simple">PETTENATI ON</text:a></text:p>
          </table:table-cell>
          <table:table-cell office:value-type="string" calcext:value-type="string">
            <text:p>PTN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ingu-s-pna-PNGU5L/cotacao" xlink:type="simple">Pingu's PNA</text:a></text:p>
          </table:table-cell>
          <table:table-cell office:value-type="string" calcext:value-type="string">
            <text:p>PNGU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lano-plano-desenvolvi-on-PLPL3/cotacao" xlink:type="simple">Plano &amp; Plano Desenvolvi... ON</text:a></text:p>
          </table:table-cell>
          <table:table-cell office:value-type="string" calcext:value-type="string">
            <text:p>PLP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lascar-part-on-PLAS3/cotacao" xlink:type="simple">PLASCAR PART ON</text:a></text:p>
          </table:table-cell>
          <table:table-cell office:value-type="string" calcext:value-type="string">
            <text:p>PL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lascar-part-on-PLAS11/cotacao" xlink:type="simple">PLASCAR PART ON</text:a></text:p>
          </table:table-cell>
          <table:table-cell office:value-type="string" calcext:value-type="string">
            <text:p>PLAS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olpar-on-PPAR3/cotacao" xlink:type="simple">Polpar ON</text:a></text:p>
          </table:table-cell>
          <table:table-cell office:value-type="string" calcext:value-type="string">
            <text:p>PP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omifrutas-on-FRTA3/cotacao" xlink:type="simple">POMIFRUTAS ON</text:a></text:p>
          </table:table-cell>
          <table:table-cell office:value-type="string" calcext:value-type="string">
            <text:p>FRT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orto-seguro-on-PSSA3/cotacao" xlink:type="simple">PORTO SEGURO ON</text:a></text:p>
          </table:table-cell>
          <table:table-cell office:value-type="string" calcext:value-type="string">
            <text:p>PS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orto-sudeste-PSVM11/cotacao" xlink:type="simple">PORTO SUDESTE</text:a></text:p>
          </table:table-cell>
          <table:table-cell office:value-type="string" calcext:value-type="string">
            <text:p>PSVM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ositivo-tec-on-POSI3/cotacao" xlink:type="simple">POSITIVO TEC ON</text:a></text:p>
          </table:table-cell>
          <table:table-cell office:value-type="string" calcext:value-type="string">
            <text:p>POS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atica-pnr-m2-pn-PTCA11/cotacao" xlink:type="simple">PRATICA PNR M2 PN</text:a></text:p>
          </table:table-cell>
          <table:table-cell office:value-type="string" calcext:value-type="string">
            <text:p>PTCA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atica-pnr-m2-on-PTCA3/cotacao" xlink:type="simple">PRATICA PNR M2 ON</text:a></text:p>
          </table:table-cell>
          <table:table-cell office:value-type="string" calcext:value-type="string">
            <text:p>PTC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efeitura-municipal-sao-PMSP12B/cotacao" xlink:type="simple">Prefeitura Municipal Sao...</text:a></text:p>
          </table:table-cell>
          <table:table-cell office:value-type="string" calcext:value-type="string">
            <text:p>PMSP12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efeitura-municipal-sao-PMSP11B/cotacao" xlink:type="simple">Prefeitura Municipal Sao...</text:a></text:p>
          </table:table-cell>
          <table:table-cell office:value-type="string" calcext:value-type="string">
            <text:p>PMSP11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efeitura-municipal-sao-PMSP11BL/cotacao" xlink:type="simple">Prefeitura Municipal Sao...</text:a></text:p>
          </table:table-cell>
          <table:table-cell office:value-type="string" calcext:value-type="string">
            <text:p>PMSP11B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epac-pmsp-PMSP12BL/cotacao" xlink:type="simple">CEPAC - PMSP</text:a></text:p>
          </table:table-cell>
          <table:table-cell office:value-type="string" calcext:value-type="string">
            <text:p>PMSP12B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efeitura-municipal-sao-PMSP13B/cotacao" xlink:type="simple">Prefeitura Municipal Sao...</text:a></text:p>
          </table:table-cell>
          <table:table-cell office:value-type="string" calcext:value-type="string">
            <text:p>PMSP1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iner-on-PRNR3/cotacao" xlink:type="simple">PRINER ON</text:a></text:p>
          </table:table-cell>
          <table:table-cell office:value-type="string" calcext:value-type="string">
            <text:p>PRN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odutores-energeticos-m-on-PRMN3B/cotacao" xlink:type="simple">Produtores Energeticos M... ON</text:a></text:p>
          </table:table-cell>
          <table:table-cell office:value-type="string" calcext:value-type="string">
            <text:p>PRMN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ofarma-on-PFRM3/cotacao" xlink:type="simple">PROFARMA ON</text:a></text:p>
          </table:table-cell>
          <table:table-cell office:value-type="string" calcext:value-type="string">
            <text:p>PFR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rompt-participacoes-on-PRPT3B/cotacao" xlink:type="simple">Prompt Participacoes ON</text:a></text:p>
          </table:table-cell>
          <table:table-cell office:value-type="string" calcext:value-type="string">
            <text:p>PRPT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qualicorp-on-QUAL3/cotacao" xlink:type="simple">QUALICORP ON</text:a></text:p>
          </table:table-cell>
          <table:table-cell office:value-type="string" calcext:value-type="string">
            <text:p>QUA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quality-software-on-QUSW3/cotacao" xlink:type="simple">Quality Software ON</text:a></text:p>
          </table:table-cell>
          <table:table-cell office:value-type="string" calcext:value-type="string">
            <text:p>QUSW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aia-drogasil-on-RADL3/cotacao" xlink:type="simple">RAIA DROGASIL ON</text:a></text:p>
          </table:table-cell>
          <table:table-cell office:value-type="string" calcext:value-type="string">
            <text:p>RAD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andon-part-on-RAPT3/cotacao" xlink:type="simple">RANDON PART ON</text:a></text:p>
          </table:table-cell>
          <table:table-cell office:value-type="string" calcext:value-type="string">
            <text:p>RAP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andon-part-pn-RAPT4/cotacao" xlink:type="simple">RANDON PART PN</text:a></text:p>
          </table:table-cell>
          <table:table-cell office:value-type="string" calcext:value-type="string">
            <text:p>RAPT4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res-RBRA-CRA14B0/cotacao" xlink:type="simple">RBCAPITALRES</text:a></text:p>
          </table:table-cell>
          <table:table-cell office:value-type="string" calcext:value-type="string">
            <text:p>RBRA-CRA14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res-RBRA-CRIE7B0/cotacao" xlink:type="simple">RBCAPITALRES</text:a></text:p>
          </table:table-cell>
          <table:table-cell office:value-type="string" calcext:value-type="string">
            <text:p>RBRA-CRIE7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res-RBRA-CRI80B0/cotacao" xlink:type="simple">RBCAPITALRES</text:a></text:p>
          </table:table-cell>
          <table:table-cell office:value-type="string" calcext:value-type="string">
            <text:p>RBRA-CRI80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84B0/cotacao" xlink:type="simple">RBCAPITALSEC</text:a></text:p>
          </table:table-cell>
          <table:table-cell office:value-type="string" calcext:value-type="string">
            <text:p>RBCS-CRI84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73B0/cotacao" xlink:type="simple">RBCAPITALSEC</text:a></text:p>
          </table:table-cell>
          <table:table-cell office:value-type="string" calcext:value-type="string">
            <text:p>RBCS-CRI73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2RB0/cotacao" xlink:type="simple">RBCAPITALSEC</text:a></text:p>
          </table:table-cell>
          <table:table-cell office:value-type="string" calcext:value-type="string">
            <text:p>RBCS-CRI2R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2QB0/cotacao" xlink:type="simple">RBCAPITALSEC</text:a></text:p>
          </table:table-cell>
          <table:table-cell office:value-type="string" calcext:value-type="string">
            <text:p>RBCS-CRI2Q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86B0/cotacao" xlink:type="simple">RBCAPITALSEC</text:a></text:p>
          </table:table-cell>
          <table:table-cell office:value-type="string" calcext:value-type="string">
            <text:p>RBCS-CRI86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87B0/cotacao" xlink:type="simple">RBCAPITALSEC</text:a></text:p>
          </table:table-cell>
          <table:table-cell office:value-type="string" calcext:value-type="string">
            <text:p>RBCS-CRI87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85B0/cotacao" xlink:type="simple">RBCAPITALSEC</text:a></text:p>
          </table:table-cell>
          <table:table-cell office:value-type="string" calcext:value-type="string">
            <text:p>RBCS-CRI85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rbcapitalsec-RBCS-CRI2PB0/cotacao" xlink:type="simple">RBCAPITALSEC</text:a></text:p>
          </table:table-cell>
          <table:table-cell office:value-type="string" calcext:value-type="string">
            <text:p>RBCS-CRI2PB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br-private-cr-RBRY13/cotacao" xlink:type="simple">RBR Private CR</text:a></text:p>
          </table:table-cell>
          <table:table-cell office:value-type="string" calcext:value-type="string">
            <text:p>RBRY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br-private-cr-RBRY12/cotacao" xlink:type="simple">RBR Private CR</text:a></text:p>
          </table:table-cell>
          <table:table-cell office:value-type="string" calcext:value-type="string">
            <text:p>RBRY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crusul-on-RCSL3/cotacao" xlink:type="simple">RECRUSUL ON</text:a></text:p>
          </table:table-cell>
          <table:table-cell office:value-type="string" calcext:value-type="string">
            <text:p>RCS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crusul-pn-RCSL4/cotacao" xlink:type="simple">RECRUSUL PN</text:a></text:p>
          </table:table-cell>
          <table:table-cell office:value-type="string" calcext:value-type="string">
            <text:p>RCS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de-dor-sao-luiz-on-RDOR3/cotacao" xlink:type="simple">Rede DOr Sao Luiz ON</text:a></text:p>
          </table:table-cell>
          <table:table-cell office:value-type="string" calcext:value-type="string">
            <text:p>RDO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de-energia-on-REDE3/cotacao" xlink:type="simple">REDE ENERGIA ON</text:a></text:p>
          </table:table-cell>
          <table:table-cell office:value-type="string" calcext:value-type="string">
            <text:p>RED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de-energia-on-REDE3L/cotacao" xlink:type="simple">REDE ENERGIA ON</text:a></text:p>
          </table:table-cell>
          <table:table-cell office:value-type="string" calcext:value-type="string">
            <text:p>REDE3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de-energia-on-REDE1/cotacao" xlink:type="simple">REDE ENERGIA ON</text:a></text:p>
          </table:table-cell>
          <table:table-cell office:value-type="string" calcext:value-type="string">
            <text:p>REDE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pet-manguinh-on-RPMG3/cotacao" xlink:type="simple">PET MANGUINH ON</text:a></text:p>
          </table:table-cell>
          <table:table-cell office:value-type="string" calcext:value-type="string">
            <text:p>RPM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nova-RNEW12/cotacao" xlink:type="simple">RENOVA</text:a></text:p>
          </table:table-cell>
          <table:table-cell office:value-type="string" calcext:value-type="string">
            <text:p>RNEW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nova-on-RNEW1/cotacao" xlink:type="simple">RENOVA ON</text:a></text:p>
          </table:table-cell>
          <table:table-cell office:value-type="string" calcext:value-type="string">
            <text:p>RNEW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nova-pn-RNEW2/cotacao" xlink:type="simple">RENOVA PN</text:a></text:p>
          </table:table-cell>
          <table:table-cell office:value-type="string" calcext:value-type="string">
            <text:p>RNEW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nova-on-RNEW3/cotacao" xlink:type="simple">RENOVA ON</text:a></text:p>
          </table:table-cell>
          <table:table-cell office:value-type="string" calcext:value-type="string">
            <text:p>RNEW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enova-pn-RNEW4/cotacao" xlink:type="simple">RENOVA PN</text:a></text:p>
          </table:table-cell>
          <table:table-cell office:value-type="string" calcext:value-type="string">
            <text:p>RNEW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le-lis-blanc-on-LLIS3/cotacao" xlink:type="simple">LE LIS BLANC ON</text:a></text:p>
          </table:table-cell>
          <table:table-cell office:value-type="string" calcext:value-type="string">
            <text:p>LLI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io-alto-energ-renov-on-RIOS3/cotacao" xlink:type="simple">RIO ALTO ENERG RENOV ON</text:a></text:p>
          </table:table-cell>
          <table:table-cell office:value-type="string" calcext:value-type="string">
            <text:p>RIO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io-cartado-pnb-RCTA6L/cotacao" xlink:type="simple">Rio Cartado PNB</text:a></text:p>
          </table:table-cell>
          <table:table-cell office:value-type="string" calcext:value-type="string">
            <text:p>RCTA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r-paranap-pn-GEPA4/cotacao" xlink:type="simple">GER PARANAP PN</text:a></text:p>
          </table:table-cell>
          <table:table-cell office:value-type="string" calcext:value-type="string">
            <text:p>GEP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ger-paranap-on-GEPA3/cotacao" xlink:type="simple">GER PARANAP ON</text:a></text:p>
          </table:table-cell>
          <table:table-cell office:value-type="string" calcext:value-type="string">
            <text:p>GE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iopec-pnc-pnd-RIPC8L/cotacao" xlink:type="simple">Riopec Pnc PND</text:a></text:p>
          </table:table-cell>
          <table:table-cell office:value-type="string" calcext:value-type="string">
            <text:p>RIPC8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iopec-pnc-pnc-RIPC7L/cotacao" xlink:type="simple">Riopec Pnc PNC</text:a></text:p>
          </table:table-cell>
          <table:table-cell office:value-type="string" calcext:value-type="string">
            <text:p>RIPC7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iopec-pnc-pnb-RIPC6L/cotacao" xlink:type="simple">Riopec Pnc PNB</text:a></text:p>
          </table:table-cell>
          <table:table-cell office:value-type="string" calcext:value-type="string">
            <text:p>RIPC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ni-on-RDNI3/cotacao" xlink:type="simple">RNI ON</text:a></text:p>
          </table:table-cell>
          <table:table-cell office:value-type="string" calcext:value-type="string">
            <text:p>RDN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ocha-santos-agroind-pnb-RCST6L/cotacao" xlink:type="simple">Rocha Santos Agroind PNB</text:a></text:p>
          </table:table-cell>
          <table:table-cell office:value-type="string" calcext:value-type="string">
            <text:p>RCST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ondistur-hoteis-turismo-pna-ROND5L/cotacao" xlink:type="simple">Rondistur Hoteis Turismo PNA</text:a></text:p>
          </table:table-cell>
          <table:table-cell office:value-type="string" calcext:value-type="string">
            <text:p>ROND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ossi-resid-on-RSID3/cotacao" xlink:type="simple">ROSSI RESID ON</text:a></text:p>
          </table:table-cell>
          <table:table-cell office:value-type="string" calcext:value-type="string">
            <text:p>RSI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umo-malha-norte-on-FRRN3B/cotacao" xlink:type="simple">Rumo Malha Norte ON</text:a></text:p>
          </table:table-cell>
          <table:table-cell office:value-type="string" calcext:value-type="string">
            <text:p>FRRN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umo-malha-norte-pnb-FRRN6B/cotacao" xlink:type="simple">Rumo Malha Norte PNB</text:a></text:p>
          </table:table-cell>
          <table:table-cell office:value-type="string" calcext:value-type="string">
            <text:p>FRRN6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umo-malha-norte-pna-FRRN5B/cotacao" xlink:type="simple">Rumo Malha Norte PNA</text:a></text:p>
          </table:table-cell>
          <table:table-cell office:value-type="string" calcext:value-type="string">
            <text:p>FRRN5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rumo-s-a-on-RAIL3/cotacao" xlink:type="simple">RUMO S.A ON</text:a></text:p>
          </table:table-cell>
          <table:table-cell office:value-type="string" calcext:value-type="string">
            <text:p>RAI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suy-on-SNSY3/cotacao" xlink:type="simple">SANSUY ON</text:a></text:p>
          </table:table-cell>
          <table:table-cell office:value-type="string" calcext:value-type="string">
            <text:p>SNS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suy-pnb-SNSY6/cotacao" xlink:type="simple">SANSUY PNB</text:a></text:p>
          </table:table-cell>
          <table:table-cell office:value-type="string" calcext:value-type="string">
            <text:p>SNSY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suy-pna-SNSY5/cotacao" xlink:type="simple">SANSUY PNA</text:a></text:p>
          </table:table-cell>
          <table:table-cell office:value-type="string" calcext:value-type="string">
            <text:p>SNSY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ntos-brasil-on-STBP3/cotacao" xlink:type="simple">SANTOS BRASIL ON</text:a></text:p>
          </table:table-cell>
          <table:table-cell office:value-type="string" calcext:value-type="string">
            <text:p>STB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o-carlos-on-SCAR3/cotacao" xlink:type="simple">SÃO CARLOS ON</text:a></text:p>
          </table:table-cell>
          <table:table-cell office:value-type="string" calcext:value-type="string">
            <text:p>SC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o-francisco-textil-pna-CTVL5L/cotacao" xlink:type="simple">Sao Francisco Textil PNA</text:a></text:p>
          </table:table-cell>
          <table:table-cell office:value-type="string" calcext:value-type="string">
            <text:p>CTVL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o-martinho-on-SMTO3/cotacao" xlink:type="simple">SÃO MARTINHO ON</text:a></text:p>
          </table:table-cell>
          <table:table-cell office:value-type="string" calcext:value-type="string">
            <text:p>SMT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pargatas-on-ALPA3/cotacao" xlink:type="simple">ALPARGATAS ON</text:a></text:p>
          </table:table-cell>
          <table:table-cell office:value-type="string" calcext:value-type="string">
            <text:p>AL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pargatas-pn-ALPA4/cotacao" xlink:type="simple">ALPARGATAS PN</text:a></text:p>
          </table:table-cell>
          <table:table-cell office:value-type="string" calcext:value-type="string">
            <text:p>ALP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turis-on-AHEB1/cotacao" xlink:type="simple">SPTURIS ON</text:a></text:p>
          </table:table-cell>
          <table:table-cell office:value-type="string" calcext:value-type="string">
            <text:p>AHEB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-turismo-on-AHEB3/cotacao" xlink:type="simple">SP TURISMO ON</text:a></text:p>
          </table:table-cell>
          <table:table-cell office:value-type="string" calcext:value-type="string">
            <text:p>AHE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turis-pna-AHEB11/cotacao" xlink:type="simple">SPTURIS PNA</text:a></text:p>
          </table:table-cell>
          <table:table-cell office:value-type="string" calcext:value-type="string">
            <text:p>AHEB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-turismo-pnb-AHEB6/cotacao" xlink:type="simple">SP TURISMO PNB</text:a></text:p>
          </table:table-cell>
          <table:table-cell office:value-type="string" calcext:value-type="string">
            <text:p>AHEB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-turismo-pna-AHEB5/cotacao" xlink:type="simple">SP TURISMO PNA</text:a></text:p>
          </table:table-cell>
          <table:table-cell office:value-type="string" calcext:value-type="string">
            <text:p>AHEB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turis-pnb-AHEB13/cotacao" xlink:type="simple">SPTURIS PNB</text:a></text:p>
          </table:table-cell>
          <table:table-cell office:value-type="string" calcext:value-type="string">
            <text:p>AHEB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raiva-livr-SLED12/cotacao" xlink:type="simple">SARAIVA LIVR</text:a></text:p>
          </table:table-cell>
          <table:table-cell office:value-type="string" calcext:value-type="string">
            <text:p>SLED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raiva-livr-SLED13/cotacao" xlink:type="simple">SARAIVA LIVR</text:a></text:p>
          </table:table-cell>
          <table:table-cell office:value-type="string" calcext:value-type="string">
            <text:p>SLED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raiva-livr-pn-SLED2/cotacao" xlink:type="simple">SARAIVA LIVR PN</text:a></text:p>
          </table:table-cell>
          <table:table-cell office:value-type="string" calcext:value-type="string">
            <text:p>SLED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raiva-livr-pn-SLED4/cotacao" xlink:type="simple">SARAIVA LIVR PN</text:a></text:p>
          </table:table-cell>
          <table:table-cell office:value-type="string" calcext:value-type="string">
            <text:p>SLED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raiva-livr-on-SLED3/cotacao" xlink:type="simple">SARAIVA LIVR ON</text:a></text:p>
          </table:table-cell>
          <table:table-cell office:value-type="string" calcext:value-type="string">
            <text:p>SLE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raiva-livr-on-SLED1/cotacao" xlink:type="simple">SARAIVA LIVR ON</text:a></text:p>
          </table:table-cell>
          <table:table-cell office:value-type="string" calcext:value-type="string">
            <text:p>SLED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raiva-livr-SLED11/cotacao" xlink:type="simple">SARAIVA LIVR</text:a></text:p>
          </table:table-cell>
          <table:table-cell office:value-type="string" calcext:value-type="string">
            <text:p>SLED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uipe-sa-ex-parseg-par-on-PSEG3/cotacao" xlink:type="simple">Sauipe Sa (ex Parseg Par... ON</text:a></text:p>
          </table:table-cell>
          <table:table-cell office:value-type="string" calcext:value-type="string">
            <text:p>PSE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auipe-sa-ex-parseg-par-pn-PSEG4/cotacao" xlink:type="simple">Sauipe Sa (ex Parseg Par... PN</text:a></text:p>
          </table:table-cell>
          <table:table-cell office:value-type="string" calcext:value-type="string">
            <text:p>PSEG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chulz-pn-SHUL4/cotacao" xlink:type="simple">SCHULZ PN</text:a></text:p>
          </table:table-cell>
          <table:table-cell office:value-type="string" calcext:value-type="string">
            <text:p>SHU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chulz-on-SHUL3/cotacao" xlink:type="simple">SCHULZ ON</text:a></text:p>
          </table:table-cell>
          <table:table-cell office:value-type="string" calcext:value-type="string">
            <text:p>SHU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endas-distribuidora-on-ASAI3/cotacao" xlink:type="simple">Sendas Distribuidora ON</text:a></text:p>
          </table:table-cell>
          <table:table-cell office:value-type="string" calcext:value-type="string">
            <text:p>ASA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equoia-logistica-e-tran-on-SEQL3/cotacao" xlink:type="simple">Sequoia Logistica e Tran... ON</text:a></text:p>
          </table:table-cell>
          <table:table-cell office:value-type="string" calcext:value-type="string">
            <text:p>SEQ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er-educacional-on-SEER3/cotacao" xlink:type="simple">SER EDUCACIONAL ON</text:a></text:p>
          </table:table-cell>
          <table:table-cell office:value-type="string" calcext:value-type="string">
            <text:p>SEE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ermar-agro-pna-pna-SRAG5L/cotacao" xlink:type="simple">SERMAR AGRO PNA PNA</text:a></text:p>
          </table:table-cell>
          <table:table-cell office:value-type="string" calcext:value-type="string">
            <text:p>SRAG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iperti-pn-APTI4/cotacao" xlink:type="simple">ALIPERTI PN</text:a></text:p>
          </table:table-cell>
          <table:table-cell office:value-type="string" calcext:value-type="string">
            <text:p>APTI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iperti-on-APTI3/cotacao" xlink:type="simple">ALIPERTI ON</text:a></text:p>
          </table:table-cell>
          <table:table-cell office:value-type="string" calcext:value-type="string">
            <text:p>APT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impar-on-SIMH3/cotacao" xlink:type="simple">Simpar ON</text:a></text:p>
          </table:table-cell>
          <table:table-cell office:value-type="string" calcext:value-type="string">
            <text:p>SIMH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inop-agro-quimica-pna-SNOP5L/cotacao" xlink:type="simple">Sinop Agro Quimica PNA</text:a></text:p>
          </table:table-cell>
          <table:table-cell office:value-type="string" calcext:value-type="string">
            <text:p>SNOP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inqia-on-SQIA3/cotacao" xlink:type="simple">SINQIA ON</text:a></text:p>
          </table:table-cell>
          <table:table-cell office:value-type="string" calcext:value-type="string">
            <text:p>SQI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lc-agricola-on-SLCE3/cotacao" xlink:type="simple">SLC AGRICOLA ON</text:a></text:p>
          </table:table-cell>
          <table:table-cell office:value-type="string" calcext:value-type="string">
            <text:p>SLC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mall-cap-SMLL11/cotacao" xlink:type="simple">Small Cap</text:a></text:p>
          </table:table-cell>
          <table:table-cell office:value-type="string" calcext:value-type="string">
            <text:p>SMLL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mart-fit-pnb-SMFT6/cotacao" xlink:type="simple">SMART FIT PNB</text:a></text:p>
          </table:table-cell>
          <table:table-cell office:value-type="string" calcext:value-type="string">
            <text:p>SMFT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mart-fit-pna-SMFT13/cotacao" xlink:type="simple">SMART FIT PNA</text:a></text:p>
          </table:table-cell>
          <table:table-cell office:value-type="string" calcext:value-type="string">
            <text:p>SMFT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martfit-on-SMFT3/cotacao" xlink:type="simple">SMARTFIT ON</text:a></text:p>
          </table:table-cell>
          <table:table-cell office:value-type="string" calcext:value-type="string">
            <text:p>SMF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miles-on-SMLS3/cotacao" xlink:type="simple">SMILES ON</text:a></text:p>
          </table:table-cell>
          <table:table-cell office:value-type="string" calcext:value-type="string">
            <text:p>SML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iansce-sonae-on-ALSO3/cotacao" xlink:type="simple">ALIANSCE SONAE ON</text:a></text:p>
          </table:table-cell>
          <table:table-cell office:value-type="string" calcext:value-type="string">
            <text:p>ALS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ondotecnica-pnb-SOND6/cotacao" xlink:type="simple">SONDOTECNICA PNB</text:a></text:p>
          </table:table-cell>
          <table:table-cell office:value-type="string" calcext:value-type="string">
            <text:p>SOND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ondotecnica-on-SOND3/cotacao" xlink:type="simple">SONDOTECNICA ON</text:a></text:p>
          </table:table-cell>
          <table:table-cell office:value-type="string" calcext:value-type="string">
            <text:p>SON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ondotecnica-pna-SOND5/cotacao" xlink:type="simple">SONDOTECNICA PNA</text:a></text:p>
          </table:table-cell>
          <table:table-cell office:value-type="string" calcext:value-type="string">
            <text:p>SOND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ringer-pna-SPRI5/cotacao" xlink:type="simple">SPRINGER PNA</text:a></text:p>
          </table:table-cell>
          <table:table-cell office:value-type="string" calcext:value-type="string">
            <text:p>SPRI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ringer-on-SPRI3/cotacao" xlink:type="simple">SPRINGER ON</text:a></text:p>
          </table:table-cell>
          <table:table-cell office:value-type="string" calcext:value-type="string">
            <text:p>SPRI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ringer-pnb-SPRI6/cotacao" xlink:type="simple">SPRINGER PNB</text:a></text:p>
          </table:table-cell>
          <table:table-cell office:value-type="string" calcext:value-type="string">
            <text:p>SPRI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prings-on-SGPS3/cotacao" xlink:type="simple">SPRINGS ON</text:a></text:p>
          </table:table-cell>
          <table:table-cell office:value-type="string" calcext:value-type="string">
            <text:p>SGP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tara-on-STTR3/cotacao" xlink:type="simple">STARA ON</text:a></text:p>
          </table:table-cell>
          <table:table-cell office:value-type="string" calcext:value-type="string">
            <text:p>STT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tatkraft-energias-renov-on-STKF3/cotacao" xlink:type="simple">Statkraft Energias Renov... ON</text:a></text:p>
          </table:table-cell>
          <table:table-cell office:value-type="string" calcext:value-type="string">
            <text:p>STKF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deste-on-OPSE3B/cotacao" xlink:type="simple">Sudeste ON</text:a></text:p>
          </table:table-cell>
          <table:table-cell office:value-type="string" calcext:value-type="string">
            <text:p>OPSE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inos-aves-nordeste-sa-pn-SUIA4L/cotacao" xlink:type="simple">Suinos Aves Nordeste Sa ... PN</text:a></text:p>
          </table:table-cell>
          <table:table-cell office:value-type="string" calcext:value-type="string">
            <text:p>SUIA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l-116-participacoes-on-OPTS3B/cotacao" xlink:type="simple">Sul 116 Participacoes ON</text:a></text:p>
          </table:table-cell>
          <table:table-cell office:value-type="string" calcext:value-type="string">
            <text:p>OPTS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l-america-pn-SULA4/cotacao" xlink:type="simple">SUL AMERICA PN</text:a></text:p>
          </table:table-cell>
          <table:table-cell office:value-type="string" calcext:value-type="string">
            <text:p>SUL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l-america-on-SULA3/cotacao" xlink:type="simple">SUL AMERICA ON</text:a></text:p>
          </table:table-cell>
          <table:table-cell office:value-type="string" calcext:value-type="string">
            <text:p>SUL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zano-hold-on-NEMO3/cotacao" xlink:type="simple">SUZANO HOLD ON</text:a></text:p>
          </table:table-cell>
          <table:table-cell office:value-type="string" calcext:value-type="string">
            <text:p>NEM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zano-hold-pna-NEMO5/cotacao" xlink:type="simple">SUZANO HOLD PNA</text:a></text:p>
          </table:table-cell>
          <table:table-cell office:value-type="string" calcext:value-type="string">
            <text:p>NEMO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zano-hold-pnb-NEMO6/cotacao" xlink:type="simple">SUZANO HOLD PNB</text:a></text:p>
          </table:table-cell>
          <table:table-cell office:value-type="string" calcext:value-type="string">
            <text:p>NEMO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suzano-papel-on-SUZB3/cotacao" xlink:type="simple">SUZANO PAPEL ON</text:a></text:p>
          </table:table-cell>
          <table:table-cell office:value-type="string" calcext:value-type="string">
            <text:p>SUZ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ime-for-fun-on-SHOW3/cotacao" xlink:type="simple">TIME FOR FUN ON</text:a></text:p>
          </table:table-cell>
          <table:table-cell office:value-type="string" calcext:value-type="string">
            <text:p>SHOW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TASA17/cotacao" xlink:type="simple">FORJA TAURUS PN</text:a></text:p>
          </table:table-cell>
          <table:table-cell office:value-type="string" calcext:value-type="string">
            <text:p>TASA17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TASA15/cotacao" xlink:type="simple">FORJA TAURUS PN</text:a></text:p>
          </table:table-cell>
          <table:table-cell office:value-type="string" calcext:value-type="string">
            <text:p>TASA1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on-TASA3/cotacao" xlink:type="simple">FORJA TAURUS ON</text:a></text:p>
          </table:table-cell>
          <table:table-cell office:value-type="string" calcext:value-type="string">
            <text:p>TA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TASA4/cotacao" xlink:type="simple">FORJA TAURUS PN</text:a></text:p>
          </table:table-cell>
          <table:table-cell office:value-type="string" calcext:value-type="string">
            <text:p>TAS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TASA13/cotacao" xlink:type="simple">FORJA TAURUS PN</text:a></text:p>
          </table:table-cell>
          <table:table-cell office:value-type="string" calcext:value-type="string">
            <text:p>TASA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aurus-armas-pn-TAUR4/cotacao" xlink:type="simple">Taurus Armas PN</text:a></text:p>
          </table:table-cell>
          <table:table-cell office:value-type="string" calcext:value-type="string">
            <text:p>TAUR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aurus-armas-on-TAUR/cotacao" xlink:type="simple">Taurus Armas ON</text:a></text:p>
          </table:table-cell>
          <table:table-cell office:value-type="string" calcext:value-type="string">
            <text:p>TAUR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FJTA17/cotacao" xlink:type="simple">FORJA TAURUS PN</text:a></text:p>
          </table:table-cell>
          <table:table-cell office:value-type="string" calcext:value-type="string">
            <text:p>FJTA17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FJTA15/cotacao" xlink:type="simple">FORJA TAURUS PN</text:a></text:p>
          </table:table-cell>
          <table:table-cell office:value-type="string" calcext:value-type="string">
            <text:p>FJTA1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forja-taurus-pn-FJTA13/cotacao" xlink:type="simple">FORJA TAURUS PN</text:a></text:p>
          </table:table-cell>
          <table:table-cell office:value-type="string" calcext:value-type="string">
            <text:p>FJTA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bm-textil-bezerra-menez-pna-TXBZ5L/cotacao" xlink:type="simple">Tbm Textil Bezerra Menez... PNA</text:a></text:p>
          </table:table-cell>
          <table:table-cell office:value-type="string" calcext:value-type="string">
            <text:p>TXBZ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c-traders-club-s-a-on-TRAD3/cotacao" xlink:type="simple">Tc Traders Club S.A ON</text:a></text:p>
          </table:table-cell>
          <table:table-cell office:value-type="string" calcext:value-type="string">
            <text:p>TRA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celagem-texita-pna-TTEX5L/cotacao" xlink:type="simple">Tecelagem Texita PNA</text:a></text:p>
          </table:table-cell>
          <table:table-cell office:value-type="string" calcext:value-type="string">
            <text:p>TTEX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chnos-on-TECN3/cotacao" xlink:type="simple">TECHNOS ON</text:a></text:p>
          </table:table-cell>
          <table:table-cell office:value-type="string" calcext:value-type="string">
            <text:p>TEC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cnisa-on-TCSA3/cotacao" xlink:type="simple">TECNISA ON</text:a></text:p>
          </table:table-cell>
          <table:table-cell office:value-type="string" calcext:value-type="string">
            <text:p>TC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cnosolo-on-TCNO3/cotacao" xlink:type="simple">TECNOSOLO ON</text:a></text:p>
          </table:table-cell>
          <table:table-cell office:value-type="string" calcext:value-type="string">
            <text:p>TCN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cnosolo-pn-TCNO4/cotacao" xlink:type="simple">TECNOSOLO PN</text:a></text:p>
          </table:table-cell>
          <table:table-cell office:value-type="string" calcext:value-type="string">
            <text:p>TCNO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gma-on-TGMA3/cotacao" xlink:type="simple">TEGMA ON</text:a></text:p>
          </table:table-cell>
          <table:table-cell office:value-type="string" calcext:value-type="string">
            <text:p>TGM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gra-incorpon-on-TEGA3/cotacao" xlink:type="simple">TEGRA INCORPON ON</text:a></text:p>
          </table:table-cell>
          <table:table-cell office:value-type="string" calcext:value-type="string">
            <text:p>TEG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ka-pn-TEKA4/cotacao" xlink:type="simple">TEKA PN</text:a></text:p>
          </table:table-cell>
          <table:table-cell office:value-type="string" calcext:value-type="string">
            <text:p>TEKA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ka-on-TEKA3/cotacao" xlink:type="simple">TEKA ON</text:a></text:p>
          </table:table-cell>
          <table:table-cell office:value-type="string" calcext:value-type="string">
            <text:p>TEK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kno-on-TKNO3/cotacao" xlink:type="simple">TEKNO ON</text:a></text:p>
          </table:table-cell>
          <table:table-cell office:value-type="string" calcext:value-type="string">
            <text:p>TKN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kno-pn-TKNO4/cotacao" xlink:type="simple">TEKNO PN</text:a></text:p>
          </table:table-cell>
          <table:table-cell office:value-type="string" calcext:value-type="string">
            <text:p>TKNO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lebras-pn-TELB4/cotacao" xlink:type="simple">TELEBRAS PN</text:a></text:p>
          </table:table-cell>
          <table:table-cell office:value-type="string" calcext:value-type="string">
            <text:p>TELB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lebras-on-TELB1/cotacao" xlink:type="simple">TELEBRAS ON</text:a></text:p>
          </table:table-cell>
          <table:table-cell office:value-type="string" calcext:value-type="string">
            <text:p>TELB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lebras-pn-TELB2/cotacao" xlink:type="simple">TELEBRAS PN</text:a></text:p>
          </table:table-cell>
          <table:table-cell office:value-type="string" calcext:value-type="string">
            <text:p>TELB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lebras-on-TELB3/cotacao" xlink:type="simple">TELEBRAS ON</text:a></text:p>
          </table:table-cell>
          <table:table-cell office:value-type="string" calcext:value-type="string">
            <text:p>TELB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lef-brasil-pn-VIVT4/cotacao" xlink:type="simple">TELEF BRASIL PN</text:a></text:p>
          </table:table-cell>
          <table:table-cell office:value-type="string" calcext:value-type="string">
            <text:p>VIV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lef-brasil-on-VIVT3/cotacao" xlink:type="simple">TELEF BRASIL ON</text:a></text:p>
          </table:table-cell>
          <table:table-cell office:value-type="string" calcext:value-type="string">
            <text:p>VIV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rminal-garagem-menezes-on-MNZC3B/cotacao" xlink:type="simple">Terminal Garagem Menezes... ON</text:a></text:p>
          </table:table-cell>
          <table:table-cell office:value-type="string" calcext:value-type="string">
            <text:p>MNZC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rra-bravia-pn-pn-TBCC4L/cotacao" xlink:type="simple">Terra Bravia Pn PN</text:a></text:p>
          </table:table-cell>
          <table:table-cell office:value-type="string" calcext:value-type="string">
            <text:p>TBCC4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rra-santa-on-TESA3/cotacao" xlink:type="simple">TERRA SANTA ON</text:a></text:p>
          </table:table-cell>
          <table:table-cell office:value-type="string" calcext:value-type="string">
            <text:p>TES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rra-santa-on-TESA12/cotacao" xlink:type="simple">TERRA SANTA ON</text:a></text:p>
          </table:table-cell>
          <table:table-cell office:value-type="string" calcext:value-type="string">
            <text:p>TESA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ste-ipn-v2on-on-IPNN3/cotacao" xlink:type="simple">TESTE IPN V2ON ON</text:a></text:p>
          </table:table-cell>
          <table:table-cell office:value-type="string" calcext:value-type="string">
            <text:p>IPN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x-renaux-on-TXRX3/cotacao" xlink:type="simple">TEX RENAUX ON</text:a></text:p>
          </table:table-cell>
          <table:table-cell office:value-type="string" calcext:value-type="string">
            <text:p>TXRX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ex-renaux-pn-TXRX4/cotacao" xlink:type="simple">TEX RENAUX PN</text:a></text:p>
          </table:table-cell>
          <table:table-cell office:value-type="string" calcext:value-type="string">
            <text:p>TXRX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im-on-TIMS3/cotacao" xlink:type="simple">TIM ON</text:a></text:p>
          </table:table-cell>
          <table:table-cell office:value-type="string" calcext:value-type="string">
            <text:p>TIM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im-on-TIMP3/cotacao" xlink:type="simple">TIM ON</text:a></text:p>
          </table:table-cell>
          <table:table-cell office:value-type="string" calcext:value-type="string">
            <text:p>TIM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ocantins-agro-avicola-pna-TOCN5L/cotacao" xlink:type="simple">Tocantins Agro Avicola PNA</text:a></text:p>
          </table:table-cell>
          <table:table-cell office:value-type="string" calcext:value-type="string">
            <text:p>TOCN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ocantins-agro-avicola-pnb-TOCN6L/cotacao" xlink:type="simple">Tocantins Agro Avicola PNB</text:a></text:p>
          </table:table-cell>
          <table:table-cell office:value-type="string" calcext:value-type="string">
            <text:p>TOCN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otvs-on-TOTS3/cotacao" xlink:type="simple">TOTVS ON</text:a></text:p>
          </table:table-cell>
          <table:table-cell office:value-type="string" calcext:value-type="string">
            <text:p>TOT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iunfo-part-on-TPIS3/cotacao" xlink:type="simple">TRIUNFO PART ON</text:a></text:p>
          </table:table-cell>
          <table:table-cell office:value-type="string" calcext:value-type="string">
            <text:p>TPI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ack-field-pn-TFCO4/cotacao" xlink:type="simple">Track &amp; Field PN</text:a></text:p>
          </table:table-cell>
          <table:table-cell office:value-type="string" calcext:value-type="string">
            <text:p>TFCO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ack-field-pn-TCOF4/cotacao" xlink:type="simple">TRACK &amp; FIELD PN</text:a></text:p>
          </table:table-cell>
          <table:table-cell office:value-type="string" calcext:value-type="string">
            <text:p>TCOF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amontina-pnb-TBLM6L/cotacao" xlink:type="simple">Tramontina PNB</text:a></text:p>
          </table:table-cell>
          <table:table-cell office:value-type="string" calcext:value-type="string">
            <text:p>TBLM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anscontinental-hoteis-pna-TCTN5L/cotacao" xlink:type="simple">Transcontinental Hoteis ... PNA</text:a></text:p>
          </table:table-cell>
          <table:table-cell office:value-type="string" calcext:value-type="string">
            <text:p>TCTN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aesa-on-TAEE3/cotacao" xlink:type="simple">TAESA ON</text:a></text:p>
          </table:table-cell>
          <table:table-cell office:value-type="string" calcext:value-type="string">
            <text:p>TAE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aesa-pn-TAEE4/cotacao" xlink:type="simple">TAESA PN</text:a></text:p>
          </table:table-cell>
          <table:table-cell office:value-type="string" calcext:value-type="string">
            <text:p>TAEE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evisa-on-LUXM3/cotacao" xlink:type="simple">TREVISA ON</text:a></text:p>
          </table:table-cell>
          <table:table-cell office:value-type="string" calcext:value-type="string">
            <text:p>LUX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evisa-pn-LUXM4/cotacao" xlink:type="simple">TREVISA PN</text:a></text:p>
          </table:table-cell>
          <table:table-cell office:value-type="string" calcext:value-type="string">
            <text:p>LUXM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risul-on-TRIS3/cotacao" xlink:type="simple">TRISUL ON</text:a></text:p>
          </table:table-cell>
          <table:table-cell office:value-type="string" calcext:value-type="string">
            <text:p>TRI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ristal-pnb-CRPG6/cotacao" xlink:type="simple">CRISTAL PNB</text:a></text:p>
          </table:table-cell>
          <table:table-cell office:value-type="string" calcext:value-type="string">
            <text:p>CRPG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ristal-pna-CRPG5/cotacao" xlink:type="simple">CRISTAL PNA</text:a></text:p>
          </table:table-cell>
          <table:table-cell office:value-type="string" calcext:value-type="string">
            <text:p>CRPG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cristal-on-CRPG3/cotacao" xlink:type="simple">CRISTAL ON</text:a></text:p>
          </table:table-cell>
          <table:table-cell office:value-type="string" calcext:value-type="string">
            <text:p>CRPG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tupy-on-TUPY3/cotacao" xlink:type="simple">TUPY ON</text:a></text:p>
          </table:table-cell>
          <table:table-cell office:value-type="string" calcext:value-type="string">
            <text:p>TUPY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ltrapar-on-UGPA3/cotacao" xlink:type="simple">ULTRAPAR ON</text:a></text:p>
          </table:table-cell>
          <table:table-cell office:value-type="string" calcext:value-type="string">
            <text:p>UGP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ltrapar-on-UGPA1/cotacao" xlink:type="simple">ULTRAPAR ON</text:a></text:p>
          </table:table-cell>
          <table:table-cell office:value-type="string" calcext:value-type="string">
            <text:p>UGPA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nicasa-on-UCAS3/cotacao" xlink:type="simple">UNICASA ON</text:a></text:p>
          </table:table-cell>
          <table:table-cell office:value-type="string" calcext:value-type="string">
            <text:p>UCA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nifique-telecomunicacoes-on-FIQE3/cotacao" xlink:type="simple">Unifique Telecomunicacoes ON</text:a></text:p>
          </table:table-cell>
          <table:table-cell office:value-type="string" calcext:value-type="string">
            <text:p>FIQ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nipar-pnb-UNIP6/cotacao" xlink:type="simple">UNIPAR PNB</text:a></text:p>
          </table:table-cell>
          <table:table-cell office:value-type="string" calcext:value-type="string">
            <text:p>UNIP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nipar-pna-UNIP5/cotacao" xlink:type="simple">UNIPAR PNA</text:a></text:p>
          </table:table-cell>
          <table:table-cell office:value-type="string" calcext:value-type="string">
            <text:p>UNIP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nipar-on-UNIP3/cotacao" xlink:type="simple">UNIPAR ON</text:a></text:p>
          </table:table-cell>
          <table:table-cell office:value-type="string" calcext:value-type="string">
            <text:p>UNI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ptick-participacoes-on-UPKP3B/cotacao" xlink:type="simple">Uptick Participacoes ON</text:a></text:p>
          </table:table-cell>
          <table:table-cell office:value-type="string" calcext:value-type="string">
            <text:p>UPKP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siminas-pnb-USIM6/cotacao" xlink:type="simple">USIMINAS PNB</text:a></text:p>
          </table:table-cell>
          <table:table-cell office:value-type="string" calcext:value-type="string">
            <text:p>USIM6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siminas-on-USIM3/cotacao" xlink:type="simple">USIMINAS ON</text:a></text:p>
          </table:table-cell>
          <table:table-cell office:value-type="string" calcext:value-type="string">
            <text:p>USI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siminas-pna-USIM5/cotacao" xlink:type="simple">USIMINAS PNA</text:a></text:p>
          </table:table-cell>
          <table:table-cell office:value-type="string" calcext:value-type="string">
            <text:p>USIM5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utilities-UTIL11/cotacao" xlink:type="simple">UTILITIES</text:a></text:p>
          </table:table-cell>
          <table:table-cell office:value-type="string" calcext:value-type="string">
            <text:p>UTIL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ale-bonito-pnb-VLBN6L/cotacao" xlink:type="simple">Vale Bonito PNB</text:a></text:p>
          </table:table-cell>
          <table:table-cell office:value-type="string" calcext:value-type="string">
            <text:p>VLBN6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ale-on-VALE3/cotacao" xlink:type="simple">VALE ON</text:a></text:p>
          </table:table-cell>
          <table:table-cell office:value-type="string" calcext:value-type="string">
            <text:p>VAL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alid-on-VLID1/cotacao" xlink:type="simple">VALID ON</text:a></text:p>
          </table:table-cell>
          <table:table-cell office:value-type="string" calcext:value-type="string">
            <text:p>VLID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alid-on-VLID3/cotacao" xlink:type="simple">VALID ON</text:a></text:p>
          </table:table-cell>
          <table:table-cell office:value-type="string" calcext:value-type="string">
            <text:p>VLID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alid-on-VLID11/cotacao" xlink:type="simple">VALID ON</text:a></text:p>
          </table:table-cell>
          <table:table-cell office:value-type="string" calcext:value-type="string">
            <text:p>VLID1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alid-on-VLID9/cotacao" xlink:type="simple">VALID ON</text:a></text:p>
          </table:table-cell>
          <table:table-cell office:value-type="string" calcext:value-type="string">
            <text:p>VLID9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amos-on-VAMO3/cotacao" xlink:type="simple">Vamos ON</text:a></text:p>
          </table:table-cell>
          <table:table-cell office:value-type="string" calcext:value-type="string">
            <text:p>VAMO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bi-log-ci-LVBI12/cotacao" xlink:type="simple">VBI Log CI</text:a></text:p>
          </table:table-cell>
          <table:table-cell office:value-type="string" calcext:value-type="string">
            <text:p>LVBI12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AA2B0/cotacao" xlink:type="simple">Vert Companhia Securitiz...</text:a></text:p>
          </table:table-cell>
          <table:table-cell office:value-type="string" calcext:value-type="string">
            <text:p>VERT-CRAA2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I41B0/cotacao" xlink:type="simple">Vert Companhia Securitiz...</text:a></text:p>
          </table:table-cell>
          <table:table-cell office:value-type="string" calcext:value-type="string">
            <text:p>VERT-CRI4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AE1B0/cotacao" xlink:type="simple">Vert Companhia Securitiz...</text:a></text:p>
          </table:table-cell>
          <table:table-cell office:value-type="string" calcext:value-type="string">
            <text:p>VERT-CRAE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AA20B/cotacao" xlink:type="simple">Vert Companhia Securitiz...</text:a></text:p>
          </table:table-cell>
          <table:table-cell office:value-type="string" calcext:value-type="string">
            <text:p>VERT-CRAA2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ciasec-VERT-CRAA1B0/cotacao" xlink:type="simple">VERTCIASEC</text:a></text:p>
          </table:table-cell>
          <table:table-cell office:value-type="string" calcext:value-type="string">
            <text:p>VERT-CRAA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ciasec-VERT-CRA41B0/cotacao" xlink:type="simple">VERTCIASEC</text:a></text:p>
          </table:table-cell>
          <table:table-cell office:value-type="string" calcext:value-type="string">
            <text:p>VERT-CRA4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ciasec-VERT-CRA12B0/cotacao" xlink:type="simple">VERTCIASEC</text:a></text:p>
          </table:table-cell>
          <table:table-cell office:value-type="string" calcext:value-type="string">
            <text:p>VERT-CRA12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A110B/cotacao" xlink:type="simple">Vert Companhia Securitiz...</text:a></text:p>
          </table:table-cell>
          <table:table-cell office:value-type="string" calcext:value-type="string">
            <text:p>VERT-CRA11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A11B0/cotacao" xlink:type="simple">Vert Companhia Securitiz...</text:a></text:p>
          </table:table-cell>
          <table:table-cell office:value-type="string" calcext:value-type="string">
            <text:p>VERT-CRA1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ciasec-VERT-CRAA10B/cotacao" xlink:type="simple">VERTCIASEC</text:a></text:p>
          </table:table-cell>
          <table:table-cell office:value-type="string" calcext:value-type="string">
            <text:p>VERT-CRAA10B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A52B0/cotacao" xlink:type="simple">Vert Companhia Securitiz...</text:a></text:p>
          </table:table-cell>
          <table:table-cell office:value-type="string" calcext:value-type="string">
            <text:p>VERT-CRA52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-companhia-securitiz-VERT-CRA51B0/cotacao" xlink:type="simple">Vert Companhia Securitiz...</text:a></text:p>
          </table:table-cell>
          <table:table-cell office:value-type="string" calcext:value-type="string">
            <text:p>VERT-CRA51B0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vertciasec-VERT-CRA120B/cotacao" xlink:type="simple">VERTCIASEC</text:a></text:p>
          </table:table-cell>
          <table:table-cell office:value-type="string" calcext:value-type="string">
            <text:p>VERT-CRA120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ia-varejo-on-VVAR3/cotacao" xlink:type="simple">VIA VAREJO ON</text:a></text:p>
          </table:table-cell>
          <table:table-cell office:value-type="string" calcext:value-type="string">
            <text:p>VVA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ivara-on-VIVA3/cotacao" xlink:type="simple">VIVARA ON</text:a></text:p>
          </table:table-cell>
          <table:table-cell office:value-type="string" calcext:value-type="string">
            <text:p>VIV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iver-on-VIVR3/cotacao" xlink:type="simple">VIVER ON</text:a></text:p>
          </table:table-cell>
          <table:table-cell office:value-type="string" calcext:value-type="string">
            <text:p>VIVR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iver-on-VIVR1/cotacao" xlink:type="simple">VIVER ON</text:a></text:p>
          </table:table-cell>
          <table:table-cell office:value-type="string" calcext:value-type="string">
            <text:p>VIVR1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vulcabras-on-VULC3/cotacao" xlink:type="simple">VULCABRAS ON</text:a></text:p>
          </table:table-cell>
          <table:table-cell office:value-type="string" calcext:value-type="string">
            <text:p>VULC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eg-on-WEGE3/cotacao" xlink:type="simple">WEG ON</text:a></text:p>
          </table:table-cell>
          <table:table-cell office:value-type="string" calcext:value-type="string">
            <text:p>WEGE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estwing-comercio-vareji-on-WEST3/cotacao" xlink:type="simple">Westwing Comercio Vareji... ON</text:a></text:p>
          </table:table-cell>
          <table:table-cell office:value-type="string" calcext:value-type="string">
            <text:p>WES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etzel-pn-MWET4/cotacao" xlink:type="simple">WETZEL PN</text:a></text:p>
          </table:table-cell>
          <table:table-cell office:value-type="string" calcext:value-type="string">
            <text:p>MWET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etzel-on-MWET3/cotacao" xlink:type="simple">WETZEL ON</text:a></text:p>
          </table:table-cell>
          <table:table-cell office:value-type="string" calcext:value-type="string">
            <text:p>MWET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hirlpool-pn-WHRL4/cotacao" xlink:type="simple">WHIRLPOOL PN</text:a></text:p>
          </table:table-cell>
          <table:table-cell office:value-type="string" calcext:value-type="string">
            <text:p>WHRL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hirlpool-on-WHRL3/cotacao" xlink:type="simple">WHIRLPOOL ON</text:a></text:p>
          </table:table-cell>
          <table:table-cell office:value-type="string" calcext:value-type="string">
            <text:p>WHRL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iz-s-a-on-WIZS3/cotacao" xlink:type="simple">WIZ S.A ON</text:a></text:p>
          </table:table-cell>
          <table:table-cell office:value-type="string" calcext:value-type="string">
            <text:p>WIZS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lm-pn-WLMM4/cotacao" xlink:type="simple">WLM PN</text:a></text:p>
          </table:table-cell>
          <table:table-cell office:value-type="string" calcext:value-type="string">
            <text:p>WLMM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lm-on-WLMM3/cotacao" xlink:type="simple">WLM ON</text:a></text:p>
          </table:table-cell>
          <table:table-cell office:value-type="string" calcext:value-type="string">
            <text:p>WLMM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wtc-pna-WTCM5L/cotacao" xlink:type="simple">WTC PNA</text:a></text:p>
          </table:table-cell>
          <table:table-cell office:value-type="string" calcext:value-type="string">
            <text:p>WTCM5L</text:p>
          </table:table-cell>
        </table:table-row>
        <table:table-row table:style-name="ro2">
          <table:table-cell office:value-type="string" calcext:value-type="string">
            <text:p><text:a xlink:href="https://br.advfn.com/bolsa-de-valores/bovespa/wtorre-vrj-securitizador-WTVR-CRI11B0/cotacao" xlink:type="simple">Wtorre Vrj Securitizador...</text:a></text:p>
          </table:table-cell>
          <table:table-cell office:value-type="string" calcext:value-type="string">
            <text:p>WTVR-CRI11B0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xavante-agro-pna-pna-XVTE5L/cotacao" xlink:type="simple">XAVANTE AGRO PNA PNA</text:a></text:p>
          </table:table-cell>
          <table:table-cell office:value-type="string" calcext:value-type="string">
            <text:p>XVTE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xinguara-ind-pna-pna-XING5L/cotacao" xlink:type="simple">XINGUARA IND PNA PNA</text:a></text:p>
          </table:table-cell>
          <table:table-cell office:value-type="string" calcext:value-type="string">
            <text:p>XING5L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xp-log-fii-cotas-XPLG12/cotacao" xlink:type="simple">XP LOG FII COTAS</text:a></text:p>
          </table:table-cell>
          <table:table-cell office:value-type="string" calcext:value-type="string">
            <text:p>XPLG12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xp-malls-fd-inv-XPML13/cotacao" xlink:type="simple">XP Malls FD Inv</text:a></text:p>
          </table:table-cell>
          <table:table-cell office:value-type="string" calcext:value-type="string">
            <text:p>XPML1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ybyra-s-a-on-YBRA3B/cotacao" xlink:type="simple">Ybyra S.A ON</text:a></text:p>
          </table:table-cell>
          <table:table-cell office:value-type="string" calcext:value-type="string">
            <text:p>YBRA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ybyra-s-a-on-YBRA3/cotacao" xlink:type="simple">Ybyra S.A ON</text:a></text:p>
          </table:table-cell>
          <table:table-cell office:value-type="string" calcext:value-type="string">
            <text:p>YBRA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ybyra-s-a-on-ALEF3B/cotacao" xlink:type="simple">Ybyra S.A ON</text:a></text:p>
          </table:table-cell>
          <table:table-cell office:value-type="string" calcext:value-type="string">
            <text:p>ALEF3B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estacio-part-on-YDUQ3/cotacao" xlink:type="simple">ESTACIO PART ON</text:a></text:p>
          </table:table-cell>
          <table:table-cell office:value-type="string" calcext:value-type="string">
            <text:p>YDUQ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zynga-Z2NZ34/cotacao" xlink:type="simple">Zynga</text:a></text:p>
          </table:table-cell>
          <table:table-cell office:value-type="string" calcext:value-type="string">
            <text:p>Z2NZ34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3r-petroleum-oleo-e-gas-on-RRRP3/cotacao" xlink:type="simple">3R Petroleum Oleo E Gas ... ON</text:a></text:p>
          </table:table-cell>
          <table:table-cell office:value-type="string" calcext:value-type="string">
            <text:p>RRRP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3tentos-on-nm-on-TTEN3/cotacao" xlink:type="simple">3TENTOS ON NM ON</text:a></text:p>
          </table:table-cell>
          <table:table-cell office:value-type="string" calcext:value-type="string">
            <text:p>TTEN3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524-participacoes-on-QVQP3B/cotacao" xlink:type="simple">524 Participacoes ON</text:a></text:p>
          </table:table-cell>
          <table:table-cell office:value-type="string" calcext:value-type="string">
            <text:p>QVQP3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D Freitas</meta:initial-creator>
    <meta:creation-date>2021-07-31T15:31:59.529601886</meta:creation-date>
    <dc:date>2021-07-31T15:43:30.240854728</dc:date>
    <dc:creator>Christian D Freitas</dc:creator>
    <meta:editing-duration>PT1M20S</meta:editing-duration>
    <meta:editing-cycles>1</meta:editing-cycles>
    <meta:document-statistic meta:table-count="1" meta:cell-count="2000" meta:object-count="0"/>
    <meta:generator>LibreOffice/6.4.7.2$Linux_X86_64 LibreOffice_project/40$Build-2</meta:generator>
  </office:meta>
</office:document-meta>
</file>